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p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open_mov_av</text:p>
          </table:table-cell>
          <table:table-cell office:value-type="string" table:style-name="ce1">
            <text:p>open_diff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lose_mov_av</text:p>
          </table:table-cell>
          <table:table-cell office:value-type="string" table:style-name="ce1">
            <text:p>close_diff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16375"/>
        </table:table-row>
        <table:table-row table:style-name="ro1">
          <table:table-cell office:value-type="date" office:date-value="2014-05-02T00:00:00" table:style-name="ce2">
            <text:p>02-05-2014</text:p>
          </table:table-cell>
          <table:table-cell office:value-type="float" office:value="592.34" table:style-name="ce1">
            <text:p>592.34</text:p>
          </table:table-cell>
          <table:table-cell table:number-columns-repeated="2" table:style-name="ce1"/>
          <table:table-cell office:value-type="float" office:value="592.58000000000004" table:style-name="ce1">
            <text:p>592.58</text:p>
          </table:table-cell>
          <table:table-cell table:number-columns-repeated="2" table:style-name="ce1"/>
          <table:table-cell office:value-type="float" office:value="594.20000000000005" table:style-name="ce1">
            <text:p>594.2</text:p>
          </table:table-cell>
          <table:table-cell office:value-type="float" office:value="589.71" table:style-name="ce1">
            <text:p>589.71</text:p>
          </table:table-cell>
          <table:table-cell table:number-columns-repeated="16375"/>
        </table:table-row>
        <table:table-row table:style-name="ro1">
          <table:table-cell office:value-type="date" office:date-value="2014-05-01T00:00:00" table:style-name="ce2">
            <text:p>01-05-2014</text:p>
          </table:table-cell>
          <table:table-cell office:value-type="float" office:value="592" table:style-name="ce1">
            <text:p>592</text:p>
          </table:table-cell>
          <table:table-cell table:number-columns-repeated="2" table:style-name="ce1"/>
          <table:table-cell office:value-type="float" office:value="591.48" table:style-name="ce1">
            <text:p>591.48</text:p>
          </table:table-cell>
          <table:table-cell table:number-columns-repeated="2" table:style-name="ce1"/>
          <table:table-cell office:value-type="float" office:value="594.79999999999995" table:style-name="ce1">
            <text:p>594.8</text:p>
          </table:table-cell>
          <table:table-cell office:value-type="float" office:value="586.36" table:style-name="ce1">
            <text:p>586.36</text:p>
          </table:table-cell>
          <table:table-cell table:number-columns-repeated="16375"/>
        </table:table-row>
        <table:table-row table:style-name="ro1">
          <table:table-cell office:value-type="date" office:date-value="2014-04-30T00:00:00" table:style-name="ce2">
            <text:p>30-04-2014</text:p>
          </table:table-cell>
          <table:table-cell office:value-type="float" office:value="592.64" table:style-name="ce1">
            <text:p>592.64</text:p>
          </table:table-cell>
          <table:table-cell office:value-type="float" office:value="592.32666670000003" table:style-name="ce1">
            <text:p>592.3266667</text:p>
          </table:table-cell>
          <table:table-cell office:value-type="float" office:value="0.31333333299999999" table:style-name="ce1">
            <text:p>0.313333333</text:p>
          </table:table-cell>
          <table:table-cell office:value-type="float" office:value="590.09" table:style-name="ce1">
            <text:p>590.09</text:p>
          </table:table-cell>
          <table:table-cell office:value-type="float" office:value="591.3833333" table:style-name="ce1">
            <text:p>591.3833333</text:p>
          </table:table-cell>
          <table:table-cell office:value-type="float" office:value="-1.2933333330000001" table:style-name="ce1">
            <text:p>-1.293333333</text:p>
          </table:table-cell>
          <table:table-cell office:value-type="float" office:value="599.42999999999995" table:style-name="ce1">
            <text:p>599.43</text:p>
          </table:table-cell>
          <table:table-cell office:value-type="float" office:value="589.79999999999995" table:style-name="ce1">
            <text:p>589.8</text:p>
          </table:table-cell>
          <table:table-cell table:number-columns-repeated="16375"/>
        </table:table-row>
        <table:table-row table:style-name="ro1">
          <table:table-cell office:value-type="date" office:date-value="2014-04-29T00:00:00" table:style-name="ce2">
            <text:p>29-04-2014</text:p>
          </table:table-cell>
          <table:table-cell office:value-type="float" office:value="593.74" table:style-name="ce1">
            <text:p>593.74</text:p>
          </table:table-cell>
          <table:table-cell office:value-type="float" office:value="592.79333329999997" table:style-name="ce1">
            <text:p>592.7933333</text:p>
          </table:table-cell>
          <table:table-cell office:value-type="float" office:value="0.94666666700000002" table:style-name="ce1">
            <text:p>0.946666667</text:p>
          </table:table-cell>
          <table:table-cell office:value-type="float" office:value="592.33000000000004" table:style-name="ce1">
            <text:p>592.33</text:p>
          </table:table-cell>
          <table:table-cell office:value-type="float" office:value="591.29999999999995" table:style-name="ce1">
            <text:p>591.3</text:p>
          </table:table-cell>
          <table:table-cell office:value-type="float" office:value="1.03" table:style-name="ce1">
            <text:p>1.03</text:p>
          </table:table-cell>
          <table:table-cell office:value-type="float" office:value="595.98" table:style-name="ce1">
            <text:p>595.98</text:p>
          </table:table-cell>
          <table:table-cell office:value-type="float" office:value="589.51" table:style-name="ce1">
            <text:p>589.51</text:p>
          </table:table-cell>
          <table:table-cell table:number-columns-repeated="16375"/>
        </table:table-row>
        <table:table-row table:style-name="ro1">
          <table:table-cell office:value-type="date" office:date-value="2014-04-28T00:00:00" table:style-name="ce2">
            <text:p>28-04-2014</text:p>
          </table:table-cell>
          <table:table-cell office:value-type="float" office:value="572.79999999999995" table:style-name="ce1">
            <text:p>572.8</text:p>
          </table:table-cell>
          <table:table-cell office:value-type="float" office:value="586.39333329999999" table:style-name="ce1">
            <text:p>586.3933333</text:p>
          </table:table-cell>
          <table:table-cell office:value-type="float" office:value="-13.59333333" table:style-name="ce1">
            <text:p>-13.59333333</text:p>
          </table:table-cell>
          <table:table-cell office:value-type="float" office:value="594.09" table:style-name="ce1">
            <text:p>594.09</text:p>
          </table:table-cell>
          <table:table-cell office:value-type="float" office:value="592.16999999999996" table:style-name="ce1">
            <text:p>592.17</text:p>
          </table:table-cell>
          <table:table-cell office:value-type="float" office:value="1.92" table:style-name="ce1">
            <text:p>1.92</text:p>
          </table:table-cell>
          <table:table-cell office:value-type="float" office:value="595.75" table:style-name="ce1">
            <text:p>595.75</text:p>
          </table:table-cell>
          <table:table-cell office:value-type="float" office:value="572.54999999999995" table:style-name="ce1">
            <text:p>572.55</text:p>
          </table:table-cell>
          <table:table-cell table:number-columns-repeated="16375"/>
        </table:table-row>
        <table:table-row table:style-name="ro1">
          <table:table-cell office:value-type="date" office:date-value="2014-04-25T00:00:00" table:style-name="ce2">
            <text:p>25-04-2014</text:p>
          </table:table-cell>
          <table:table-cell office:value-type="float" office:value="564.53" table:style-name="ce1">
            <text:p>564.53</text:p>
          </table:table-cell>
          <table:table-cell office:value-type="float" office:value="577.02333329999999" table:style-name="ce1">
            <text:p>577.0233333</text:p>
          </table:table-cell>
          <table:table-cell office:value-type="float" office:value="-12.49333333" table:style-name="ce1">
            <text:p>-12.49333333</text:p>
          </table:table-cell>
          <table:table-cell office:value-type="float" office:value="571.94000000000005" table:style-name="ce1">
            <text:p>571.94</text:p>
          </table:table-cell>
          <table:table-cell office:value-type="float" office:value="586.12" table:style-name="ce1">
            <text:p>586.12</text:p>
          </table:table-cell>
          <table:table-cell office:value-type="float" office:value="-14.18" table:style-name="ce1">
            <text:p>-14.18</text:p>
          </table:table-cell>
          <table:table-cell office:value-type="float" office:value="571.99" table:style-name="ce1">
            <text:p>571.99</text:p>
          </table:table-cell>
          <table:table-cell office:value-type="float" office:value="563.96" table:style-name="ce1">
            <text:p>563.96</text:p>
          </table:table-cell>
          <table:table-cell table:number-columns-repeated="16375"/>
        </table:table-row>
        <table:table-row table:style-name="ro1">
          <table:table-cell office:value-type="date" office:date-value="2014-04-24T00:00:00" table:style-name="ce2">
            <text:p>24-04-2014</text:p>
          </table:table-cell>
          <table:table-cell office:value-type="float" office:value="568.21" table:style-name="ce1">
            <text:p>568.21</text:p>
          </table:table-cell>
          <table:table-cell office:value-type="float" office:value="568.5133333" table:style-name="ce1">
            <text:p>568.5133333</text:p>
          </table:table-cell>
          <table:table-cell office:value-type="float" office:value="-0.30333333299999998" table:style-name="ce1">
            <text:p>-0.303333333</text:p>
          </table:table-cell>
          <table:table-cell office:value-type="float" office:value="567.77" table:style-name="ce1">
            <text:p>567.77</text:p>
          </table:table-cell>
          <table:table-cell office:value-type="float" office:value="577.93333329999996" table:style-name="ce1">
            <text:p>577.9333333</text:p>
          </table:table-cell>
          <table:table-cell office:value-type="float" office:value="-10.16333333" table:style-name="ce1">
            <text:p>-10.16333333</text:p>
          </table:table-cell>
          <table:table-cell office:value-type="float" office:value="570" table:style-name="ce1">
            <text:p>570</text:p>
          </table:table-cell>
          <table:table-cell office:value-type="float" office:value="560.73" table:style-name="ce1">
            <text:p>560.73</text:p>
          </table:table-cell>
          <table:table-cell table:number-columns-repeated="16375"/>
        </table:table-row>
        <table:table-row table:style-name="ro1">
          <table:table-cell office:value-type="date" office:date-value="2014-04-23T00:00:00" table:style-name="ce2">
            <text:p>23-04-2014</text:p>
          </table:table-cell>
          <table:table-cell office:value-type="float" office:value="529.05999999999995" table:style-name="ce1">
            <text:p>529.06</text:p>
          </table:table-cell>
          <table:table-cell office:value-type="float" office:value="553.93333329999996" table:style-name="ce1">
            <text:p>553.9333333</text:p>
          </table:table-cell>
          <table:table-cell office:value-type="float" office:value="-24.873333330000001" table:style-name="ce1">
            <text:p>-24.87333333</text:p>
          </table:table-cell>
          <table:table-cell office:value-type="float" office:value="524.75" table:style-name="ce1">
            <text:p>524.75</text:p>
          </table:table-cell>
          <table:table-cell office:value-type="float" office:value="554.82000000000005" table:style-name="ce1">
            <text:p>554.82</text:p>
          </table:table-cell>
          <table:table-cell office:value-type="float" office:value="-30.07" table:style-name="ce1">
            <text:p>-30.07</text:p>
          </table:table-cell>
          <table:table-cell office:value-type="float" office:value="531.13" table:style-name="ce1">
            <text:p>531.13</text:p>
          </table:table-cell>
          <table:table-cell office:value-type="float" office:value="524.45000000000005" table:style-name="ce1">
            <text:p>524.45</text:p>
          </table:table-cell>
          <table:table-cell table:number-columns-repeated="16375"/>
        </table:table-row>
        <table:table-row table:style-name="ro1">
          <table:table-cell office:value-type="date" office:date-value="2014-04-22T00:00:00" table:style-name="ce2">
            <text:p>22-04-2014</text:p>
          </table:table-cell>
          <table:table-cell office:value-type="float" office:value="528.30999999999995" table:style-name="ce1">
            <text:p>528.31</text:p>
          </table:table-cell>
          <table:table-cell office:value-type="float" office:value="541.86" table:style-name="ce1">
            <text:p>541.86</text:p>
          </table:table-cell>
          <table:table-cell office:value-type="float" office:value="-13.55" table:style-name="ce1">
            <text:p>-13.55</text:p>
          </table:table-cell>
          <table:table-cell office:value-type="float" office:value="531.69899999999996" table:style-name="ce1">
            <text:p>531.699</text:p>
          </table:table-cell>
          <table:table-cell office:value-type="float" office:value="541.40633330000003" table:style-name="ce1">
            <text:p>541.4063333</text:p>
          </table:table-cell>
          <table:table-cell office:value-type="float" office:value="-9.7073333329999993" table:style-name="ce1">
            <text:p>-9.707333333</text:p>
          </table:table-cell>
          <table:table-cell office:value-type="float" office:value="531.82600000000002" table:style-name="ce1">
            <text:p>531.826</text:p>
          </table:table-cell>
          <table:table-cell office:value-type="float" office:value="526.50099999999998" table:style-name="ce1">
            <text:p>526.501</text:p>
          </table:table-cell>
          <table:table-cell table:number-columns-repeated="16375"/>
        </table:table-row>
        <table:table-row table:style-name="ro1">
          <table:table-cell office:value-type="date" office:date-value="2014-04-21T00:00:00" table:style-name="ce2">
            <text:p>21-04-2014</text:p>
          </table:table-cell>
          <table:table-cell office:value-type="float" office:value="525.34" table:style-name="ce1">
            <text:p>525.34</text:p>
          </table:table-cell>
          <table:table-cell office:value-type="float" office:value="527.57000000000005" table:style-name="ce1">
            <text:p>527.57</text:p>
          </table:table-cell>
          <table:table-cell office:value-type="float" office:value="-2.23" table:style-name="ce1">
            <text:p>-2.23</text:p>
          </table:table-cell>
          <table:table-cell office:value-type="float" office:value="531.16999999999996" table:style-name="ce1">
            <text:p>531.17</text:p>
          </table:table-cell>
          <table:table-cell office:value-type="float" office:value="529.20633329999998" table:style-name="ce1">
            <text:p>529.2063333</text:p>
          </table:table-cell>
          <table:table-cell office:value-type="float" office:value="1.963666667" table:style-name="ce1">
            <text:p>1.963666667</text:p>
          </table:table-cell>
          <table:table-cell office:value-type="float" office:value="532.14" table:style-name="ce1">
            <text:p>532.14</text:p>
          </table:table-cell>
          <table:table-cell office:value-type="float" office:value="523.96" table:style-name="ce1">
            <text:p>523.96</text:p>
          </table:table-cell>
          <table:table-cell table:number-columns-repeated="16375"/>
        </table:table-row>
        <table:table-row table:style-name="ro1">
          <table:table-cell office:value-type="date" office:date-value="2014-04-17T00:00:00" table:style-name="ce2">
            <text:p>17-04-2014</text:p>
          </table:table-cell>
          <table:table-cell office:value-type="float" office:value="520" table:style-name="ce1">
            <text:p>520</text:p>
          </table:table-cell>
          <table:table-cell office:value-type="float" office:value="524.54999999999995" table:style-name="ce1">
            <text:p>524.55</text:p>
          </table:table-cell>
          <table:table-cell office:value-type="float" office:value="-4.55" table:style-name="ce1">
            <text:p>-4.55</text:p>
          </table:table-cell>
          <table:table-cell office:value-type="float" office:value="524.94000000000005" table:style-name="ce1">
            <text:p>524.94</text:p>
          </table:table-cell>
          <table:table-cell office:value-type="float" office:value="529.26966670000002" table:style-name="ce1">
            <text:p>529.2696667</text:p>
          </table:table-cell>
          <table:table-cell office:value-type="float" office:value="-4.3296666669999997" table:style-name="ce1">
            <text:p>-4.329666667</text:p>
          </table:table-cell>
          <table:table-cell office:value-type="float" office:value="527.76" table:style-name="ce1">
            <text:p>527.76</text:p>
          </table:table-cell>
          <table:table-cell office:value-type="float" office:value="519.20000000000005" table:style-name="ce1">
            <text:p>519.2</text:p>
          </table:table-cell>
          <table:table-cell table:number-columns-repeated="16375"/>
        </table:table-row>
        <table:table-row table:style-name="ro1">
          <table:table-cell office:value-type="date" office:date-value="2014-04-16T00:00:00" table:style-name="ce2">
            <text:p>16-04-2014</text:p>
          </table:table-cell>
          <table:table-cell office:value-type="float" office:value="518.04999999999995" table:style-name="ce1">
            <text:p>518.05</text:p>
          </table:table-cell>
          <table:table-cell office:value-type="float" office:value="521.13" table:style-name="ce1">
            <text:p>521.13</text:p>
          </table:table-cell>
          <table:table-cell office:value-type="float" office:value="-3.08" table:style-name="ce1">
            <text:p>-3.08</text:p>
          </table:table-cell>
          <table:table-cell office:value-type="float" office:value="519.01" table:style-name="ce1">
            <text:p>519.01</text:p>
          </table:table-cell>
          <table:table-cell office:value-type="float" office:value="525.04" table:style-name="ce1">
            <text:p>525.04</text:p>
          </table:table-cell>
          <table:table-cell office:value-type="float" office:value="-6.03" table:style-name="ce1">
            <text:p>-6.03</text:p>
          </table:table-cell>
          <table:table-cell office:value-type="float" office:value="521.09" table:style-name="ce1">
            <text:p>521.09</text:p>
          </table:table-cell>
          <table:table-cell office:value-type="float" office:value="514.1354" table:style-name="ce1">
            <text:p>514.1354</text:p>
          </table:table-cell>
          <table:table-cell table:number-columns-repeated="16375"/>
        </table:table-row>
        <table:table-row table:style-name="ro1">
          <table:table-cell office:value-type="date" office:date-value="2014-04-15T00:00:00" table:style-name="ce2">
            <text:p>15-04-2014</text:p>
          </table:table-cell>
          <table:table-cell office:value-type="float" office:value="520.27" table:style-name="ce1">
            <text:p>520.27</text:p>
          </table:table-cell>
          <table:table-cell office:value-type="float" office:value="519.44000000000005" table:style-name="ce1">
            <text:p>519.44</text:p>
          </table:table-cell>
          <table:table-cell office:value-type="float" office:value="0.83" table:style-name="ce1">
            <text:p>0.83</text:p>
          </table:table-cell>
          <table:table-cell office:value-type="float" office:value="517.95989999999995" table:style-name="ce1">
            <text:p>517.9599</text:p>
          </table:table-cell>
          <table:table-cell office:value-type="float" office:value="520.63663329999997" table:style-name="ce1">
            <text:p>520.6366333</text:p>
          </table:table-cell>
          <table:table-cell office:value-type="float" office:value="-2.676733333" table:style-name="ce1">
            <text:p>-2.676733333</text:p>
          </table:table-cell>
          <table:table-cell office:value-type="float" office:value="521.64" table:style-name="ce1">
            <text:p>521.64</text:p>
          </table:table-cell>
          <table:table-cell office:value-type="float" office:value="511.33" table:style-name="ce1">
            <text:p>511.33</text:p>
          </table:table-cell>
          <table:table-cell table:number-columns-repeated="16375"/>
        </table:table-row>
        <table:table-row table:style-name="ro1">
          <table:table-cell office:value-type="date" office:date-value="2014-04-14T00:00:00" table:style-name="ce2">
            <text:p>14-04-2014</text:p>
          </table:table-cell>
          <table:table-cell office:value-type="float" office:value="521.9" table:style-name="ce1">
            <text:p>521.9</text:p>
          </table:table-cell>
          <table:table-cell office:value-type="float" office:value="520.07333329999994" table:style-name="ce1">
            <text:p>520.0733333</text:p>
          </table:table-cell>
          <table:table-cell office:value-type="float" office:value="1.826666667" table:style-name="ce1">
            <text:p>1.826666667</text:p>
          </table:table-cell>
          <table:table-cell office:value-type="float" office:value="521.67999999999995" table:style-name="ce1">
            <text:p>521.68</text:p>
          </table:table-cell>
          <table:table-cell office:value-type="float" office:value="519.54996670000003" table:style-name="ce1">
            <text:p>519.5499667</text:p>
          </table:table-cell>
          <table:table-cell office:value-type="float" office:value="2.1300333330000001" table:style-name="ce1">
            <text:p>2.130033333</text:p>
          </table:table-cell>
          <table:table-cell office:value-type="float" office:value="522.16" table:style-name="ce1">
            <text:p>522.16</text:p>
          </table:table-cell>
          <table:table-cell office:value-type="float" office:value="517.21" table:style-name="ce1">
            <text:p>517.21</text:p>
          </table:table-cell>
          <table:table-cell table:number-columns-repeated="16375"/>
        </table:table-row>
        <table:table-row table:style-name="ro1">
          <table:table-cell office:value-type="date" office:date-value="2014-04-11T00:00:00" table:style-name="ce2">
            <text:p>11-04-2014</text:p>
          </table:table-cell>
          <table:table-cell office:value-type="float" office:value="519" table:style-name="ce1">
            <text:p>519</text:p>
          </table:table-cell>
          <table:table-cell office:value-type="float" office:value="520.39" table:style-name="ce1">
            <text:p>520.39</text:p>
          </table:table-cell>
          <table:table-cell office:value-type="float" office:value="-1.39" table:style-name="ce1">
            <text:p>-1.39</text:p>
          </table:table-cell>
          <table:table-cell office:value-type="float" office:value="519.61" table:style-name="ce1">
            <text:p>519.61</text:p>
          </table:table-cell>
          <table:table-cell office:value-type="float" office:value="519.74996669999996" table:style-name="ce1">
            <text:p>519.7499667</text:p>
          </table:table-cell>
          <table:table-cell office:value-type="float" office:value="-0.13996666699999999" table:style-name="ce1">
            <text:p>-0.139966667</text:p>
          </table:table-cell>
          <table:table-cell office:value-type="float" office:value="522.83000000000004" table:style-name="ce1">
            <text:p>522.83</text:p>
          </table:table-cell>
          <table:table-cell office:value-type="float" office:value="517.14" table:style-name="ce1">
            <text:p>517.14</text:p>
          </table:table-cell>
          <table:table-cell table:number-columns-repeated="16375"/>
        </table:table-row>
        <table:table-row table:style-name="ro1">
          <table:table-cell office:value-type="date" office:date-value="2014-04-10T00:00:00" table:style-name="ce2">
            <text:p>10-04-2014</text:p>
          </table:table-cell>
          <table:table-cell office:value-type="float" office:value="530.67999999999995" table:style-name="ce1">
            <text:p>530.68</text:p>
          </table:table-cell>
          <table:table-cell office:value-type="float" office:value="523.86" table:style-name="ce1">
            <text:p>523.86</text:p>
          </table:table-cell>
          <table:table-cell office:value-type="float" office:value="6.82" table:style-name="ce1">
            <text:p>6.82</text:p>
          </table:table-cell>
          <table:table-cell office:value-type="float" office:value="523.48" table:style-name="ce1">
            <text:p>523.48</text:p>
          </table:table-cell>
          <table:table-cell office:value-type="float" office:value="521.59" table:style-name="ce1">
            <text:p>521.59</text:p>
          </table:table-cell>
          <table:table-cell office:value-type="float" office:value="1.89" table:style-name="ce1">
            <text:p>1.89</text:p>
          </table:table-cell>
          <table:table-cell office:value-type="float" office:value="532.24" table:style-name="ce1">
            <text:p>532.24</text:p>
          </table:table-cell>
          <table:table-cell office:value-type="float" office:value="523.16999999999996" table:style-name="ce1">
            <text:p>523.17</text:p>
          </table:table-cell>
          <table:table-cell table:number-columns-repeated="16375"/>
        </table:table-row>
        <table:table-row table:style-name="ro1">
          <table:table-cell office:value-type="date" office:date-value="2014-04-09T00:00:00" table:style-name="ce2">
            <text:p>09-04-2014</text:p>
          </table:table-cell>
          <table:table-cell office:value-type="float" office:value="522.64" table:style-name="ce1">
            <text:p>522.64</text:p>
          </table:table-cell>
          <table:table-cell office:value-type="float" office:value="524.10666670000001" table:style-name="ce1">
            <text:p>524.1066667</text:p>
          </table:table-cell>
          <table:table-cell office:value-type="float" office:value="-1.4666666669999999" table:style-name="ce1">
            <text:p>-1.466666667</text:p>
          </table:table-cell>
          <table:table-cell office:value-type="float" office:value="530.32000000000005" table:style-name="ce1">
            <text:p>530.32</text:p>
          </table:table-cell>
          <table:table-cell office:value-type="float" office:value="524.47" table:style-name="ce1">
            <text:p>524.47</text:p>
          </table:table-cell>
          <table:table-cell office:value-type="float" office:value="5.85" table:style-name="ce1">
            <text:p>5.85</text:p>
          </table:table-cell>
          <table:table-cell office:value-type="float" office:value="530.49" table:style-name="ce1">
            <text:p>530.49</text:p>
          </table:table-cell>
          <table:table-cell office:value-type="float" office:value="522.02" table:style-name="ce1">
            <text:p>522.02</text:p>
          </table:table-cell>
          <table:table-cell table:number-columns-repeated="16375"/>
        </table:table-row>
        <table:table-row table:style-name="ro1">
          <table:table-cell office:value-type="date" office:date-value="2014-04-08T00:00:00" table:style-name="ce2">
            <text:p>08-04-2014</text:p>
          </table:table-cell>
          <table:table-cell office:value-type="float" office:value="525.19000000000005" table:style-name="ce1">
            <text:p>525.19</text:p>
          </table:table-cell>
          <table:table-cell office:value-type="float" office:value="526.16999999999996" table:style-name="ce1">
            <text:p>526.17</text:p>
          </table:table-cell>
          <table:table-cell office:value-type="float" office:value="-0.98" table:style-name="ce1">
            <text:p>-0.98</text:p>
          </table:table-cell>
          <table:table-cell office:value-type="float" office:value="523.44000000000005" table:style-name="ce1">
            <text:p>523.44</text:p>
          </table:table-cell>
          <table:table-cell office:value-type="float" office:value="525.74666669999999" table:style-name="ce1">
            <text:p>525.7466667</text:p>
          </table:table-cell>
          <table:table-cell office:value-type="float" office:value="-2.306666667" table:style-name="ce1">
            <text:p>-2.306666667</text:p>
          </table:table-cell>
          <table:table-cell office:value-type="float" office:value="526.12" table:style-name="ce1">
            <text:p>526.12</text:p>
          </table:table-cell>
          <table:table-cell office:value-type="float" office:value="518.70010000000002" table:style-name="ce1">
            <text:p>518.7001</text:p>
          </table:table-cell>
          <table:table-cell table:number-columns-repeated="16375"/>
        </table:table-row>
        <table:table-row table:style-name="ro1">
          <table:table-cell office:value-type="date" office:date-value="2014-04-07T00:00:00" table:style-name="ce2">
            <text:p>07-04-2014</text:p>
          </table:table-cell>
          <table:table-cell office:value-type="float" office:value="528.02" table:style-name="ce1">
            <text:p>528.02</text:p>
          </table:table-cell>
          <table:table-cell office:value-type="float" office:value="525.28333329999998" table:style-name="ce1">
            <text:p>525.2833333</text:p>
          </table:table-cell>
          <table:table-cell office:value-type="float" office:value="2.7366666670000002" table:style-name="ce1">
            <text:p>2.736666667</text:p>
          </table:table-cell>
          <table:table-cell office:value-type="float" office:value="523.47" table:style-name="ce1">
            <text:p>523.47</text:p>
          </table:table-cell>
          <table:table-cell office:value-type="float" office:value="525.74333330000002" table:style-name="ce1">
            <text:p>525.7433333</text:p>
          </table:table-cell>
          <table:table-cell office:value-type="float" office:value="-2.2733333330000001" table:style-name="ce1">
            <text:p>-2.273333333</text:p>
          </table:table-cell>
          <table:table-cell office:value-type="float" office:value="530.9" table:style-name="ce1">
            <text:p>530.9</text:p>
          </table:table-cell>
          <table:table-cell office:value-type="float" office:value="521.89" table:style-name="ce1">
            <text:p>521.89</text:p>
          </table:table-cell>
          <table:table-cell table:number-columns-repeated="16375"/>
        </table:table-row>
        <table:table-row table:style-name="ro1">
          <table:table-cell office:value-type="date" office:date-value="2014-04-04T00:00:00" table:style-name="ce2">
            <text:p>04-04-2014</text:p>
          </table:table-cell>
          <table:table-cell office:value-type="float" office:value="539.80999999999995" table:style-name="ce1">
            <text:p>539.81</text:p>
          </table:table-cell>
          <table:table-cell office:value-type="float" office:value="531.00666669999998" table:style-name="ce1">
            <text:p>531.0066667</text:p>
          </table:table-cell>
          <table:table-cell office:value-type="float" office:value="8.8033333329999994" table:style-name="ce1">
            <text:p>8.803333333</text:p>
          </table:table-cell>
          <table:table-cell office:value-type="float" office:value="531.82000000000005" table:style-name="ce1">
            <text:p>531.82</text:p>
          </table:table-cell>
          <table:table-cell office:value-type="float" office:value="526.24333330000002" table:style-name="ce1">
            <text:p>526.2433333</text:p>
          </table:table-cell>
          <table:table-cell office:value-type="float" office:value="5.5766666669999996" table:style-name="ce1">
            <text:p>5.576666667</text:p>
          </table:table-cell>
          <table:table-cell office:value-type="float" office:value="540" table:style-name="ce1">
            <text:p>540</text:p>
          </table:table-cell>
          <table:table-cell office:value-type="float" office:value="530.58000000000004" table:style-name="ce1">
            <text:p>530.58</text:p>
          </table:table-cell>
          <table:table-cell table:number-columns-repeated="16375"/>
        </table:table-row>
        <table:table-row table:style-name="ro1">
          <table:table-cell office:value-type="date" office:date-value="2014-04-03T00:00:00" table:style-name="ce2">
            <text:p>03-04-2014</text:p>
          </table:table-cell>
          <table:table-cell office:value-type="float" office:value="541.39" table:style-name="ce1">
            <text:p>541.39</text:p>
          </table:table-cell>
          <table:table-cell office:value-type="float" office:value="536.40666669999996" table:style-name="ce1">
            <text:p>536.4066667</text:p>
          </table:table-cell>
          <table:table-cell office:value-type="float" office:value="4.983333333" table:style-name="ce1">
            <text:p>4.983333333</text:p>
          </table:table-cell>
          <table:table-cell office:value-type="float" office:value="538.79" table:style-name="ce1">
            <text:p>538.79</text:p>
          </table:table-cell>
          <table:table-cell office:value-type="float" office:value="531.36" table:style-name="ce1">
            <text:p>531.36</text:p>
          </table:table-cell>
          <table:table-cell office:value-type="float" office:value="7.43" table:style-name="ce1">
            <text:p>7.43</text:p>
          </table:table-cell>
          <table:table-cell office:value-type="float" office:value="542.5" table:style-name="ce1">
            <text:p>542.5</text:p>
          </table:table-cell>
          <table:table-cell office:value-type="float" office:value="537.64" table:style-name="ce1">
            <text:p>537.64</text:p>
          </table:table-cell>
          <table:table-cell table:number-columns-repeated="16375"/>
        </table:table-row>
        <table:table-row table:style-name="ro1">
          <table:table-cell office:value-type="date" office:date-value="2014-04-02T00:00:00" table:style-name="ce2">
            <text:p>02-04-2014</text:p>
          </table:table-cell>
          <table:table-cell office:value-type="float" office:value="542.38" table:style-name="ce1">
            <text:p>542.38</text:p>
          </table:table-cell>
          <table:table-cell office:value-type="float" office:value="541.19333329999995" table:style-name="ce1">
            <text:p>541.1933333</text:p>
          </table:table-cell>
          <table:table-cell office:value-type="float" office:value="1.1866666669999999" table:style-name="ce1">
            <text:p>1.186666667</text:p>
          </table:table-cell>
          <table:table-cell office:value-type="float" office:value="542.54999999999995" table:style-name="ce1">
            <text:p>542.55</text:p>
          </table:table-cell>
          <table:table-cell office:value-type="float" office:value="537.72" table:style-name="ce1">
            <text:p>537.72</text:p>
          </table:table-cell>
          <table:table-cell office:value-type="float" office:value="4.83" table:style-name="ce1">
            <text:p>4.83</text:p>
          </table:table-cell>
          <table:table-cell office:value-type="float" office:value="543.48" table:style-name="ce1">
            <text:p>543.48</text:p>
          </table:table-cell>
          <table:table-cell office:value-type="float" office:value="540.26" table:style-name="ce1">
            <text:p>540.26</text:p>
          </table:table-cell>
          <table:table-cell table:number-columns-repeated="16375"/>
        </table:table-row>
        <table:table-row table:style-name="ro1">
          <table:table-cell office:value-type="date" office:date-value="2014-04-01T00:00:00" table:style-name="ce2">
            <text:p>01-04-2014</text:p>
          </table:table-cell>
          <table:table-cell office:value-type="float" office:value="537.76" table:style-name="ce1">
            <text:p>537.76</text:p>
          </table:table-cell>
          <table:table-cell office:value-type="float" office:value="540.51" table:style-name="ce1">
            <text:p>540.51</text:p>
          </table:table-cell>
          <table:table-cell office:value-type="float" office:value="-2.75" table:style-name="ce1">
            <text:p>-2.75</text:p>
          </table:table-cell>
          <table:table-cell office:value-type="float" office:value="541.65" table:style-name="ce1">
            <text:p>541.65</text:p>
          </table:table-cell>
          <table:table-cell office:value-type="float" office:value="540.99666669999999" table:style-name="ce1">
            <text:p>540.9966667</text:p>
          </table:table-cell>
          <table:table-cell office:value-type="float" office:value="0.65333333299999996" table:style-name="ce1">
            <text:p>0.653333333</text:p>
          </table:table-cell>
          <table:table-cell office:value-type="float" office:value="541.87" table:style-name="ce1">
            <text:p>541.87</text:p>
          </table:table-cell>
          <table:table-cell office:value-type="float" office:value="536.77" table:style-name="ce1">
            <text:p>536.77</text:p>
          </table:table-cell>
          <table:table-cell table:number-columns-repeated="16375"/>
        </table:table-row>
        <table:table-row table:style-name="ro1">
          <table:table-cell office:value-type="date" office:date-value="2014-03-31T00:00:00" table:style-name="ce2">
            <text:p>31-03-2014</text:p>
          </table:table-cell>
          <table:table-cell office:value-type="float" office:value="539.23" table:style-name="ce1">
            <text:p>539.23</text:p>
          </table:table-cell>
          <table:table-cell office:value-type="float" office:value="539.79" table:style-name="ce1">
            <text:p>539.79</text:p>
          </table:table-cell>
          <table:table-cell office:value-type="float" office:value="-0.56000000000000005" table:style-name="ce1">
            <text:p>-0.56</text:p>
          </table:table-cell>
          <table:table-cell office:value-type="float" office:value="536.74" table:style-name="ce1">
            <text:p>536.74</text:p>
          </table:table-cell>
          <table:table-cell office:value-type="float" office:value="540.31333329999995" table:style-name="ce1">
            <text:p>540.3133333</text:p>
          </table:table-cell>
          <table:table-cell office:value-type="float" office:value="-3.5733333329999999" table:style-name="ce1">
            <text:p>-3.573333333</text:p>
          </table:table-cell>
          <table:table-cell office:value-type="float" office:value="540.80999999999995" table:style-name="ce1">
            <text:p>540.81</text:p>
          </table:table-cell>
          <table:table-cell office:value-type="float" office:value="535.92999999999995" table:style-name="ce1">
            <text:p>535.93</text:p>
          </table:table-cell>
          <table:table-cell table:number-columns-repeated="16375"/>
        </table:table-row>
        <table:table-row table:style-name="ro1">
          <table:table-cell office:value-type="date" office:date-value="2014-03-28T00:00:00" table:style-name="ce2">
            <text:p>28-03-2014</text:p>
          </table:table-cell>
          <table:table-cell office:value-type="float" office:value="538.32000000000005" table:style-name="ce1">
            <text:p>538.32</text:p>
          </table:table-cell>
          <table:table-cell office:value-type="float" office:value="538.43666670000005" table:style-name="ce1">
            <text:p>538.4366667</text:p>
          </table:table-cell>
          <table:table-cell office:value-type="float" office:value="-0.116666667" table:style-name="ce1">
            <text:p>-0.116666667</text:p>
          </table:table-cell>
          <table:table-cell office:value-type="float" office:value="536.86" table:style-name="ce1">
            <text:p>536.86</text:p>
          </table:table-cell>
          <table:table-cell office:value-type="float" office:value="538.41666669999995" table:style-name="ce1">
            <text:p>538.4166667</text:p>
          </table:table-cell>
          <table:table-cell office:value-type="float" office:value="-1.556666667" table:style-name="ce1">
            <text:p>-1.556666667</text:p>
          </table:table-cell>
          <table:table-cell office:value-type="float" office:value="538.93989999999997" table:style-name="ce1">
            <text:p>538.9399</text:p>
          </table:table-cell>
          <table:table-cell office:value-type="float" office:value="534.25" table:style-name="ce1">
            <text:p>534.25</text:p>
          </table:table-cell>
          <table:table-cell table:number-columns-repeated="16375"/>
        </table:table-row>
        <table:table-row table:style-name="ro1">
          <table:table-cell office:value-type="date" office:date-value="2014-03-27T00:00:00" table:style-name="ce2">
            <text:p>27-03-2014</text:p>
          </table:table-cell>
          <table:table-cell office:value-type="float" office:value="540.01499999999999" table:style-name="ce1">
            <text:p>540.015</text:p>
          </table:table-cell>
          <table:table-cell office:value-type="float" office:value="539.18833329999995" table:style-name="ce1">
            <text:p>539.1883333</text:p>
          </table:table-cell>
          <table:table-cell office:value-type="float" office:value="0.82666666700000002" table:style-name="ce1">
            <text:p>0.826666667</text:p>
          </table:table-cell>
          <table:table-cell office:value-type="float" office:value="537.46" table:style-name="ce1">
            <text:p>537.46</text:p>
          </table:table-cell>
          <table:table-cell office:value-type="float" office:value="537.02" table:style-name="ce1">
            <text:p>537.02</text:p>
          </table:table-cell>
          <table:table-cell office:value-type="float" office:value="0.44" table:style-name="ce1">
            <text:p>0.44</text:p>
          </table:table-cell>
          <table:table-cell office:value-type="float" office:value="541.5" table:style-name="ce1">
            <text:p>541.5</text:p>
          </table:table-cell>
          <table:table-cell office:value-type="float" office:value="535.12009999999998" table:style-name="ce1">
            <text:p>535.1201</text:p>
          </table:table-cell>
          <table:table-cell table:number-columns-repeated="16375"/>
        </table:table-row>
        <table:table-row table:style-name="ro1">
          <table:table-cell office:value-type="date" office:date-value="2014-03-26T00:00:00" table:style-name="ce2">
            <text:p>26-03-2014</text:p>
          </table:table-cell>
          <table:table-cell office:value-type="float" office:value="546.52" table:style-name="ce1">
            <text:p>546.52</text:p>
          </table:table-cell>
          <table:table-cell office:value-type="float" office:value="541.61833330000002" table:style-name="ce1">
            <text:p>541.6183333</text:p>
          </table:table-cell>
          <table:table-cell office:value-type="float" office:value="4.9016666669999998" table:style-name="ce1">
            <text:p>4.901666667</text:p>
          </table:table-cell>
          <table:table-cell office:value-type="float" office:value="539.78" table:style-name="ce1">
            <text:p>539.78</text:p>
          </table:table-cell>
          <table:table-cell office:value-type="float" office:value="538.03333329999998" table:style-name="ce1">
            <text:p>538.0333333</text:p>
          </table:table-cell>
          <table:table-cell office:value-type="float" office:value="1.746666667" table:style-name="ce1">
            <text:p>1.746666667</text:p>
          </table:table-cell>
          <table:table-cell office:value-type="float" office:value="549" table:style-name="ce1">
            <text:p>549</text:p>
          </table:table-cell>
          <table:table-cell office:value-type="float" office:value="538.86" table:style-name="ce1">
            <text:p>538.86</text:p>
          </table:table-cell>
          <table:table-cell table:number-columns-repeated="16375"/>
        </table:table-row>
        <table:table-row table:style-name="ro1">
          <table:table-cell office:value-type="date" office:date-value="2014-03-25T00:00:00" table:style-name="ce2">
            <text:p>25-03-2014</text:p>
          </table:table-cell>
          <table:table-cell office:value-type="float" office:value="541.5" table:style-name="ce1">
            <text:p>541.5</text:p>
          </table:table-cell>
          <table:table-cell office:value-type="float" office:value="542.67833329999996" table:style-name="ce1">
            <text:p>542.6783333</text:p>
          </table:table-cell>
          <table:table-cell office:value-type="float" office:value="-1.1783333330000001" table:style-name="ce1">
            <text:p>-1.178333333</text:p>
          </table:table-cell>
          <table:table-cell office:value-type="float" office:value="544.99" table:style-name="ce1">
            <text:p>544.99</text:p>
          </table:table-cell>
          <table:table-cell office:value-type="float" office:value="540.74333330000002" table:style-name="ce1">
            <text:p>540.7433333</text:p>
          </table:table-cell>
          <table:table-cell office:value-type="float" office:value="4.2466666670000004" table:style-name="ce1">
            <text:p>4.246666667</text:p>
          </table:table-cell>
          <table:table-cell office:value-type="float" office:value="545.75" table:style-name="ce1">
            <text:p>545.75</text:p>
          </table:table-cell>
          <table:table-cell office:value-type="float" office:value="539.59" table:style-name="ce1">
            <text:p>539.59</text:p>
          </table:table-cell>
          <table:table-cell table:number-columns-repeated="16375"/>
        </table:table-row>
        <table:table-row table:style-name="ro1">
          <table:table-cell office:value-type="date" office:date-value="2014-03-24T00:00:00" table:style-name="ce2">
            <text:p>24-03-2014</text:p>
          </table:table-cell>
          <table:table-cell office:value-type="float" office:value="538.41999999999996" table:style-name="ce1">
            <text:p>538.42</text:p>
          </table:table-cell>
          <table:table-cell office:value-type="float" office:value="542.14666669999997" table:style-name="ce1">
            <text:p>542.1466667</text:p>
          </table:table-cell>
          <table:table-cell office:value-type="float" office:value="-3.7266666669999999" table:style-name="ce1">
            <text:p>-3.726666667</text:p>
          </table:table-cell>
          <table:table-cell office:value-type="float" office:value="539.19000000000005" table:style-name="ce1">
            <text:p>539.19</text:p>
          </table:table-cell>
          <table:table-cell office:value-type="float" office:value="541.32000000000005" table:style-name="ce1">
            <text:p>541.32</text:p>
          </table:table-cell>
          <table:table-cell office:value-type="float" office:value="-2.13" table:style-name="ce1">
            <text:p>-2.13</text:p>
          </table:table-cell>
          <table:table-cell office:value-type="float" office:value="540.5" table:style-name="ce1">
            <text:p>540.5</text:p>
          </table:table-cell>
          <table:table-cell office:value-type="float" office:value="535.05999999999995" table:style-name="ce1">
            <text:p>535.06</text:p>
          </table:table-cell>
          <table:table-cell table:number-columns-repeated="16375"/>
        </table:table-row>
        <table:table-row table:style-name="ro1">
          <table:table-cell office:value-type="date" office:date-value="2014-03-21T00:00:00" table:style-name="ce2">
            <text:p>21-03-2014</text:p>
          </table:table-cell>
          <table:table-cell office:value-type="float" office:value="531.92999999999995" table:style-name="ce1">
            <text:p>531.93</text:p>
          </table:table-cell>
          <table:table-cell office:value-type="float" office:value="537.28333329999998" table:style-name="ce1">
            <text:p>537.2833333</text:p>
          </table:table-cell>
          <table:table-cell office:value-type="float" office:value="-5.3533333330000001" table:style-name="ce1">
            <text:p>-5.353333333</text:p>
          </table:table-cell>
          <table:table-cell office:value-type="float" office:value="532.87" table:style-name="ce1">
            <text:p>532.87</text:p>
          </table:table-cell>
          <table:table-cell office:value-type="float" office:value="539.01666669999997" table:style-name="ce1">
            <text:p>539.0166667</text:p>
          </table:table-cell>
          <table:table-cell office:value-type="float" office:value="-6.1466666669999999" table:style-name="ce1">
            <text:p>-6.146666667</text:p>
          </table:table-cell>
          <table:table-cell office:value-type="float" office:value="533.75" table:style-name="ce1">
            <text:p>533.75</text:p>
          </table:table-cell>
          <table:table-cell office:value-type="float" office:value="526.33000000000004" table:style-name="ce1">
            <text:p>526.33</text:p>
          </table:table-cell>
          <table:table-cell table:number-columns-repeated="16375"/>
        </table:table-row>
        <table:table-row table:style-name="ro1">
          <table:table-cell office:value-type="date" office:date-value="2014-03-20T00:00:00" table:style-name="ce2">
            <text:p>20-03-2014</text:p>
          </table:table-cell>
          <table:table-cell office:value-type="float" office:value="529.89" table:style-name="ce1">
            <text:p>529.89</text:p>
          </table:table-cell>
          <table:table-cell office:value-type="float" office:value="533.41333329999998" table:style-name="ce1">
            <text:p>533.4133333</text:p>
          </table:table-cell>
          <table:table-cell office:value-type="float" office:value="-3.5233333330000001" table:style-name="ce1">
            <text:p>-3.523333333</text:p>
          </table:table-cell>
          <table:table-cell office:value-type="float" office:value="528.70000000000005" table:style-name="ce1">
            <text:p>528.7</text:p>
          </table:table-cell>
          <table:table-cell office:value-type="float" office:value="533.58666670000002" table:style-name="ce1">
            <text:p>533.5866667</text:p>
          </table:table-cell>
          <table:table-cell office:value-type="float" office:value="-4.8866666670000001" table:style-name="ce1">
            <text:p>-4.886666667</text:p>
          </table:table-cell>
          <table:table-cell office:value-type="float" office:value="532.66999999999996" table:style-name="ce1">
            <text:p>532.67</text:p>
          </table:table-cell>
          <table:table-cell office:value-type="float" office:value="527.35" table:style-name="ce1">
            <text:p>527.35</text:p>
          </table:table-cell>
          <table:table-cell table:number-columns-repeated="16375"/>
        </table:table-row>
        <table:table-row table:style-name="ro1">
          <table:table-cell office:value-type="date" office:date-value="2014-03-19T00:00:00" table:style-name="ce2">
            <text:p>19-03-2014</text:p>
          </table:table-cell>
          <table:table-cell office:value-type="float" office:value="532.26" table:style-name="ce1">
            <text:p>532.26</text:p>
          </table:table-cell>
          <table:table-cell office:value-type="float" office:value="531.36" table:style-name="ce1">
            <text:p>531.36</text:p>
          </table:table-cell>
          <table:table-cell office:value-type="float" office:value="0.9" table:style-name="ce1">
            <text:p>0.9</text:p>
          </table:table-cell>
          <table:table-cell office:value-type="float" office:value="531.26" table:style-name="ce1">
            <text:p>531.26</text:p>
          </table:table-cell>
          <table:table-cell office:value-type="float" office:value="530.94333329999995" table:style-name="ce1">
            <text:p>530.9433333</text:p>
          </table:table-cell>
          <table:table-cell office:value-type="float" office:value="0.31666666700000001" table:style-name="ce1">
            <text:p>0.316666667</text:p>
          </table:table-cell>
          <table:table-cell office:value-type="float" office:value="536.24" table:style-name="ce1">
            <text:p>536.24</text:p>
          </table:table-cell>
          <table:table-cell office:value-type="float" office:value="529" table:style-name="ce1">
            <text:p>529</text:p>
          </table:table-cell>
          <table:table-cell table:number-columns-repeated="16375"/>
        </table:table-row>
        <table:table-row table:style-name="ro1">
          <table:table-cell office:value-type="date" office:date-value="2014-03-18T00:00:00" table:style-name="ce2">
            <text:p>18-03-2014</text:p>
          </table:table-cell>
          <table:table-cell office:value-type="float" office:value="525.9" table:style-name="ce1">
            <text:p>525.9</text:p>
          </table:table-cell>
          <table:table-cell office:value-type="float" office:value="529.35" table:style-name="ce1">
            <text:p>529.35</text:p>
          </table:table-cell>
          <table:table-cell office:value-type="float" office:value="-3.45" table:style-name="ce1">
            <text:p>-3.45</text:p>
          </table:table-cell>
          <table:table-cell office:value-type="float" office:value="531.4" table:style-name="ce1">
            <text:p>531.4</text:p>
          </table:table-cell>
          <table:table-cell office:value-type="float" office:value="530.45333330000005" table:style-name="ce1">
            <text:p>530.4533333</text:p>
          </table:table-cell>
          <table:table-cell office:value-type="float" office:value="0.94666666700000002" table:style-name="ce1">
            <text:p>0.946666667</text:p>
          </table:table-cell>
          <table:table-cell office:value-type="float" office:value="531.97" table:style-name="ce1">
            <text:p>531.97</text:p>
          </table:table-cell>
          <table:table-cell office:value-type="float" office:value="525.20010000000002" table:style-name="ce1">
            <text:p>525.2001</text:p>
          </table:table-cell>
          <table:table-cell table:number-columns-repeated="16375"/>
        </table:table-row>
        <table:table-row table:style-name="ro1">
          <table:table-cell office:value-type="date" office:date-value="2014-03-17T00:00:00" table:style-name="ce2">
            <text:p>17-03-2014</text:p>
          </table:table-cell>
          <table:table-cell office:value-type="float" office:value="527.70000000000005" table:style-name="ce1">
            <text:p>527.7</text:p>
          </table:table-cell>
          <table:table-cell office:value-type="float" office:value="528.62" table:style-name="ce1">
            <text:p>528.62</text:p>
          </table:table-cell>
          <table:table-cell office:value-type="float" office:value="-0.92" table:style-name="ce1">
            <text:p>-0.92</text:p>
          </table:table-cell>
          <table:table-cell office:value-type="float" office:value="526.74" table:style-name="ce1">
            <text:p>526.74</text:p>
          </table:table-cell>
          <table:table-cell office:value-type="float" office:value="529.79999999999995" table:style-name="ce1">
            <text:p>529.8</text:p>
          </table:table-cell>
          <table:table-cell office:value-type="float" office:value="-3.06" table:style-name="ce1">
            <text:p>-3.06</text:p>
          </table:table-cell>
          <table:table-cell office:value-type="float" office:value="529.97" table:style-name="ce1">
            <text:p>529.97</text:p>
          </table:table-cell>
          <table:table-cell office:value-type="float" office:value="525.85" table:style-name="ce1">
            <text:p>525.85</text:p>
          </table:table-cell>
          <table:table-cell table:number-columns-repeated="16375"/>
        </table:table-row>
        <table:table-row table:style-name="ro1">
          <table:table-cell office:value-type="date" office:date-value="2014-03-14T00:00:00" table:style-name="ce2">
            <text:p>14-03-2014</text:p>
          </table:table-cell>
          <table:table-cell office:value-type="float" office:value="528.79" table:style-name="ce1">
            <text:p>528.79</text:p>
          </table:table-cell>
          <table:table-cell office:value-type="float" office:value="527.46333330000004" table:style-name="ce1">
            <text:p>527.4633333</text:p>
          </table:table-cell>
          <table:table-cell office:value-type="float" office:value="1.326666667" table:style-name="ce1">
            <text:p>1.326666667</text:p>
          </table:table-cell>
          <table:table-cell office:value-type="float" office:value="524.69000000000005" table:style-name="ce1">
            <text:p>524.69</text:p>
          </table:table-cell>
          <table:table-cell office:value-type="float" office:value="527.61" table:style-name="ce1">
            <text:p>527.61</text:p>
          </table:table-cell>
          <table:table-cell office:value-type="float" office:value="-2.92" table:style-name="ce1">
            <text:p>-2.92</text:p>
          </table:table-cell>
          <table:table-cell office:value-type="float" office:value="530.89" table:style-name="ce1">
            <text:p>530.89</text:p>
          </table:table-cell>
          <table:table-cell office:value-type="float" office:value="523" table:style-name="ce1">
            <text:p>523</text:p>
          </table:table-cell>
          <table:table-cell table:number-columns-repeated="16375"/>
        </table:table-row>
        <table:table-row table:style-name="ro1">
          <table:table-cell office:value-type="date" office:date-value="2014-03-13T00:00:00" table:style-name="ce2">
            <text:p>13-03-2014</text:p>
          </table:table-cell>
          <table:table-cell office:value-type="float" office:value="537.44000000000005" table:style-name="ce1">
            <text:p>537.44</text:p>
          </table:table-cell>
          <table:table-cell office:value-type="float" office:value="531.30999999999995" table:style-name="ce1">
            <text:p>531.31</text:p>
          </table:table-cell>
          <table:table-cell office:value-type="float" office:value="6.13" table:style-name="ce1">
            <text:p>6.13</text:p>
          </table:table-cell>
          <table:table-cell office:value-type="float" office:value="530.65" table:style-name="ce1">
            <text:p>530.65</text:p>
          </table:table-cell>
          <table:table-cell office:value-type="float" office:value="527.36" table:style-name="ce1">
            <text:p>527.36</text:p>
          </table:table-cell>
          <table:table-cell office:value-type="float" office:value="3.29" table:style-name="ce1">
            <text:p>3.29</text:p>
          </table:table-cell>
          <table:table-cell office:value-type="float" office:value="539.66" table:style-name="ce1">
            <text:p>539.66</text:p>
          </table:table-cell>
          <table:table-cell office:value-type="float" office:value="529.16" table:style-name="ce1">
            <text:p>529.16</text:p>
          </table:table-cell>
          <table:table-cell table:number-columns-repeated="16375"/>
        </table:table-row>
        <table:table-row table:style-name="ro1">
          <table:table-cell office:value-type="date" office:date-value="2014-03-12T00:00:00" table:style-name="ce2">
            <text:p>12-03-2014</text:p>
          </table:table-cell>
          <table:table-cell office:value-type="float" office:value="534.51" table:style-name="ce1">
            <text:p>534.51</text:p>
          </table:table-cell>
          <table:table-cell office:value-type="float" office:value="533.58000000000004" table:style-name="ce1">
            <text:p>533.58</text:p>
          </table:table-cell>
          <table:table-cell office:value-type="float" office:value="0.93" table:style-name="ce1">
            <text:p>0.93</text:p>
          </table:table-cell>
          <table:table-cell office:value-type="float" office:value="536.61" table:style-name="ce1">
            <text:p>536.61</text:p>
          </table:table-cell>
          <table:table-cell office:value-type="float" office:value="530.65" table:style-name="ce1">
            <text:p>530.65</text:p>
          </table:table-cell>
          <table:table-cell office:value-type="float" office:value="5.96" table:style-name="ce1">
            <text:p>5.96</text:p>
          </table:table-cell>
          <table:table-cell office:value-type="float" office:value="537.35" table:style-name="ce1">
            <text:p>537.35</text:p>
          </table:table-cell>
          <table:table-cell office:value-type="float" office:value="532" table:style-name="ce1">
            <text:p>532</text:p>
          </table:table-cell>
          <table:table-cell table:number-columns-repeated="16375"/>
        </table:table-row>
        <table:table-row table:style-name="ro1">
          <table:table-cell office:value-type="date" office:date-value="2014-03-11T00:00:00" table:style-name="ce2">
            <text:p>11-03-2014</text:p>
          </table:table-cell>
          <table:table-cell office:value-type="float" office:value="535.45000000000005" table:style-name="ce1">
            <text:p>535.45</text:p>
          </table:table-cell>
          <table:table-cell office:value-type="float" office:value="535.79999999999995" table:style-name="ce1">
            <text:p>535.8</text:p>
          </table:table-cell>
          <table:table-cell office:value-type="float" office:value="-0.35" table:style-name="ce1">
            <text:p>-0.35</text:p>
          </table:table-cell>
          <table:table-cell office:value-type="float" office:value="536.09" table:style-name="ce1">
            <text:p>536.09</text:p>
          </table:table-cell>
          <table:table-cell office:value-type="float" office:value="534.45000000000005" table:style-name="ce1">
            <text:p>534.45</text:p>
          </table:table-cell>
          <table:table-cell office:value-type="float" office:value="1.64" table:style-name="ce1">
            <text:p>1.64</text:p>
          </table:table-cell>
          <table:table-cell office:value-type="float" office:value="538.74" table:style-name="ce1">
            <text:p>538.74</text:p>
          </table:table-cell>
          <table:table-cell office:value-type="float" office:value="532.59" table:style-name="ce1">
            <text:p>532.59</text:p>
          </table:table-cell>
          <table:table-cell table:number-columns-repeated="16375"/>
        </table:table-row>
        <table:table-row table:style-name="ro1">
          <table:table-cell office:value-type="date" office:date-value="2014-03-10T00:00:00" table:style-name="ce2">
            <text:p>10-03-2014</text:p>
          </table:table-cell>
          <table:table-cell office:value-type="float" office:value="528.36" table:style-name="ce1">
            <text:p>528.36</text:p>
          </table:table-cell>
          <table:table-cell office:value-type="float" office:value="532.77333329999999" table:style-name="ce1">
            <text:p>532.7733333</text:p>
          </table:table-cell>
          <table:table-cell office:value-type="float" office:value="-4.4133333329999997" table:style-name="ce1">
            <text:p>-4.413333333</text:p>
          </table:table-cell>
          <table:table-cell office:value-type="float" office:value="530.91999999999996" table:style-name="ce1">
            <text:p>530.92</text:p>
          </table:table-cell>
          <table:table-cell office:value-type="float" office:value="534.54" table:style-name="ce1">
            <text:p>534.54</text:p>
          </table:table-cell>
          <table:table-cell office:value-type="float" office:value="-3.62" table:style-name="ce1">
            <text:p>-3.62</text:p>
          </table:table-cell>
          <table:table-cell office:value-type="float" office:value="533.33000000000004" table:style-name="ce1">
            <text:p>533.33</text:p>
          </table:table-cell>
          <table:table-cell office:value-type="float" office:value="528.33910000000003" table:style-name="ce1">
            <text:p>528.3391</text:p>
          </table:table-cell>
          <table:table-cell table:number-columns-repeated="16375"/>
        </table:table-row>
        <table:table-row table:style-name="ro1">
          <table:table-cell office:value-type="date" office:date-value="2014-03-07T00:00:00" table:style-name="ce2">
            <text:p>07-03-2014</text:p>
          </table:table-cell>
          <table:table-cell office:value-type="float" office:value="531.09" table:style-name="ce1">
            <text:p>531.09</text:p>
          </table:table-cell>
          <table:table-cell office:value-type="float" office:value="531.6333333" table:style-name="ce1">
            <text:p>531.6333333</text:p>
          </table:table-cell>
          <table:table-cell office:value-type="float" office:value="-0.54333333299999997" table:style-name="ce1">
            <text:p>-0.543333333</text:p>
          </table:table-cell>
          <table:table-cell office:value-type="float" office:value="530.44000000000005" table:style-name="ce1">
            <text:p>530.44</text:p>
          </table:table-cell>
          <table:table-cell office:value-type="float" office:value="532.48333330000003" table:style-name="ce1">
            <text:p>532.4833333</text:p>
          </table:table-cell>
          <table:table-cell office:value-type="float" office:value="-2.0433333330000001" table:style-name="ce1">
            <text:p>-2.043333333</text:p>
          </table:table-cell>
          <table:table-cell office:value-type="float" office:value="531.98" table:style-name="ce1">
            <text:p>531.98</text:p>
          </table:table-cell>
          <table:table-cell office:value-type="float" office:value="526.04999999999995" table:style-name="ce1">
            <text:p>526.05</text:p>
          </table:table-cell>
          <table:table-cell table:number-columns-repeated="16375"/>
        </table:table-row>
        <table:table-row table:style-name="ro1">
          <table:table-cell office:value-type="date" office:date-value="2014-03-06T00:00:00" table:style-name="ce2">
            <text:p>06-03-2014</text:p>
          </table:table-cell>
          <table:table-cell office:value-type="float" office:value="532.79" table:style-name="ce1">
            <text:p>532.79</text:p>
          </table:table-cell>
          <table:table-cell office:value-type="float" office:value="530.74666669999999" table:style-name="ce1">
            <text:p>530.7466667</text:p>
          </table:table-cell>
          <table:table-cell office:value-type="float" office:value="2.0433333330000001" table:style-name="ce1">
            <text:p>2.043333333</text:p>
          </table:table-cell>
          <table:table-cell office:value-type="float" office:value="530.75" table:style-name="ce1">
            <text:p>530.75</text:p>
          </table:table-cell>
          <table:table-cell office:value-type="float" office:value="530.70333330000005" table:style-name="ce1">
            <text:p>530.7033333</text:p>
          </table:table-cell>
          <table:table-cell office:value-type="float" office:value="4.6666667000000002E-2" table:style-name="ce1">
            <text:p>0.046666667</text:p>
          </table:table-cell>
          <table:table-cell office:value-type="float" office:value="534.43989999999997" table:style-name="ce1">
            <text:p>534.4399</text:p>
          </table:table-cell>
          <table:table-cell office:value-type="float" office:value="528.1" table:style-name="ce1">
            <text:p>528.1</text:p>
          </table:table-cell>
          <table:table-cell table:number-columns-repeated="16375"/>
        </table:table-row>
        <table:table-row table:style-name="ro1">
          <table:table-cell office:value-type="date" office:date-value="2014-03-05T00:00:00" table:style-name="ce2">
            <text:p>05-03-2014</text:p>
          </table:table-cell>
          <table:table-cell office:value-type="float" office:value="530.91999999999996" table:style-name="ce1">
            <text:p>530.92</text:p>
          </table:table-cell>
          <table:table-cell office:value-type="float" office:value="531.6" table:style-name="ce1">
            <text:p>531.6</text:p>
          </table:table-cell>
          <table:table-cell office:value-type="float" office:value="-0.68" table:style-name="ce1">
            <text:p>-0.68</text:p>
          </table:table-cell>
          <table:table-cell office:value-type="float" office:value="532.36" table:style-name="ce1">
            <text:p>532.36</text:p>
          </table:table-cell>
          <table:table-cell office:value-type="float" office:value="531.18333329999996" table:style-name="ce1">
            <text:p>531.1833333</text:p>
          </table:table-cell>
          <table:table-cell office:value-type="float" office:value="1.1766666670000001" table:style-name="ce1">
            <text:p>1.176666667</text:p>
          </table:table-cell>
          <table:table-cell office:value-type="float" office:value="534.75" table:style-name="ce1">
            <text:p>534.75</text:p>
          </table:table-cell>
          <table:table-cell office:value-type="float" office:value="529.13" table:style-name="ce1">
            <text:p>529.13</text:p>
          </table:table-cell>
          <table:table-cell table:number-columns-repeated="16375"/>
        </table:table-row>
        <table:table-row table:style-name="ro1">
          <table:table-cell office:value-type="date" office:date-value="2014-03-04T00:00:00" table:style-name="ce2">
            <text:p>04-03-2014</text:p>
          </table:table-cell>
          <table:table-cell office:value-type="float" office:value="531" table:style-name="ce1">
            <text:p>531</text:p>
          </table:table-cell>
          <table:table-cell office:value-type="float" office:value="531.57000000000005" table:style-name="ce1">
            <text:p>531.57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531.24" table:style-name="ce1">
            <text:p>531.24</text:p>
          </table:table-cell>
          <table:table-cell office:value-type="float" office:value="531.45000000000005" table:style-name="ce1">
            <text:p>531.45</text:p>
          </table:table-cell>
          <table:table-cell office:value-type="float" office:value="-0.21" table:style-name="ce1">
            <text:p>-0.21</text:p>
          </table:table-cell>
          <table:table-cell office:value-type="float" office:value="532.64" table:style-name="ce1">
            <text:p>532.64</text:p>
          </table:table-cell>
          <table:table-cell office:value-type="float" office:value="527.77" table:style-name="ce1">
            <text:p>527.77</text:p>
          </table:table-cell>
          <table:table-cell table:number-columns-repeated="16375"/>
        </table:table-row>
        <table:table-row table:style-name="ro1">
          <table:table-cell office:value-type="date" office:date-value="2014-03-03T00:00:00" table:style-name="ce2">
            <text:p>03-03-2014</text:p>
          </table:table-cell>
          <table:table-cell office:value-type="float" office:value="523.41999999999996" table:style-name="ce1">
            <text:p>523.42</text:p>
          </table:table-cell>
          <table:table-cell office:value-type="float" office:value="528.44666670000004" table:style-name="ce1">
            <text:p>528.4466667</text:p>
          </table:table-cell>
          <table:table-cell office:value-type="float" office:value="-5.0266666669999998" table:style-name="ce1">
            <text:p>-5.026666667</text:p>
          </table:table-cell>
          <table:table-cell office:value-type="float" office:value="527.76" table:style-name="ce1">
            <text:p>527.76</text:p>
          </table:table-cell>
          <table:table-cell office:value-type="float" office:value="530.45333330000005" table:style-name="ce1">
            <text:p>530.4533333</text:p>
          </table:table-cell>
          <table:table-cell office:value-type="float" office:value="-2.693333333" table:style-name="ce1">
            <text:p>-2.693333333</text:p>
          </table:table-cell>
          <table:table-cell office:value-type="float" office:value="530.65" table:style-name="ce1">
            <text:p>530.65</text:p>
          </table:table-cell>
          <table:table-cell office:value-type="float" office:value="522.80999999999995" table:style-name="ce1">
            <text:p>522.81</text:p>
          </table:table-cell>
          <table:table-cell table:number-columns-repeated="16375"/>
        </table:table-row>
        <table:table-row table:style-name="ro1">
          <table:table-cell office:value-type="date" office:date-value="2014-02-28T00:00:00" table:style-name="ce2">
            <text:p>28-02-2014</text:p>
          </table:table-cell>
          <table:table-cell office:value-type="float" office:value="529.08000000000004" table:style-name="ce1">
            <text:p>529.08</text:p>
          </table:table-cell>
          <table:table-cell office:value-type="float" office:value="527.83333330000005" table:style-name="ce1">
            <text:p>527.8333333</text:p>
          </table:table-cell>
          <table:table-cell office:value-type="float" office:value="1.246666667" table:style-name="ce1">
            <text:p>1.246666667</text:p>
          </table:table-cell>
          <table:table-cell office:value-type="float" office:value="526.24" table:style-name="ce1">
            <text:p>526.24</text:p>
          </table:table-cell>
          <table:table-cell office:value-type="float" office:value="528.41333329999998" table:style-name="ce1">
            <text:p>528.4133333</text:p>
          </table:table-cell>
          <table:table-cell office:value-type="float" office:value="-2.173333333" table:style-name="ce1">
            <text:p>-2.173333333</text:p>
          </table:table-cell>
          <table:table-cell office:value-type="float" office:value="532.75" table:style-name="ce1">
            <text:p>532.75</text:p>
          </table:table-cell>
          <table:table-cell office:value-type="float" office:value="522.12" table:style-name="ce1">
            <text:p>522.12</text:p>
          </table:table-cell>
          <table:table-cell table:number-columns-repeated="16375"/>
        </table:table-row>
        <table:table-row table:style-name="ro1">
          <table:table-cell office:value-type="date" office:date-value="2014-02-27T00:00:00" table:style-name="ce2">
            <text:p>27-02-2014</text:p>
          </table:table-cell>
          <table:table-cell office:value-type="float" office:value="517.14" table:style-name="ce1">
            <text:p>517.14</text:p>
          </table:table-cell>
          <table:table-cell office:value-type="float" office:value="523.21333330000004" table:style-name="ce1">
            <text:p>523.2133333</text:p>
          </table:table-cell>
          <table:table-cell office:value-type="float" office:value="-6.0733333329999999" table:style-name="ce1">
            <text:p>-6.073333333</text:p>
          </table:table-cell>
          <table:table-cell office:value-type="float" office:value="527.66999999999996" table:style-name="ce1">
            <text:p>527.67</text:p>
          </table:table-cell>
          <table:table-cell office:value-type="float" office:value="527.22333330000004" table:style-name="ce1">
            <text:p>527.2233333</text:p>
          </table:table-cell>
          <table:table-cell office:value-type="float" office:value="0.44666666700000002" table:style-name="ce1">
            <text:p>0.446666667</text:p>
          </table:table-cell>
          <table:table-cell office:value-type="float" office:value="528.78" table:style-name="ce1">
            <text:p>528.78</text:p>
          </table:table-cell>
          <table:table-cell office:value-type="float" office:value="516.04999999999995" table:style-name="ce1">
            <text:p>516.05</text:p>
          </table:table-cell>
          <table:table-cell table:number-columns-repeated="16375"/>
        </table:table-row>
        <table:table-row table:style-name="ro1">
          <table:table-cell office:value-type="date" office:date-value="2014-02-26T00:00:00" table:style-name="ce2">
            <text:p>26-02-2014</text:p>
          </table:table-cell>
          <table:table-cell office:value-type="float" office:value="523.61" table:style-name="ce1">
            <text:p>523.61</text:p>
          </table:table-cell>
          <table:table-cell office:value-type="float" office:value="523.27666669999996" table:style-name="ce1">
            <text:p>523.2766667</text:p>
          </table:table-cell>
          <table:table-cell office:value-type="float" office:value="0.33333333300000001" table:style-name="ce1">
            <text:p>0.333333333</text:p>
          </table:table-cell>
          <table:table-cell office:value-type="float" office:value="517.35" table:style-name="ce1">
            <text:p>517.35</text:p>
          </table:table-cell>
          <table:table-cell office:value-type="float" office:value="523.75333330000001" table:style-name="ce1">
            <text:p>523.7533333</text:p>
          </table:table-cell>
          <table:table-cell office:value-type="float" office:value="-6.403333333" table:style-name="ce1">
            <text:p>-6.403333333</text:p>
          </table:table-cell>
          <table:table-cell office:value-type="float" office:value="525" table:style-name="ce1">
            <text:p>525</text:p>
          </table:table-cell>
          <table:table-cell office:value-type="float" office:value="515.6" table:style-name="ce1">
            <text:p>515.6</text:p>
          </table:table-cell>
          <table:table-cell table:number-columns-repeated="16375"/>
        </table:table-row>
        <table:table-row table:style-name="ro1">
          <table:table-cell office:value-type="date" office:date-value="2014-02-25T00:00:00" table:style-name="ce2">
            <text:p>25-02-2014</text:p>
          </table:table-cell>
          <table:table-cell office:value-type="float" office:value="529.38" table:style-name="ce1">
            <text:p>529.38</text:p>
          </table:table-cell>
          <table:table-cell office:value-type="float" office:value="523.37666669999999" table:style-name="ce1">
            <text:p>523.3766667</text:p>
          </table:table-cell>
          <table:table-cell office:value-type="float" office:value="6.0033333329999996" table:style-name="ce1">
            <text:p>6.003333333</text:p>
          </table:table-cell>
          <table:table-cell office:value-type="float" office:value="522.05999999999995" table:style-name="ce1">
            <text:p>522.06</text:p>
          </table:table-cell>
          <table:table-cell office:value-type="float" office:value="522.36" table:style-name="ce1">
            <text:p>522.36</text:p>
          </table:table-cell>
          <table:table-cell office:value-type="float" office:value="-0.3" table:style-name="ce1">
            <text:p>-0.3</text:p>
          </table:table-cell>
          <table:table-cell office:value-type="float" office:value="529.56500000000005" table:style-name="ce1">
            <text:p>529.565</text:p>
          </table:table-cell>
          <table:table-cell office:value-type="float" office:value="521" table:style-name="ce1">
            <text:p>521</text:p>
          </table:table-cell>
          <table:table-cell table:number-columns-repeated="16375"/>
        </table:table-row>
        <table:table-row table:style-name="ro1">
          <table:table-cell office:value-type="date" office:date-value="2014-02-24T00:00:00" table:style-name="ce2">
            <text:p>24-02-2014</text:p>
          </table:table-cell>
          <table:table-cell office:value-type="float" office:value="523.15" table:style-name="ce1">
            <text:p>523.15</text:p>
          </table:table-cell>
          <table:table-cell office:value-type="float" office:value="525.38" table:style-name="ce1">
            <text:p>525.38</text:p>
          </table:table-cell>
          <table:table-cell office:value-type="float" office:value="-2.23" table:style-name="ce1">
            <text:p>-2.23</text:p>
          </table:table-cell>
          <table:table-cell office:value-type="float" office:value="527.54999999999995" table:style-name="ce1">
            <text:p>527.55</text:p>
          </table:table-cell>
          <table:table-cell office:value-type="float" office:value="522.32000000000005" table:style-name="ce1">
            <text:p>522.32</text:p>
          </table:table-cell>
          <table:table-cell office:value-type="float" office:value="5.23" table:style-name="ce1">
            <text:p>5.23</text:p>
          </table:table-cell>
          <table:table-cell office:value-type="float" office:value="529.91989999999998" table:style-name="ce1">
            <text:p>529.9199</text:p>
          </table:table-cell>
          <table:table-cell office:value-type="float" office:value="522.41999999999996" table:style-name="ce1">
            <text:p>522.42</text:p>
          </table:table-cell>
          <table:table-cell table:number-columns-repeated="16375"/>
        </table:table-row>
        <table:table-row table:style-name="ro1">
          <table:table-cell office:value-type="date" office:date-value="2014-02-21T00:00:00" table:style-name="ce2">
            <text:p>21-02-2014</text:p>
          </table:table-cell>
          <table:table-cell office:value-type="float" office:value="532.79300000000001" table:style-name="ce1">
            <text:p>532.793</text:p>
          </table:table-cell>
          <table:table-cell office:value-type="float" office:value="528.44100000000003" table:style-name="ce1">
            <text:p>528.441</text:p>
          </table:table-cell>
          <table:table-cell office:value-type="float" office:value="4.3520000000000003" table:style-name="ce1">
            <text:p>4.352</text:p>
          </table:table-cell>
          <table:table-cell office:value-type="float" office:value="525.25" table:style-name="ce1">
            <text:p>525.25</text:p>
          </table:table-cell>
          <table:table-cell office:value-type="float" office:value="524.95333330000005" table:style-name="ce1">
            <text:p>524.9533333</text:p>
          </table:table-cell>
          <table:table-cell office:value-type="float" office:value="0.296666667" table:style-name="ce1">
            <text:p>0.296666667</text:p>
          </table:table-cell>
          <table:table-cell office:value-type="float" office:value="534.57000000000005" table:style-name="ce1">
            <text:p>534.57</text:p>
          </table:table-cell>
          <table:table-cell office:value-type="float" office:value="524.6" table:style-name="ce1">
            <text:p>524.6</text:p>
          </table:table-cell>
          <table:table-cell table:number-columns-repeated="16375"/>
        </table:table-row>
        <table:table-row table:style-name="ro1">
          <table:table-cell office:value-type="date" office:date-value="2014-02-20T00:00:00" table:style-name="ce2">
            <text:p>20-02-2014</text:p>
          </table:table-cell>
          <table:table-cell office:value-type="float" office:value="532.99" table:style-name="ce1">
            <text:p>532.99</text:p>
          </table:table-cell>
          <table:table-cell office:value-type="float" office:value="529.64433329999997" table:style-name="ce1">
            <text:p>529.6443333</text:p>
          </table:table-cell>
          <table:table-cell office:value-type="float" office:value="3.3456666670000001" table:style-name="ce1">
            <text:p>3.345666667</text:p>
          </table:table-cell>
          <table:table-cell office:value-type="float" office:value="531.15" table:style-name="ce1">
            <text:p>531.15</text:p>
          </table:table-cell>
          <table:table-cell office:value-type="float" office:value="527.98333330000003" table:style-name="ce1">
            <text:p>527.9833333</text:p>
          </table:table-cell>
          <table:table-cell office:value-type="float" office:value="3.1666666669999999" table:style-name="ce1">
            <text:p>3.166666667</text:p>
          </table:table-cell>
          <table:table-cell office:value-type="float" office:value="537" table:style-name="ce1">
            <text:p>537</text:p>
          </table:table-cell>
          <table:table-cell office:value-type="float" office:value="529" table:style-name="ce1">
            <text:p>529</text:p>
          </table:table-cell>
          <table:table-cell table:number-columns-repeated="16375"/>
        </table:table-row>
        <table:table-row table:style-name="ro1">
          <table:table-cell office:value-type="date" office:date-value="2014-02-19T00:00:00" table:style-name="ce2">
            <text:p>19-02-2014</text:p>
          </table:table-cell>
          <table:table-cell office:value-type="float" office:value="544.75" table:style-name="ce1">
            <text:p>544.75</text:p>
          </table:table-cell>
          <table:table-cell office:value-type="float" office:value="536.84433330000002" table:style-name="ce1">
            <text:p>536.8443333</text:p>
          </table:table-cell>
          <table:table-cell office:value-type="float" office:value="7.9056666670000002" table:style-name="ce1">
            <text:p>7.905666667</text:p>
          </table:table-cell>
          <table:table-cell office:value-type="float" office:value="537.37" table:style-name="ce1">
            <text:p>537.37</text:p>
          </table:table-cell>
          <table:table-cell office:value-type="float" office:value="531.25666669999998" table:style-name="ce1">
            <text:p>531.2566667</text:p>
          </table:table-cell>
          <table:table-cell office:value-type="float" office:value="6.1133333329999999" table:style-name="ce1">
            <text:p>6.113333333</text:p>
          </table:table-cell>
          <table:table-cell office:value-type="float" office:value="546.89" table:style-name="ce1">
            <text:p>546.89</text:p>
          </table:table-cell>
          <table:table-cell office:value-type="float" office:value="534.35" table:style-name="ce1">
            <text:p>534.35</text:p>
          </table:table-cell>
          <table:table-cell table:number-columns-repeated="16375"/>
        </table:table-row>
        <table:table-row table:style-name="ro1">
          <table:table-cell office:value-type="date" office:date-value="2014-02-18T00:00:00" table:style-name="ce2">
            <text:p>18-02-2014</text:p>
          </table:table-cell>
          <table:table-cell office:value-type="float" office:value="546" table:style-name="ce1">
            <text:p>546</text:p>
          </table:table-cell>
          <table:table-cell office:value-type="float" office:value="541.24666669999999" table:style-name="ce1">
            <text:p>541.2466667</text:p>
          </table:table-cell>
          <table:table-cell office:value-type="float" office:value="4.7533333329999996" table:style-name="ce1">
            <text:p>4.753333333</text:p>
          </table:table-cell>
          <table:table-cell office:value-type="float" office:value="545.99" table:style-name="ce1">
            <text:p>545.99</text:p>
          </table:table-cell>
          <table:table-cell office:value-type="float" office:value="538.16999999999996" table:style-name="ce1">
            <text:p>538.17</text:p>
          </table:table-cell>
          <table:table-cell office:value-type="float" office:value="7.82" table:style-name="ce1">
            <text:p>7.82</text:p>
          </table:table-cell>
          <table:table-cell office:value-type="float" office:value="551.19000000000005" table:style-name="ce1">
            <text:p>551.19</text:p>
          </table:table-cell>
          <table:table-cell office:value-type="float" office:value="545.61" table:style-name="ce1">
            <text:p>545.61</text:p>
          </table:table-cell>
          <table:table-cell table:number-columns-repeated="16375"/>
        </table:table-row>
        <table:table-row table:style-name="ro1">
          <table:table-cell office:value-type="date" office:date-value="2014-02-14T00:00:00" table:style-name="ce2">
            <text:p>14-02-2014</text:p>
          </table:table-cell>
          <table:table-cell office:value-type="float" office:value="542.47" table:style-name="ce1">
            <text:p>542.47</text:p>
          </table:table-cell>
          <table:table-cell office:value-type="float" office:value="544.40666669999996" table:style-name="ce1">
            <text:p>544.4066667</text:p>
          </table:table-cell>
          <table:table-cell office:value-type="float" office:value="-1.9366666669999999" table:style-name="ce1">
            <text:p>-1.936666667</text:p>
          </table:table-cell>
          <table:table-cell office:value-type="float" office:value="543.99" table:style-name="ce1">
            <text:p>543.99</text:p>
          </table:table-cell>
          <table:table-cell office:value-type="float" office:value="542.45000000000005" table:style-name="ce1">
            <text:p>542.45</text:p>
          </table:table-cell>
          <table:table-cell office:value-type="float" office:value="1.54" table:style-name="ce1">
            <text:p>1.54</text:p>
          </table:table-cell>
          <table:table-cell office:value-type="float" office:value="545.97990000000004" table:style-name="ce1">
            <text:p>545.9799</text:p>
          </table:table-cell>
          <table:table-cell office:value-type="float" office:value="541.21" table:style-name="ce1">
            <text:p>541.21</text:p>
          </table:table-cell>
          <table:table-cell table:number-columns-repeated="16375"/>
        </table:table-row>
        <table:table-row table:style-name="ro1">
          <table:table-cell office:value-type="date" office:date-value="2014-02-13T00:00:00" table:style-name="ce2">
            <text:p>13-02-2014</text:p>
          </table:table-cell>
          <table:table-cell office:value-type="float" office:value="534.66" table:style-name="ce1">
            <text:p>534.66</text:p>
          </table:table-cell>
          <table:table-cell office:value-type="float" office:value="541.04333329999997" table:style-name="ce1">
            <text:p>541.0433333</text:p>
          </table:table-cell>
          <table:table-cell office:value-type="float" office:value="-6.3833333330000004" table:style-name="ce1">
            <text:p>-6.383333333</text:p>
          </table:table-cell>
          <table:table-cell office:value-type="float" office:value="544.42999999999995" table:style-name="ce1">
            <text:p>544.43</text:p>
          </table:table-cell>
          <table:table-cell office:value-type="float" office:value="544.80333329999996" table:style-name="ce1">
            <text:p>544.8033333</text:p>
          </table:table-cell>
          <table:table-cell office:value-type="float" office:value="-0.37333333299999999" table:style-name="ce1">
            <text:p>-0.373333333</text:p>
          </table:table-cell>
          <table:table-cell office:value-type="float" office:value="544.85" table:style-name="ce1">
            <text:p>544.85</text:p>
          </table:table-cell>
          <table:table-cell office:value-type="float" office:value="534.20000000000005" table:style-name="ce1">
            <text:p>534.2</text:p>
          </table:table-cell>
          <table:table-cell table:number-columns-repeated="16375"/>
        </table:table-row>
        <table:table-row table:style-name="ro1">
          <table:table-cell office:value-type="date" office:date-value="2014-02-12T00:00:00" table:style-name="ce2">
            <text:p>12-02-2014</text:p>
          </table:table-cell>
          <table:table-cell office:value-type="float" office:value="536.95000000000005" table:style-name="ce1">
            <text:p>536.95</text:p>
          </table:table-cell>
          <table:table-cell office:value-type="float" office:value="538.02666669999996" table:style-name="ce1">
            <text:p>538.0266667</text:p>
          </table:table-cell>
          <table:table-cell office:value-type="float" office:value="-1.076666667" table:style-name="ce1">
            <text:p>-1.076666667</text:p>
          </table:table-cell>
          <table:table-cell office:value-type="float" office:value="535.91999999999996" table:style-name="ce1">
            <text:p>535.92</text:p>
          </table:table-cell>
          <table:table-cell office:value-type="float" office:value="541.44666670000004" table:style-name="ce1">
            <text:p>541.4466667</text:p>
          </table:table-cell>
          <table:table-cell office:value-type="float" office:value="-5.5266666669999998" table:style-name="ce1">
            <text:p>-5.526666667</text:p>
          </table:table-cell>
          <table:table-cell office:value-type="float" office:value="539.55999999999995" table:style-name="ce1">
            <text:p>539.56</text:p>
          </table:table-cell>
          <table:table-cell office:value-type="float" office:value="533.24" table:style-name="ce1">
            <text:p>533.24</text:p>
          </table:table-cell>
          <table:table-cell table:number-columns-repeated="16375"/>
        </table:table-row>
        <table:table-row table:style-name="ro1">
          <table:table-cell office:value-type="date" office:date-value="2014-02-11T00:00:00" table:style-name="ce2">
            <text:p>11-02-2014</text:p>
          </table:table-cell>
          <table:table-cell office:value-type="float" office:value="530.61" table:style-name="ce1">
            <text:p>530.61</text:p>
          </table:table-cell>
          <table:table-cell office:value-type="float" office:value="534.07333329999994" table:style-name="ce1">
            <text:p>534.0733333</text:p>
          </table:table-cell>
          <table:table-cell office:value-type="float" office:value="-3.463333333" table:style-name="ce1">
            <text:p>-3.463333333</text:p>
          </table:table-cell>
          <table:table-cell office:value-type="float" office:value="535.96" table:style-name="ce1">
            <text:p>535.96</text:p>
          </table:table-cell>
          <table:table-cell office:value-type="float" office:value="538.77" table:style-name="ce1">
            <text:p>538.77</text:p>
          </table:table-cell>
          <table:table-cell office:value-type="float" office:value="-2.81" table:style-name="ce1">
            <text:p>-2.81</text:p>
          </table:table-cell>
          <table:table-cell office:value-type="float" office:value="537.75" table:style-name="ce1">
            <text:p>537.75</text:p>
          </table:table-cell>
          <table:table-cell office:value-type="float" office:value="529.5" table:style-name="ce1">
            <text:p>529.5</text:p>
          </table:table-cell>
          <table:table-cell table:number-columns-repeated="16375"/>
        </table:table-row>
        <table:table-row table:style-name="ro1">
          <table:table-cell office:value-type="date" office:date-value="2014-02-10T00:00:00" table:style-name="ce2">
            <text:p>10-02-2014</text:p>
          </table:table-cell>
          <table:table-cell office:value-type="float" office:value="518.66" table:style-name="ce1">
            <text:p>518.66</text:p>
          </table:table-cell>
          <table:table-cell office:value-type="float" office:value="528.74" table:style-name="ce1">
            <text:p>528.74</text:p>
          </table:table-cell>
          <table:table-cell office:value-type="float" office:value="-10.08" table:style-name="ce1">
            <text:p>-10.08</text:p>
          </table:table-cell>
          <table:table-cell office:value-type="float" office:value="528.99" table:style-name="ce1">
            <text:p>528.99</text:p>
          </table:table-cell>
          <table:table-cell office:value-type="float" office:value="533.62333330000001" table:style-name="ce1">
            <text:p>533.6233333</text:p>
          </table:table-cell>
          <table:table-cell office:value-type="float" office:value="-4.6333333330000004" table:style-name="ce1">
            <text:p>-4.633333333</text:p>
          </table:table-cell>
          <table:table-cell office:value-type="float" office:value="531.99" table:style-name="ce1">
            <text:p>531.99</text:p>
          </table:table-cell>
          <table:table-cell office:value-type="float" office:value="518" table:style-name="ce1">
            <text:p>518</text:p>
          </table:table-cell>
          <table:table-cell table:number-columns-repeated="16375"/>
        </table:table-row>
        <table:table-row table:style-name="ro1">
          <table:table-cell office:value-type="date" office:date-value="2014-02-07T00:00:00" table:style-name="ce2">
            <text:p>07-02-2014</text:p>
          </table:table-cell>
          <table:table-cell office:value-type="float" office:value="521.38" table:style-name="ce1">
            <text:p>521.38</text:p>
          </table:table-cell>
          <table:table-cell office:value-type="float" office:value="523.54999999999995" table:style-name="ce1">
            <text:p>523.55</text:p>
          </table:table-cell>
          <table:table-cell office:value-type="float" office:value="-2.17" table:style-name="ce1">
            <text:p>-2.17</text:p>
          </table:table-cell>
          <table:table-cell office:value-type="float" office:value="519.67999999999995" table:style-name="ce1">
            <text:p>519.68</text:p>
          </table:table-cell>
          <table:table-cell office:value-type="float" office:value="528.21" table:style-name="ce1">
            <text:p>528.21</text:p>
          </table:table-cell>
          <table:table-cell office:value-type="float" office:value="-8.5299999999999994" table:style-name="ce1">
            <text:p>-8.53</text:p>
          </table:table-cell>
          <table:table-cell office:value-type="float" office:value="522.92989999999998" table:style-name="ce1">
            <text:p>522.9299</text:p>
          </table:table-cell>
          <table:table-cell office:value-type="float" office:value="517.38" table:style-name="ce1">
            <text:p>517.38</text:p>
          </table:table-cell>
          <table:table-cell table:number-columns-repeated="16375"/>
        </table:table-row>
        <table:table-row table:style-name="ro1">
          <table:table-cell office:value-type="date" office:date-value="2014-02-06T00:00:00" table:style-name="ce2">
            <text:p>06-02-2014</text:p>
          </table:table-cell>
          <table:table-cell office:value-type="float" office:value="510.06" table:style-name="ce1">
            <text:p>510.06</text:p>
          </table:table-cell>
          <table:table-cell office:value-type="float" office:value="516.70000000000005" table:style-name="ce1">
            <text:p>516.7</text:p>
          </table:table-cell>
          <table:table-cell office:value-type="float" office:value="-6.64" table:style-name="ce1">
            <text:p>-6.64</text:p>
          </table:table-cell>
          <table:table-cell office:value-type="float" office:value="512.51" table:style-name="ce1">
            <text:p>512.51</text:p>
          </table:table-cell>
          <table:table-cell office:value-type="float" office:value="520.39333329999999" table:style-name="ce1">
            <text:p>520.3933333</text:p>
          </table:table-cell>
          <table:table-cell office:value-type="float" office:value="-7.8833333330000004" table:style-name="ce1">
            <text:p>-7.883333333</text:p>
          </table:table-cell>
          <table:table-cell office:value-type="float" office:value="513.5" table:style-name="ce1">
            <text:p>513.5</text:p>
          </table:table-cell>
          <table:table-cell office:value-type="float" office:value="507.81" table:style-name="ce1">
            <text:p>507.81</text:p>
          </table:table-cell>
          <table:table-cell table:number-columns-repeated="16375"/>
        </table:table-row>
        <table:table-row table:style-name="ro1">
          <table:table-cell office:value-type="date" office:date-value="2014-02-05T00:00:00" table:style-name="ce2">
            <text:p>05-02-2014</text:p>
          </table:table-cell>
          <table:table-cell office:value-type="float" office:value="506.56" table:style-name="ce1">
            <text:p>506.56</text:p>
          </table:table-cell>
          <table:table-cell office:value-type="float" office:value="512.66666669999995" table:style-name="ce1">
            <text:p>512.6666667</text:p>
          </table:table-cell>
          <table:table-cell office:value-type="float" office:value="-6.1066666669999998" table:style-name="ce1">
            <text:p>-6.106666667</text:p>
          </table:table-cell>
          <table:table-cell office:value-type="float" office:value="512.59" table:style-name="ce1">
            <text:p>512.59</text:p>
          </table:table-cell>
          <table:table-cell office:value-type="float" office:value="514.92666670000006" table:style-name="ce1">
            <text:p>514.9266667</text:p>
          </table:table-cell>
          <table:table-cell office:value-type="float" office:value="-2.3366666669999998" table:style-name="ce1">
            <text:p>-2.336666667</text:p>
          </table:table-cell>
          <table:table-cell office:value-type="float" office:value="515.28" table:style-name="ce1">
            <text:p>515.28</text:p>
          </table:table-cell>
          <table:table-cell office:value-type="float" office:value="506.25189999999998" table:style-name="ce1">
            <text:p>506.2519</text:p>
          </table:table-cell>
          <table:table-cell table:number-columns-repeated="16375"/>
        </table:table-row>
        <table:table-row table:style-name="ro1">
          <table:table-cell office:value-type="date" office:date-value="2014-02-04T00:00:00" table:style-name="ce2">
            <text:p>04-02-2014</text:p>
          </table:table-cell>
          <table:table-cell office:value-type="float" office:value="505.85" table:style-name="ce1">
            <text:p>505.85</text:p>
          </table:table-cell>
          <table:table-cell office:value-type="float" office:value="507.49" table:style-name="ce1">
            <text:p>507.49</text:p>
          </table:table-cell>
          <table:table-cell office:value-type="float" office:value="-1.64" table:style-name="ce1">
            <text:p>-1.64</text:p>
          </table:table-cell>
          <table:table-cell office:value-type="float" office:value="508.79" table:style-name="ce1">
            <text:p>508.79</text:p>
          </table:table-cell>
          <table:table-cell office:value-type="float" office:value="511.2966667" table:style-name="ce1">
            <text:p>511.2966667</text:p>
          </table:table-cell>
          <table:table-cell office:value-type="float" office:value="-2.5066666670000002" table:style-name="ce1">
            <text:p>-2.506666667</text:p>
          </table:table-cell>
          <table:table-cell office:value-type="float" office:value="509.46" table:style-name="ce1">
            <text:p>509.46</text:p>
          </table:table-cell>
          <table:table-cell office:value-type="float" office:value="502.76" table:style-name="ce1">
            <text:p>502.76</text:p>
          </table:table-cell>
          <table:table-cell table:number-columns-repeated="16375"/>
        </table:table-row>
        <table:table-row table:style-name="ro1">
          <table:table-cell office:value-type="date" office:date-value="2014-02-03T00:00:00" table:style-name="ce2">
            <text:p>03-02-2014</text:p>
          </table:table-cell>
          <table:table-cell office:value-type="float" office:value="502.61" table:style-name="ce1">
            <text:p>502.61</text:p>
          </table:table-cell>
          <table:table-cell office:value-type="float" office:value="505.00666669999998" table:style-name="ce1">
            <text:p>505.0066667</text:p>
          </table:table-cell>
          <table:table-cell office:value-type="float" office:value="-2.3966666669999999" table:style-name="ce1">
            <text:p>-2.396666667</text:p>
          </table:table-cell>
          <table:table-cell office:value-type="float" office:value="501.53" table:style-name="ce1">
            <text:p>501.53</text:p>
          </table:table-cell>
          <table:table-cell office:value-type="float" office:value="507.63666669999998" table:style-name="ce1">
            <text:p>507.6366667</text:p>
          </table:table-cell>
          <table:table-cell office:value-type="float" office:value="-6.1066666669999998" table:style-name="ce1">
            <text:p>-6.106666667</text:p>
          </table:table-cell>
          <table:table-cell office:value-type="float" office:value="507.73" table:style-name="ce1">
            <text:p>507.73</text:p>
          </table:table-cell>
          <table:table-cell office:value-type="float" office:value="499.3" table:style-name="ce1">
            <text:p>499.3</text:p>
          </table:table-cell>
          <table:table-cell table:number-columns-repeated="16375"/>
        </table:table-row>
        <table:table-row table:style-name="ro1">
          <table:table-cell office:value-type="date" office:date-value="2014-01-31T00:00:00" table:style-name="ce2">
            <text:p>31-01-2014</text:p>
          </table:table-cell>
          <table:table-cell office:value-type="float" office:value="495.18" table:style-name="ce1">
            <text:p>495.18</text:p>
          </table:table-cell>
          <table:table-cell office:value-type="float" office:value="501.21333329999999" table:style-name="ce1">
            <text:p>501.2133333</text:p>
          </table:table-cell>
          <table:table-cell office:value-type="float" office:value="-6.0333333329999999" table:style-name="ce1">
            <text:p>-6.033333333</text:p>
          </table:table-cell>
          <table:table-cell office:value-type="float" office:value="500.6" table:style-name="ce1">
            <text:p>500.6</text:p>
          </table:table-cell>
          <table:table-cell office:value-type="float" office:value="503.64" table:style-name="ce1">
            <text:p>503.64</text:p>
          </table:table-cell>
          <table:table-cell office:value-type="float" office:value="-3.04" table:style-name="ce1">
            <text:p>-3.04</text:p>
          </table:table-cell>
          <table:table-cell office:value-type="float" office:value="501.53" table:style-name="ce1">
            <text:p>501.53</text:p>
          </table:table-cell>
          <table:table-cell office:value-type="float" office:value="493.55" table:style-name="ce1">
            <text:p>493.55</text:p>
          </table:table-cell>
          <table:table-cell table:number-columns-repeated="16375"/>
        </table:table-row>
        <table:table-row table:style-name="ro1">
          <table:table-cell office:value-type="date" office:date-value="2014-01-30T00:00:00" table:style-name="ce2">
            <text:p>30-01-2014</text:p>
          </table:table-cell>
          <table:table-cell office:value-type="float" office:value="502.54" table:style-name="ce1">
            <text:p>502.54</text:p>
          </table:table-cell>
          <table:table-cell office:value-type="float" office:value="500.11" table:style-name="ce1">
            <text:p>500.11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499.78199999999998" table:style-name="ce1">
            <text:p>499.782</text:p>
          </table:table-cell>
          <table:table-cell office:value-type="float" office:value="500.63733330000002" table:style-name="ce1">
            <text:p>500.6373333</text:p>
          </table:table-cell>
          <table:table-cell office:value-type="float" office:value="-0.85533333300000003" table:style-name="ce1">
            <text:p>-0.855333333</text:p>
          </table:table-cell>
          <table:table-cell office:value-type="float" office:value="506.5" table:style-name="ce1">
            <text:p>506.5</text:p>
          </table:table-cell>
          <table:table-cell office:value-type="float" office:value="496.7" table:style-name="ce1">
            <text:p>496.7</text:p>
          </table:table-cell>
          <table:table-cell table:number-columns-repeated="16375"/>
        </table:table-row>
        <table:table-row table:style-name="ro1">
          <table:table-cell office:value-type="date" office:date-value="2014-01-29T00:00:00" table:style-name="ce2">
            <text:p>29-01-2014</text:p>
          </table:table-cell>
          <table:table-cell office:value-type="float" office:value="503.95" table:style-name="ce1">
            <text:p>503.95</text:p>
          </table:table-cell>
          <table:table-cell office:value-type="float" office:value="500.55666669999999" table:style-name="ce1">
            <text:p>500.5566667</text:p>
          </table:table-cell>
          <table:table-cell office:value-type="float" office:value="3.3933333330000002" table:style-name="ce1">
            <text:p>3.393333333</text:p>
          </table:table-cell>
          <table:table-cell office:value-type="float" office:value="500.75" table:style-name="ce1">
            <text:p>500.75</text:p>
          </table:table-cell>
          <table:table-cell office:value-type="float" office:value="500.37733329999998" table:style-name="ce1">
            <text:p>500.3773333</text:p>
          </table:table-cell>
          <table:table-cell office:value-type="float" office:value="0.37266666700000001" table:style-name="ce1">
            <text:p>0.372666667</text:p>
          </table:table-cell>
          <table:table-cell office:value-type="float" office:value="507.37" table:style-name="ce1">
            <text:p>507.37</text:p>
          </table:table-cell>
          <table:table-cell office:value-type="float" office:value="498.62" table:style-name="ce1">
            <text:p>498.62</text:p>
          </table:table-cell>
          <table:table-cell table:number-columns-repeated="16375"/>
        </table:table-row>
        <table:table-row table:style-name="ro1">
          <table:table-cell office:value-type="date" office:date-value="2014-01-28T00:00:00" table:style-name="ce2">
            <text:p>28-01-2014</text:p>
          </table:table-cell>
          <table:table-cell office:value-type="float" office:value="508.76" table:style-name="ce1">
            <text:p>508.76</text:p>
          </table:table-cell>
          <table:table-cell office:value-type="float" office:value="505.08333329999999" table:style-name="ce1">
            <text:p>505.0833333</text:p>
          </table:table-cell>
          <table:table-cell office:value-type="float" office:value="3.6766666670000001" table:style-name="ce1">
            <text:p>3.676666667</text:p>
          </table:table-cell>
          <table:table-cell office:value-type="float" office:value="506.5" table:style-name="ce1">
            <text:p>506.5</text:p>
          </table:table-cell>
          <table:table-cell office:value-type="float" office:value="502.34399999999999" table:style-name="ce1">
            <text:p>502.344</text:p>
          </table:table-cell>
          <table:table-cell office:value-type="float" office:value="4.1559999999999997" table:style-name="ce1">
            <text:p>4.156</text:p>
          </table:table-cell>
          <table:table-cell office:value-type="float" office:value="515" table:style-name="ce1">
            <text:p>515</text:p>
          </table:table-cell>
          <table:table-cell office:value-type="float" office:value="502.07" table:style-name="ce1">
            <text:p>502.07</text:p>
          </table:table-cell>
          <table:table-cell table:number-columns-repeated="16375"/>
        </table:table-row>
        <table:table-row table:style-name="ro1">
          <table:table-cell office:value-type="date" office:date-value="2014-01-27T00:00:00" table:style-name="ce2">
            <text:p>27-01-2014</text:p>
          </table:table-cell>
          <table:table-cell office:value-type="float" office:value="550.07000000000005" table:style-name="ce1">
            <text:p>550.07</text:p>
          </table:table-cell>
          <table:table-cell office:value-type="float" office:value="520.92666670000006" table:style-name="ce1">
            <text:p>520.9266667</text:p>
          </table:table-cell>
          <table:table-cell office:value-type="float" office:value="29.143333330000001" table:style-name="ce1">
            <text:p>29.14333333</text:p>
          </table:table-cell>
          <table:table-cell office:value-type="float" office:value="550.5" table:style-name="ce1">
            <text:p>550.5</text:p>
          </table:table-cell>
          <table:table-cell office:value-type="float" office:value="519.25" table:style-name="ce1">
            <text:p>519.25</text:p>
          </table:table-cell>
          <table:table-cell office:value-type="float" office:value="31.25" table:style-name="ce1">
            <text:p>31.25</text:p>
          </table:table-cell>
          <table:table-cell office:value-type="float" office:value="554.79999999999995" table:style-name="ce1">
            <text:p>554.8</text:p>
          </table:table-cell>
          <table:table-cell office:value-type="float" office:value="545.75" table:style-name="ce1">
            <text:p>545.75</text:p>
          </table:table-cell>
          <table:table-cell table:number-columns-repeated="16375"/>
        </table:table-row>
        <table:table-row table:style-name="ro1">
          <table:table-cell office:value-type="date" office:date-value="2014-01-24T00:00:00" table:style-name="ce2">
            <text:p>24-01-2014</text:p>
          </table:table-cell>
          <table:table-cell office:value-type="float" office:value="554" table:style-name="ce1">
            <text:p>554</text:p>
          </table:table-cell>
          <table:table-cell office:value-type="float" office:value="537.61" table:style-name="ce1">
            <text:p>537.61</text:p>
          </table:table-cell>
          <table:table-cell office:value-type="float" office:value="16.39" table:style-name="ce1">
            <text:p>16.39</text:p>
          </table:table-cell>
          <table:table-cell office:value-type="float" office:value="546.07000000000005" table:style-name="ce1">
            <text:p>546.07</text:p>
          </table:table-cell>
          <table:table-cell office:value-type="float" office:value="534.35666670000001" table:style-name="ce1">
            <text:p>534.3566667</text:p>
          </table:table-cell>
          <table:table-cell office:value-type="float" office:value="11.713333329999999" table:style-name="ce1">
            <text:p>11.71333333</text:p>
          </table:table-cell>
          <table:table-cell office:value-type="float" office:value="555.62" table:style-name="ce1">
            <text:p>555.62</text:p>
          </table:table-cell>
          <table:table-cell office:value-type="float" office:value="544.75" table:style-name="ce1">
            <text:p>544.75</text:p>
          </table:table-cell>
          <table:table-cell table:number-columns-repeated="16375"/>
        </table:table-row>
        <table:table-row table:style-name="ro1">
          <table:table-cell office:value-type="date" office:date-value="2014-01-23T00:00:00" table:style-name="ce2">
            <text:p>23-01-2014</text:p>
          </table:table-cell>
          <table:table-cell office:value-type="float" office:value="549.94000000000005" table:style-name="ce1">
            <text:p>549.94</text:p>
          </table:table-cell>
          <table:table-cell office:value-type="float" office:value="551.33666670000002" table:style-name="ce1">
            <text:p>551.3366667</text:p>
          </table:table-cell>
          <table:table-cell office:value-type="float" office:value="-1.3966666670000001" table:style-name="ce1">
            <text:p>-1.396666667</text:p>
          </table:table-cell>
          <table:table-cell office:value-type="float" office:value="556.17999999999995" table:style-name="ce1">
            <text:p>556.18</text:p>
          </table:table-cell>
          <table:table-cell office:value-type="float" office:value="550.91666669999995" table:style-name="ce1">
            <text:p>550.9166667</text:p>
          </table:table-cell>
          <table:table-cell office:value-type="float" office:value="5.2633333330000003" table:style-name="ce1">
            <text:p>5.263333333</text:p>
          </table:table-cell>
          <table:table-cell office:value-type="float" office:value="556.5" table:style-name="ce1">
            <text:p>556.5</text:p>
          </table:table-cell>
          <table:table-cell office:value-type="float" office:value="544.80640000000005" table:style-name="ce1">
            <text:p>544.8064</text:p>
          </table:table-cell>
          <table:table-cell table:number-columns-repeated="16375"/>
        </table:table-row>
        <table:table-row table:style-name="ro1">
          <table:table-cell office:value-type="date" office:date-value="2014-01-22T00:00:00" table:style-name="ce2">
            <text:p>22-01-2014</text:p>
          </table:table-cell>
          <table:table-cell office:value-type="float" office:value="550.91499999999996" table:style-name="ce1">
            <text:p>550.915</text:p>
          </table:table-cell>
          <table:table-cell office:value-type="float" office:value="551.61833330000002" table:style-name="ce1">
            <text:p>551.6183333</text:p>
          </table:table-cell>
          <table:table-cell office:value-type="float" office:value="-0.703333333" table:style-name="ce1">
            <text:p>-0.703333333</text:p>
          </table:table-cell>
          <table:table-cell office:value-type="float" office:value="551.51" table:style-name="ce1">
            <text:p>551.51</text:p>
          </table:table-cell>
          <table:table-cell office:value-type="float" office:value="551.25333330000001" table:style-name="ce1">
            <text:p>551.2533333</text:p>
          </table:table-cell>
          <table:table-cell office:value-type="float" office:value="0.25666666700000001" table:style-name="ce1">
            <text:p>0.256666667</text:p>
          </table:table-cell>
          <table:table-cell office:value-type="float" office:value="557.29" table:style-name="ce1">
            <text:p>557.29</text:p>
          </table:table-cell>
          <table:table-cell office:value-type="float" office:value="547.80999999999995" table:style-name="ce1">
            <text:p>547.81</text:p>
          </table:table-cell>
          <table:table-cell table:number-columns-repeated="16375"/>
        </table:table-row>
        <table:table-row table:style-name="ro1">
          <table:table-cell office:value-type="date" office:date-value="2014-01-21T00:00:00" table:style-name="ce2">
            <text:p>21-01-2014</text:p>
          </table:table-cell>
          <table:table-cell office:value-type="float" office:value="540.99" table:style-name="ce1">
            <text:p>540.99</text:p>
          </table:table-cell>
          <table:table-cell office:value-type="float" office:value="547.28166669999996" table:style-name="ce1">
            <text:p>547.2816667</text:p>
          </table:table-cell>
          <table:table-cell office:value-type="float" office:value="-6.2916666670000003" table:style-name="ce1">
            <text:p>-6.291666667</text:p>
          </table:table-cell>
          <table:table-cell office:value-type="float" office:value="549.07000000000005" table:style-name="ce1">
            <text:p>549.07</text:p>
          </table:table-cell>
          <table:table-cell office:value-type="float" office:value="552.25333330000001" table:style-name="ce1">
            <text:p>552.2533333</text:p>
          </table:table-cell>
          <table:table-cell office:value-type="float" office:value="-3.1833333330000002" table:style-name="ce1">
            <text:p>-3.183333333</text:p>
          </table:table-cell>
          <table:table-cell office:value-type="float" office:value="550.07000000000005" table:style-name="ce1">
            <text:p>550.07</text:p>
          </table:table-cell>
          <table:table-cell office:value-type="float" office:value="540.41999999999996" table:style-name="ce1">
            <text:p>540.42</text:p>
          </table:table-cell>
          <table:table-cell table:number-columns-repeated="16375"/>
        </table:table-row>
        <table:table-row table:style-name="ro1">
          <table:table-cell office:value-type="date" office:date-value="2014-01-17T00:00:00" table:style-name="ce2">
            <text:p>17-01-2014</text:p>
          </table:table-cell>
          <table:table-cell office:value-type="float" office:value="551.48" table:style-name="ce1">
            <text:p>551.48</text:p>
          </table:table-cell>
          <table:table-cell office:value-type="float" office:value="547.79499999999996" table:style-name="ce1">
            <text:p>547.795</text:p>
          </table:table-cell>
          <table:table-cell office:value-type="float" office:value="3.6850000000000001" table:style-name="ce1">
            <text:p>3.685</text:p>
          </table:table-cell>
          <table:table-cell office:value-type="float" office:value="540.66999999999996" table:style-name="ce1">
            <text:p>540.67</text:p>
          </table:table-cell>
          <table:table-cell office:value-type="float" office:value="547.08333330000005" table:style-name="ce1">
            <text:p>547.0833333</text:p>
          </table:table-cell>
          <table:table-cell office:value-type="float" office:value="-6.4133333329999997" table:style-name="ce1">
            <text:p>-6.413333333</text:p>
          </table:table-cell>
          <table:table-cell office:value-type="float" office:value="552.07000000000005" table:style-name="ce1">
            <text:p>552.07</text:p>
          </table:table-cell>
          <table:table-cell office:value-type="float" office:value="539.9" table:style-name="ce1">
            <text:p>539.9</text:p>
          </table:table-cell>
          <table:table-cell table:number-columns-repeated="16375"/>
        </table:table-row>
        <table:table-row table:style-name="ro1">
          <table:table-cell office:value-type="date" office:date-value="2014-01-16T00:00:00" table:style-name="ce2">
            <text:p>16-01-2014</text:p>
          </table:table-cell>
          <table:table-cell office:value-type="float" office:value="554.9" table:style-name="ce1">
            <text:p>554.9</text:p>
          </table:table-cell>
          <table:table-cell office:value-type="float" office:value="549.12333330000001" table:style-name="ce1">
            <text:p>549.1233333</text:p>
          </table:table-cell>
          <table:table-cell office:value-type="float" office:value="5.7766666669999998" table:style-name="ce1">
            <text:p>5.776666667</text:p>
          </table:table-cell>
          <table:table-cell office:value-type="float" office:value="554.25" table:style-name="ce1">
            <text:p>554.25</text:p>
          </table:table-cell>
          <table:table-cell office:value-type="float" office:value="547.99666669999999" table:style-name="ce1">
            <text:p>547.9966667</text:p>
          </table:table-cell>
          <table:table-cell office:value-type="float" office:value="6.2533333329999996" table:style-name="ce1">
            <text:p>6.253333333</text:p>
          </table:table-cell>
          <table:table-cell office:value-type="float" office:value="556.85" table:style-name="ce1">
            <text:p>556.85</text:p>
          </table:table-cell>
          <table:table-cell office:value-type="float" office:value="551.67999999999995" table:style-name="ce1">
            <text:p>551.68</text:p>
          </table:table-cell>
          <table:table-cell table:number-columns-repeated="16375"/>
        </table:table-row>
        <table:table-row table:style-name="ro1">
          <table:table-cell office:value-type="date" office:date-value="2014-01-15T00:00:00" table:style-name="ce2">
            <text:p>15-01-2014</text:p>
          </table:table-cell>
          <table:table-cell office:value-type="float" office:value="553.52" table:style-name="ce1">
            <text:p>553.52</text:p>
          </table:table-cell>
          <table:table-cell office:value-type="float" office:value="553.29999999999995" table:style-name="ce1">
            <text:p>553.3</text:p>
          </table:table-cell>
          <table:table-cell office:value-type="float" office:value="0.22" table:style-name="ce1">
            <text:p>0.22</text:p>
          </table:table-cell>
          <table:table-cell office:value-type="float" office:value="557.36" table:style-name="ce1">
            <text:p>557.36</text:p>
          </table:table-cell>
          <table:table-cell office:value-type="float" office:value="550.76" table:style-name="ce1">
            <text:p>550.76</text:p>
          </table:table-cell>
          <table:table-cell office:value-type="float" office:value="6.6" table:style-name="ce1">
            <text:p>6.6</text:p>
          </table:table-cell>
          <table:table-cell office:value-type="float" office:value="560.20000000000005" table:style-name="ce1">
            <text:p>560.2</text:p>
          </table:table-cell>
          <table:table-cell office:value-type="float" office:value="551.66" table:style-name="ce1">
            <text:p>551.66</text:p>
          </table:table-cell>
          <table:table-cell table:number-columns-repeated="16375"/>
        </table:table-row>
        <table:table-row table:style-name="ro1">
          <table:table-cell office:value-type="date" office:date-value="2014-01-14T00:00:00" table:style-name="ce2">
            <text:p>14-01-2014</text:p>
          </table:table-cell>
          <table:table-cell office:value-type="float" office:value="538.22" table:style-name="ce1">
            <text:p>538.22</text:p>
          </table:table-cell>
          <table:table-cell office:value-type="float" office:value="548.88" table:style-name="ce1">
            <text:p>548.88</text:p>
          </table:table-cell>
          <table:table-cell office:value-type="float" office:value="-10.66" table:style-name="ce1">
            <text:p>-10.66</text:p>
          </table:table-cell>
          <table:table-cell office:value-type="float" office:value="546.39" table:style-name="ce1">
            <text:p>546.39</text:p>
          </table:table-cell>
          <table:table-cell office:value-type="float" office:value="552.66666669999995" table:style-name="ce1">
            <text:p>552.6666667</text:p>
          </table:table-cell>
          <table:table-cell office:value-type="float" office:value="-6.2766666669999998" table:style-name="ce1">
            <text:p>-6.276666667</text:p>
          </table:table-cell>
          <table:table-cell office:value-type="float" office:value="546.73" table:style-name="ce1">
            <text:p>546.73</text:p>
          </table:table-cell>
          <table:table-cell office:value-type="float" office:value="537.66" table:style-name="ce1">
            <text:p>537.66</text:p>
          </table:table-cell>
          <table:table-cell table:number-columns-repeated="16375"/>
        </table:table-row>
        <table:table-row table:style-name="ro1">
          <table:table-cell office:value-type="date" office:date-value="2014-01-13T00:00:00" table:style-name="ce2">
            <text:p>13-01-2014</text:p>
          </table:table-cell>
          <table:table-cell office:value-type="float" office:value="529.91" table:style-name="ce1">
            <text:p>529.91</text:p>
          </table:table-cell>
          <table:table-cell office:value-type="float" office:value="540.54999999999995" table:style-name="ce1">
            <text:p>540.55</text:p>
          </table:table-cell>
          <table:table-cell office:value-type="float" office:value="-10.64" table:style-name="ce1">
            <text:p>-10.64</text:p>
          </table:table-cell>
          <table:table-cell office:value-type="float" office:value="535.73" table:style-name="ce1">
            <text:p>535.73</text:p>
          </table:table-cell>
          <table:table-cell office:value-type="float" office:value="546.49333330000002" table:style-name="ce1">
            <text:p>546.4933333</text:p>
          </table:table-cell>
          <table:table-cell office:value-type="float" office:value="-10.76333333" table:style-name="ce1">
            <text:p>-10.76333333</text:p>
          </table:table-cell>
          <table:table-cell office:value-type="float" office:value="542.5" table:style-name="ce1">
            <text:p>542.5</text:p>
          </table:table-cell>
          <table:table-cell office:value-type="float" office:value="529.88" table:style-name="ce1">
            <text:p>529.88</text:p>
          </table:table-cell>
          <table:table-cell table:number-columns-repeated="16375"/>
        </table:table-row>
        <table:table-row table:style-name="ro1">
          <table:table-cell office:value-type="date" office:date-value="2014-01-10T00:00:00" table:style-name="ce2">
            <text:p>10-01-2014</text:p>
          </table:table-cell>
          <table:table-cell office:value-type="float" office:value="539.83000000000004" table:style-name="ce1">
            <text:p>539.83</text:p>
          </table:table-cell>
          <table:table-cell office:value-type="float" office:value="535.9866667" table:style-name="ce1">
            <text:p>535.9866667</text:p>
          </table:table-cell>
          <table:table-cell office:value-type="float" office:value="3.8433333329999999" table:style-name="ce1">
            <text:p>3.843333333</text:p>
          </table:table-cell>
          <table:table-cell office:value-type="float" office:value="532.94000000000005" table:style-name="ce1">
            <text:p>532.94</text:p>
          </table:table-cell>
          <table:table-cell office:value-type="float" office:value="538.35333330000003" table:style-name="ce1">
            <text:p>538.3533333</text:p>
          </table:table-cell>
          <table:table-cell office:value-type="float" office:value="-5.4133333329999997" table:style-name="ce1">
            <text:p>-5.413333333</text:p>
          </table:table-cell>
          <table:table-cell office:value-type="float" office:value="540.79999999999995" table:style-name="ce1">
            <text:p>540.8</text:p>
          </table:table-cell>
          <table:table-cell office:value-type="float" office:value="531.11" table:style-name="ce1">
            <text:p>531.11</text:p>
          </table:table-cell>
          <table:table-cell table:number-columns-repeated="16375"/>
        </table:table-row>
        <table:table-row table:style-name="ro1">
          <table:table-cell office:value-type="date" office:date-value="2014-01-09T00:00:00" table:style-name="ce2">
            <text:p>09-01-2014</text:p>
          </table:table-cell>
          <table:table-cell office:value-type="float" office:value="546.79999999999995" table:style-name="ce1">
            <text:p>546.8</text:p>
          </table:table-cell>
          <table:table-cell office:value-type="float" office:value="538.84666670000001" table:style-name="ce1">
            <text:p>538.8466667</text:p>
          </table:table-cell>
          <table:table-cell office:value-type="float" office:value="7.9533333329999998" table:style-name="ce1">
            <text:p>7.953333333</text:p>
          </table:table-cell>
          <table:table-cell office:value-type="float" office:value="536.51900000000001" table:style-name="ce1">
            <text:p>536.519</text:p>
          </table:table-cell>
          <table:table-cell office:value-type="float" office:value="535.06299999999999" table:style-name="ce1">
            <text:p>535.063</text:p>
          </table:table-cell>
          <table:table-cell office:value-type="float" office:value="1.456" table:style-name="ce1">
            <text:p>1.456</text:p>
          </table:table-cell>
          <table:table-cell office:value-type="float" office:value="546.86" table:style-name="ce1">
            <text:p>546.86</text:p>
          </table:table-cell>
          <table:table-cell office:value-type="float" office:value="535.3501" table:style-name="ce1">
            <text:p>535.3501</text:p>
          </table:table-cell>
          <table:table-cell table:number-columns-repeated="16375"/>
        </table:table-row>
        <table:table-row table:style-name="ro1">
          <table:table-cell office:value-type="date" office:date-value="2014-01-08T00:00:00" table:style-name="ce2">
            <text:p>08-01-2014</text:p>
          </table:table-cell>
          <table:table-cell office:value-type="float" office:value="538.80999999999995" table:style-name="ce1">
            <text:p>538.81</text:p>
          </table:table-cell>
          <table:table-cell office:value-type="float" office:value="541.81333329999995" table:style-name="ce1">
            <text:p>541.8133333</text:p>
          </table:table-cell>
          <table:table-cell office:value-type="float" office:value="-3.003333333" table:style-name="ce1">
            <text:p>-3.003333333</text:p>
          </table:table-cell>
          <table:table-cell office:value-type="float" office:value="543.46" table:style-name="ce1">
            <text:p>543.46</text:p>
          </table:table-cell>
          <table:table-cell office:value-type="float" office:value="537.63966670000002" table:style-name="ce1">
            <text:p>537.6396667</text:p>
          </table:table-cell>
          <table:table-cell office:value-type="float" office:value="5.8203333329999998" table:style-name="ce1">
            <text:p>5.820333333</text:p>
          </table:table-cell>
          <table:table-cell office:value-type="float" office:value="545.55999999999995" table:style-name="ce1">
            <text:p>545.56</text:p>
          </table:table-cell>
          <table:table-cell office:value-type="float" office:value="538.69000000000005" table:style-name="ce1">
            <text:p>538.69</text:p>
          </table:table-cell>
          <table:table-cell table:number-columns-repeated="16375"/>
        </table:table-row>
        <table:table-row table:style-name="ro1">
          <table:table-cell office:value-type="date" office:date-value="2014-01-07T00:00:00" table:style-name="ce2">
            <text:p>07-01-2014</text:p>
          </table:table-cell>
          <table:table-cell office:value-type="float" office:value="544.32000000000005" table:style-name="ce1">
            <text:p>544.32</text:p>
          </table:table-cell>
          <table:table-cell office:value-type="float" office:value="543.30999999999995" table:style-name="ce1">
            <text:p>543.31</text:p>
          </table:table-cell>
          <table:table-cell office:value-type="float" office:value="1.01" table:style-name="ce1">
            <text:p>1.01</text:p>
          </table:table-cell>
          <table:table-cell office:value-type="float" office:value="540.03750000000002" table:style-name="ce1">
            <text:p>540.0375</text:p>
          </table:table-cell>
          <table:table-cell office:value-type="float" office:value="540.00549999999998" table:style-name="ce1">
            <text:p>540.005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545.96" table:style-name="ce1">
            <text:p>545.96</text:p>
          </table:table-cell>
          <table:table-cell office:value-type="float" office:value="537.92499999999995" table:style-name="ce1">
            <text:p>537.925</text:p>
          </table:table-cell>
          <table:table-cell table:number-columns-repeated="16375"/>
        </table:table-row>
        <table:table-row table:style-name="ro1">
          <table:table-cell office:value-type="date" office:date-value="2014-01-06T00:00:00" table:style-name="ce2">
            <text:p>06-01-2014</text:p>
          </table:table-cell>
          <table:table-cell office:value-type="float" office:value="537.45000000000005" table:style-name="ce1">
            <text:p>537.45</text:p>
          </table:table-cell>
          <table:table-cell office:value-type="float" office:value="540.19333329999995" table:style-name="ce1">
            <text:p>540.1933333</text:p>
          </table:table-cell>
          <table:table-cell office:value-type="float" office:value="-2.7433333329999998" table:style-name="ce1">
            <text:p>-2.743333333</text:p>
          </table:table-cell>
          <table:table-cell office:value-type="float" office:value="543.92999999999995" table:style-name="ce1">
            <text:p>543.93</text:p>
          </table:table-cell>
          <table:table-cell office:value-type="float" office:value="542.47583329999998" table:style-name="ce1">
            <text:p>542.4758333</text:p>
          </table:table-cell>
          <table:table-cell office:value-type="float" office:value="1.454166667" table:style-name="ce1">
            <text:p>1.454166667</text:p>
          </table:table-cell>
          <table:table-cell office:value-type="float" office:value="546.79999999999995" table:style-name="ce1">
            <text:p>546.8</text:p>
          </table:table-cell>
          <table:table-cell office:value-type="float" office:value="533.6" table:style-name="ce1">
            <text:p>533.6</text:p>
          </table:table-cell>
          <table:table-cell table:number-columns-repeated="16375"/>
        </table:table-row>
        <table:table-row table:style-name="ro1">
          <table:table-cell office:value-type="date" office:date-value="2014-01-03T00:00:00" table:style-name="ce2">
            <text:p>03-01-2014</text:p>
          </table:table-cell>
          <table:table-cell office:value-type="float" office:value="552.86" table:style-name="ce1">
            <text:p>552.86</text:p>
          </table:table-cell>
          <table:table-cell office:value-type="float" office:value="544.87666669999999" table:style-name="ce1">
            <text:p>544.8766667</text:p>
          </table:table-cell>
          <table:table-cell office:value-type="float" office:value="7.983333333" table:style-name="ce1">
            <text:p>7.983333333</text:p>
          </table:table-cell>
          <table:table-cell office:value-type="float" office:value="540.98" table:style-name="ce1">
            <text:p>540.98</text:p>
          </table:table-cell>
          <table:table-cell office:value-type="float" office:value="541.64916670000002" table:style-name="ce1">
            <text:p>541.6491667</text:p>
          </table:table-cell>
          <table:table-cell office:value-type="float" office:value="-0.66916666700000005" table:style-name="ce1">
            <text:p>-0.669166667</text:p>
          </table:table-cell>
          <table:table-cell office:value-type="float" office:value="553.70000000000005" table:style-name="ce1">
            <text:p>553.7</text:p>
          </table:table-cell>
          <table:table-cell office:value-type="float" office:value="540.42999999999995" table:style-name="ce1">
            <text:p>540.43</text:p>
          </table:table-cell>
          <table:table-cell table:number-columns-repeated="16375"/>
        </table:table-row>
        <table:table-row table:style-name="ro1">
          <table:table-cell office:value-type="date" office:date-value="2014-01-02T00:00:00" table:style-name="ce2">
            <text:p>02-01-2014</text:p>
          </table:table-cell>
          <table:table-cell office:value-type="float" office:value="555.67999999999995" table:style-name="ce1">
            <text:p>555.68</text:p>
          </table:table-cell>
          <table:table-cell office:value-type="float" office:value="548.66333329999998" table:style-name="ce1">
            <text:p>548.6633333</text:p>
          </table:table-cell>
          <table:table-cell office:value-type="float" office:value="7.016666667" table:style-name="ce1">
            <text:p>7.016666667</text:p>
          </table:table-cell>
          <table:table-cell office:value-type="float" office:value="553.13" table:style-name="ce1">
            <text:p>553.13</text:p>
          </table:table-cell>
          <table:table-cell office:value-type="float" office:value="546.0133333" table:style-name="ce1">
            <text:p>546.0133333</text:p>
          </table:table-cell>
          <table:table-cell office:value-type="float" office:value="7.1166666669999996" table:style-name="ce1">
            <text:p>7.116666667</text:p>
          </table:table-cell>
          <table:table-cell office:value-type="float" office:value="557.03" table:style-name="ce1">
            <text:p>557.03</text:p>
          </table:table-cell>
          <table:table-cell office:value-type="float" office:value="552.02099999999996" table:style-name="ce1">
            <text:p>552.021</text:p>
          </table:table-cell>
          <table:table-cell table:number-columns-repeated="16375"/>
        </table:table-row>
        <table:table-row table:style-name="ro1">
          <table:table-cell office:value-type="date" office:date-value="2013-12-31T00:00:00" table:style-name="ce2">
            <text:p>31-12-2013</text:p>
          </table:table-cell>
          <table:table-cell office:value-type="float" office:value="554.16999999999996" table:style-name="ce1">
            <text:p>554.17</text:p>
          </table:table-cell>
          <table:table-cell office:value-type="float" office:value="554.2366667" table:style-name="ce1">
            <text:p>554.2366667</text:p>
          </table:table-cell>
          <table:table-cell office:value-type="float" office:value="-6.6666666999999999E-2" table:style-name="ce1">
            <text:p>-0.066666667</text:p>
          </table:table-cell>
          <table:table-cell office:value-type="float" office:value="561.02" table:style-name="ce1">
            <text:p>561.02</text:p>
          </table:table-cell>
          <table:table-cell office:value-type="float" office:value="551.71" table:style-name="ce1">
            <text:p>551.71</text:p>
          </table:table-cell>
          <table:table-cell office:value-type="float" office:value="9.31" table:style-name="ce1">
            <text:p>9.31</text:p>
          </table:table-cell>
          <table:table-cell office:value-type="float" office:value="561.28" table:style-name="ce1">
            <text:p>561.28</text:p>
          </table:table-cell>
          <table:table-cell office:value-type="float" office:value="554" table:style-name="ce1">
            <text:p>554</text:p>
          </table:table-cell>
          <table:table-cell table:number-columns-repeated="16375"/>
        </table:table-row>
        <table:table-row table:style-name="ro1">
          <table:table-cell office:value-type="date" office:date-value="2013-12-30T00:00:00" table:style-name="ce2">
            <text:p>30-12-2013</text:p>
          </table:table-cell>
          <table:table-cell office:value-type="float" office:value="557.46" table:style-name="ce1">
            <text:p>557.46</text:p>
          </table:table-cell>
          <table:table-cell office:value-type="float" office:value="555.77" table:style-name="ce1">
            <text:p>555.77</text:p>
          </table:table-cell>
          <table:table-cell office:value-type="float" office:value="1.69" table:style-name="ce1">
            <text:p>1.69</text:p>
          </table:table-cell>
          <table:table-cell office:value-type="float" office:value="554.52" table:style-name="ce1">
            <text:p>554.52</text:p>
          </table:table-cell>
          <table:table-cell office:value-type="float" office:value="556.22333330000004" table:style-name="ce1">
            <text:p>556.2233333</text:p>
          </table:table-cell>
          <table:table-cell office:value-type="float" office:value="-1.703333333" table:style-name="ce1">
            <text:p>-1.703333333</text:p>
          </table:table-cell>
          <table:table-cell office:value-type="float" office:value="560.09" table:style-name="ce1">
            <text:p>560.09</text:p>
          </table:table-cell>
          <table:table-cell office:value-type="float" office:value="552.32100000000003" table:style-name="ce1">
            <text:p>552.321</text:p>
          </table:table-cell>
          <table:table-cell table:number-columns-repeated="16375"/>
        </table:table-row>
        <table:table-row table:style-name="ro1">
          <table:table-cell office:value-type="date" office:date-value="2013-12-27T00:00:00" table:style-name="ce2">
            <text:p>27-12-2013</text:p>
          </table:table-cell>
          <table:table-cell office:value-type="float" office:value="563.82000000000005" table:style-name="ce1">
            <text:p>563.82</text:p>
          </table:table-cell>
          <table:table-cell office:value-type="float" office:value="558.48333330000003" table:style-name="ce1">
            <text:p>558.4833333</text:p>
          </table:table-cell>
          <table:table-cell office:value-type="float" office:value="5.3366666670000003" table:style-name="ce1">
            <text:p>5.336666667</text:p>
          </table:table-cell>
          <table:table-cell office:value-type="float" office:value="560.09" table:style-name="ce1">
            <text:p>560.09</text:p>
          </table:table-cell>
          <table:table-cell office:value-type="float" office:value="558.54333329999997" table:style-name="ce1">
            <text:p>558.5433333</text:p>
          </table:table-cell>
          <table:table-cell office:value-type="float" office:value="1.546666667" table:style-name="ce1">
            <text:p>1.546666667</text:p>
          </table:table-cell>
          <table:table-cell office:value-type="float" office:value="564.41" table:style-name="ce1">
            <text:p>564.41</text:p>
          </table:table-cell>
          <table:table-cell office:value-type="float" office:value="559.5" table:style-name="ce1">
            <text:p>559.5</text:p>
          </table:table-cell>
          <table:table-cell table:number-columns-repeated="16375"/>
        </table:table-row>
        <table:table-row table:style-name="ro1">
          <table:table-cell office:value-type="date" office:date-value="2013-12-26T00:00:00" table:style-name="ce2">
            <text:p>26-12-2013</text:p>
          </table:table-cell>
          <table:table-cell office:value-type="float" office:value="568.1" table:style-name="ce1">
            <text:p>568.1</text:p>
          </table:table-cell>
          <table:table-cell office:value-type="float" office:value="563.12666669999999" table:style-name="ce1">
            <text:p>563.1266667</text:p>
          </table:table-cell>
          <table:table-cell office:value-type="float" office:value="4.9733333330000002" table:style-name="ce1">
            <text:p>4.973333333</text:p>
          </table:table-cell>
          <table:table-cell office:value-type="float" office:value="563.9" table:style-name="ce1">
            <text:p>563.9</text:p>
          </table:table-cell>
          <table:table-cell office:value-type="float" office:value="559.50333330000001" table:style-name="ce1">
            <text:p>559.5033333</text:p>
          </table:table-cell>
          <table:table-cell office:value-type="float" office:value="4.3966666669999999" table:style-name="ce1">
            <text:p>4.396666667</text:p>
          </table:table-cell>
          <table:table-cell office:value-type="float" office:value="569.5" table:style-name="ce1">
            <text:p>569.5</text:p>
          </table:table-cell>
          <table:table-cell office:value-type="float" office:value="563.37599999999998" table:style-name="ce1">
            <text:p>563.376</text:p>
          </table:table-cell>
          <table:table-cell table:number-columns-repeated="16375"/>
        </table:table-row>
        <table:table-row table:style-name="ro1">
          <table:table-cell office:value-type="date" office:date-value="2013-12-24T00:00:00" table:style-name="ce2">
            <text:p>24-12-2013</text:p>
          </table:table-cell>
          <table:table-cell office:value-type="float" office:value="569.89" table:style-name="ce1">
            <text:p>569.89</text:p>
          </table:table-cell>
          <table:table-cell office:value-type="float" office:value="567.27" table:style-name="ce1">
            <text:p>567.27</text:p>
          </table:table-cell>
          <table:table-cell office:value-type="float" office:value="2.62" table:style-name="ce1">
            <text:p>2.62</text:p>
          </table:table-cell>
          <table:table-cell office:value-type="float" office:value="567.66999999999996" table:style-name="ce1">
            <text:p>567.67</text:p>
          </table:table-cell>
          <table:table-cell office:value-type="float" office:value="563.88666669999998" table:style-name="ce1">
            <text:p>563.8866667</text:p>
          </table:table-cell>
          <table:table-cell office:value-type="float" office:value="3.7833333329999999" table:style-name="ce1">
            <text:p>3.783333333</text:p>
          </table:table-cell>
          <table:table-cell office:value-type="float" office:value="571.88" table:style-name="ce1">
            <text:p>571.88</text:p>
          </table:table-cell>
          <table:table-cell office:value-type="float" office:value="566.03" table:style-name="ce1">
            <text:p>566.03</text:p>
          </table:table-cell>
          <table:table-cell table:number-columns-repeated="16375"/>
        </table:table-row>
        <table:table-row table:style-name="ro1">
          <table:table-cell office:value-type="date" office:date-value="2013-12-23T00:00:00" table:style-name="ce2">
            <text:p>23-12-2013</text:p>
          </table:table-cell>
          <table:table-cell office:value-type="float" office:value="568" table:style-name="ce1">
            <text:p>568</text:p>
          </table:table-cell>
          <table:table-cell office:value-type="float" office:value="568.66333329999998" table:style-name="ce1">
            <text:p>568.6633333</text:p>
          </table:table-cell>
          <table:table-cell office:value-type="float" office:value="-0.66333333299999997" table:style-name="ce1">
            <text:p>-0.663333333</text:p>
          </table:table-cell>
          <table:table-cell office:value-type="float" office:value="570.09" table:style-name="ce1">
            <text:p>570.09</text:p>
          </table:table-cell>
          <table:table-cell office:value-type="float" office:value="567.22" table:style-name="ce1">
            <text:p>567.22</text:p>
          </table:table-cell>
          <table:table-cell office:value-type="float" office:value="2.87" table:style-name="ce1">
            <text:p>2.87</text:p>
          </table:table-cell>
          <table:table-cell office:value-type="float" office:value="570.72" table:style-name="ce1">
            <text:p>570.72</text:p>
          </table:table-cell>
          <table:table-cell office:value-type="float" office:value="562.76" table:style-name="ce1">
            <text:p>562.76</text:p>
          </table:table-cell>
          <table:table-cell table:number-columns-repeated="16375"/>
        </table:table-row>
        <table:table-row table:style-name="ro1">
          <table:table-cell office:value-type="date" office:date-value="2013-12-20T00:00:00" table:style-name="ce2">
            <text:p>20-12-2013</text:p>
          </table:table-cell>
          <table:table-cell office:value-type="float" office:value="545.42999999999995" table:style-name="ce1">
            <text:p>545.43</text:p>
          </table:table-cell>
          <table:table-cell office:value-type="float" office:value="561.10666670000001" table:style-name="ce1">
            <text:p>561.1066667</text:p>
          </table:table-cell>
          <table:table-cell office:value-type="float" office:value="-15.676666669999999" table:style-name="ce1">
            <text:p>-15.67666667</text:p>
          </table:table-cell>
          <table:table-cell office:value-type="float" office:value="549.02" table:style-name="ce1">
            <text:p>549.02</text:p>
          </table:table-cell>
          <table:table-cell office:value-type="float" office:value="562.26" table:style-name="ce1">
            <text:p>562.26</text:p>
          </table:table-cell>
          <table:table-cell office:value-type="float" office:value="-13.24" table:style-name="ce1">
            <text:p>-13.24</text:p>
          </table:table-cell>
          <table:table-cell office:value-type="float" office:value="551.61" table:style-name="ce1">
            <text:p>551.61</text:p>
          </table:table-cell>
          <table:table-cell office:value-type="float" office:value="544.8175" table:style-name="ce1">
            <text:p>544.8175</text:p>
          </table:table-cell>
          <table:table-cell table:number-columns-repeated="16375"/>
        </table:table-row>
        <table:table-row table:style-name="ro1">
          <table:table-cell office:value-type="date" office:date-value="2013-12-19T00:00:00" table:style-name="ce2">
            <text:p>19-12-2013</text:p>
          </table:table-cell>
          <table:table-cell office:value-type="float" office:value="549.5" table:style-name="ce1">
            <text:p>549.5</text:p>
          </table:table-cell>
          <table:table-cell office:value-type="float" office:value="554.30999999999995" table:style-name="ce1">
            <text:p>554.31</text:p>
          </table:table-cell>
          <table:table-cell office:value-type="float" office:value="-4.8099999999999996" table:style-name="ce1">
            <text:p>-4.81</text:p>
          </table:table-cell>
          <table:table-cell office:value-type="float" office:value="544.46" table:style-name="ce1">
            <text:p>544.46</text:p>
          </table:table-cell>
          <table:table-cell office:value-type="float" office:value="554.52333329999999" table:style-name="ce1">
            <text:p>554.5233333</text:p>
          </table:table-cell>
          <table:table-cell office:value-type="float" office:value="-10.063333330000001" table:style-name="ce1">
            <text:p>-10.06333333</text:p>
          </table:table-cell>
          <table:table-cell office:value-type="float" office:value="550" table:style-name="ce1">
            <text:p>550</text:p>
          </table:table-cell>
          <table:table-cell office:value-type="float" office:value="543.73009999999999" table:style-name="ce1">
            <text:p>543.7301</text:p>
          </table:table-cell>
          <table:table-cell table:number-columns-repeated="16375"/>
        </table:table-row>
        <table:table-row table:style-name="ro1">
          <table:table-cell office:value-type="date" office:date-value="2013-12-18T00:00:00" table:style-name="ce2">
            <text:p>18-12-2013</text:p>
          </table:table-cell>
          <table:table-cell office:value-type="float" office:value="549.70000000000005" table:style-name="ce1">
            <text:p>549.7</text:p>
          </table:table-cell>
          <table:table-cell office:value-type="float" office:value="548.21" table:style-name="ce1">
            <text:p>548.21</text:p>
          </table:table-cell>
          <table:table-cell office:value-type="float" office:value="1.49" table:style-name="ce1">
            <text:p>1.49</text:p>
          </table:table-cell>
          <table:table-cell office:value-type="float" office:value="550.77" table:style-name="ce1">
            <text:p>550.77</text:p>
          </table:table-cell>
          <table:table-cell office:value-type="float" office:value="548.08333330000005" table:style-name="ce1">
            <text:p>548.0833333</text:p>
          </table:table-cell>
          <table:table-cell office:value-type="float" office:value="2.6866666669999999" table:style-name="ce1">
            <text:p>2.686666667</text:p>
          </table:table-cell>
          <table:table-cell office:value-type="float" office:value="551.45000000000005" table:style-name="ce1">
            <text:p>551.45</text:p>
          </table:table-cell>
          <table:table-cell office:value-type="float" office:value="538.79999999999995" table:style-name="ce1">
            <text:p>538.8</text:p>
          </table:table-cell>
          <table:table-cell table:number-columns-repeated="16375"/>
        </table:table-row>
        <table:table-row table:style-name="ro1">
          <table:table-cell office:value-type="date" office:date-value="2013-12-17T00:00:00" table:style-name="ce2">
            <text:p>17-12-2013</text:p>
          </table:table-cell>
          <table:table-cell office:value-type="float" office:value="555.80999999999995" table:style-name="ce1">
            <text:p>555.81</text:p>
          </table:table-cell>
          <table:table-cell office:value-type="float" office:value="551.66999999999996" table:style-name="ce1">
            <text:p>551.67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554.99" table:style-name="ce1">
            <text:p>554.99</text:p>
          </table:table-cell>
          <table:table-cell office:value-type="float" office:value="550.07333329999994" table:style-name="ce1">
            <text:p>550.0733333</text:p>
          </table:table-cell>
          <table:table-cell office:value-type="float" office:value="4.9166666670000003" table:style-name="ce1">
            <text:p>4.916666667</text:p>
          </table:table-cell>
          <table:table-cell office:value-type="float" office:value="559.44000000000005" table:style-name="ce1">
            <text:p>559.44</text:p>
          </table:table-cell>
          <table:table-cell office:value-type="float" office:value="553.375" table:style-name="ce1">
            <text:p>553.375</text:p>
          </table:table-cell>
          <table:table-cell table:number-columns-repeated="16375"/>
        </table:table-row>
        <table:table-row table:style-name="ro1">
          <table:table-cell office:value-type="date" office:date-value="2013-12-16T00:00:00" table:style-name="ce2">
            <text:p>16-12-2013</text:p>
          </table:table-cell>
          <table:table-cell office:value-type="float" office:value="555.02" table:style-name="ce1">
            <text:p>555.02</text:p>
          </table:table-cell>
          <table:table-cell office:value-type="float" office:value="553.51" table:style-name="ce1">
            <text:p>553.51</text:p>
          </table:table-cell>
          <table:table-cell office:value-type="float" office:value="1.51" table:style-name="ce1">
            <text:p>1.51</text:p>
          </table:table-cell>
          <table:table-cell office:value-type="float" office:value="557.5" table:style-name="ce1">
            <text:p>557.5</text:p>
          </table:table-cell>
          <table:table-cell office:value-type="float" office:value="554.41999999999996" table:style-name="ce1">
            <text:p>554.42</text:p>
          </table:table-cell>
          <table:table-cell office:value-type="float" office:value="3.08" table:style-name="ce1">
            <text:p>3.08</text:p>
          </table:table-cell>
          <table:table-cell office:value-type="float" office:value="562.63890000000004" table:style-name="ce1">
            <text:p>562.6389</text:p>
          </table:table-cell>
          <table:table-cell office:value-type="float" office:value="555.01" table:style-name="ce1">
            <text:p>555.01</text:p>
          </table:table-cell>
          <table:table-cell table:number-columns-repeated="16375"/>
        </table:table-row>
        <table:table-row table:style-name="ro1">
          <table:table-cell office:value-type="date" office:date-value="2013-12-13T00:00:00" table:style-name="ce2">
            <text:p>13-12-2013</text:p>
          </table:table-cell>
          <table:table-cell office:value-type="float" office:value="562.85" table:style-name="ce1">
            <text:p>562.85</text:p>
          </table:table-cell>
          <table:table-cell office:value-type="float" office:value="557.89333329999999" table:style-name="ce1">
            <text:p>557.8933333</text:p>
          </table:table-cell>
          <table:table-cell office:value-type="float" office:value="4.9566666670000004" table:style-name="ce1">
            <text:p>4.956666667</text:p>
          </table:table-cell>
          <table:table-cell office:value-type="float" office:value="554.42999999999995" table:style-name="ce1">
            <text:p>554.43</text:p>
          </table:table-cell>
          <table:table-cell office:value-type="float" office:value="555.64" table:style-name="ce1">
            <text:p>555.64</text:p>
          </table:table-cell>
          <table:table-cell office:value-type="float" office:value="-1.21" table:style-name="ce1">
            <text:p>-1.21</text:p>
          </table:table-cell>
          <table:table-cell office:value-type="float" office:value="562.88" table:style-name="ce1">
            <text:p>562.88</text:p>
          </table:table-cell>
          <table:table-cell office:value-type="float" office:value="553.66999999999996" table:style-name="ce1">
            <text:p>553.67</text:p>
          </table:table-cell>
          <table:table-cell table:number-columns-repeated="16375"/>
        </table:table-row>
        <table:table-row table:style-name="ro1">
          <table:table-cell office:value-type="date" office:date-value="2013-12-12T00:00:00" table:style-name="ce2">
            <text:p>12-12-2013</text:p>
          </table:table-cell>
          <table:table-cell office:value-type="float" office:value="562.14200000000005" table:style-name="ce1">
            <text:p>562.142</text:p>
          </table:table-cell>
          <table:table-cell office:value-type="float" office:value="560.00400000000002" table:style-name="ce1">
            <text:p>560.004</text:p>
          </table:table-cell>
          <table:table-cell office:value-type="float" office:value="2.1379999999999999" table:style-name="ce1">
            <text:p>2.138</text:p>
          </table:table-cell>
          <table:table-cell office:value-type="float" office:value="560.54" table:style-name="ce1">
            <text:p>560.54</text:p>
          </table:table-cell>
          <table:table-cell office:value-type="float" office:value="557.49" table:style-name="ce1">
            <text:p>557.49</text:p>
          </table:table-cell>
          <table:table-cell office:value-type="float" office:value="3.05" table:style-name="ce1">
            <text:p>3.05</text:p>
          </table:table-cell>
          <table:table-cell office:value-type="float" office:value="565.34" table:style-name="ce1">
            <text:p>565.34</text:p>
          </table:table-cell>
          <table:table-cell office:value-type="float" office:value="560.03" table:style-name="ce1">
            <text:p>560.03</text:p>
          </table:table-cell>
          <table:table-cell table:number-columns-repeated="16375"/>
        </table:table-row>
        <table:table-row table:style-name="ro1">
          <table:table-cell office:value-type="date" office:date-value="2013-12-11T00:00:00" table:style-name="ce2">
            <text:p>11-12-2013</text:p>
          </table:table-cell>
          <table:table-cell office:value-type="float" office:value="567" table:style-name="ce1">
            <text:p>567</text:p>
          </table:table-cell>
          <table:table-cell office:value-type="float" office:value="563.99733330000004" table:style-name="ce1">
            <text:p>563.9973333</text:p>
          </table:table-cell>
          <table:table-cell office:value-type="float" office:value="3.0026666670000002" table:style-name="ce1">
            <text:p>3.002666667</text:p>
          </table:table-cell>
          <table:table-cell office:value-type="float" office:value="561.36" table:style-name="ce1">
            <text:p>561.36</text:p>
          </table:table-cell>
          <table:table-cell office:value-type="float" office:value="558.77666669999996" table:style-name="ce1">
            <text:p>558.7766667</text:p>
          </table:table-cell>
          <table:table-cell office:value-type="float" office:value="2.5833333330000001" table:style-name="ce1">
            <text:p>2.583333333</text:p>
          </table:table-cell>
          <table:table-cell office:value-type="float" office:value="570.97" table:style-name="ce1">
            <text:p>570.97</text:p>
          </table:table-cell>
          <table:table-cell office:value-type="float" office:value="559.69000000000005" table:style-name="ce1">
            <text:p>559.69</text:p>
          </table:table-cell>
          <table:table-cell table:number-columns-repeated="16375"/>
        </table:table-row>
        <table:table-row table:style-name="ro1">
          <table:table-cell office:value-type="date" office:date-value="2013-12-10T00:00:00" table:style-name="ce2">
            <text:p>10-12-2013</text:p>
          </table:table-cell>
          <table:table-cell office:value-type="float" office:value="563.58000000000004" table:style-name="ce1">
            <text:p>563.58</text:p>
          </table:table-cell>
          <table:table-cell office:value-type="float" office:value="564.24066670000002" table:style-name="ce1">
            <text:p>564.2406667</text:p>
          </table:table-cell>
          <table:table-cell office:value-type="float" office:value="-0.66066666699999999" table:style-name="ce1">
            <text:p>-0.660666667</text:p>
          </table:table-cell>
          <table:table-cell office:value-type="float" office:value="565.54999999999995" table:style-name="ce1">
            <text:p>565.55</text:p>
          </table:table-cell>
          <table:table-cell office:value-type="float" office:value="562.48333330000003" table:style-name="ce1">
            <text:p>562.4833333</text:p>
          </table:table-cell>
          <table:table-cell office:value-type="float" office:value="3.0666666669999998" table:style-name="ce1">
            <text:p>3.066666667</text:p>
          </table:table-cell>
          <table:table-cell office:value-type="float" office:value="567.88" table:style-name="ce1">
            <text:p>567.88</text:p>
          </table:table-cell>
          <table:table-cell office:value-type="float" office:value="561.20000000000005" table:style-name="ce1">
            <text:p>561.2</text:p>
          </table:table-cell>
          <table:table-cell table:number-columns-repeated="16375"/>
        </table:table-row>
        <table:table-row table:style-name="ro1">
          <table:table-cell office:value-type="date" office:date-value="2013-12-09T00:00:00" table:style-name="ce2">
            <text:p>09-12-2013</text:p>
          </table:table-cell>
          <table:table-cell office:value-type="float" office:value="560.90009999999995" table:style-name="ce1">
            <text:p>560.9001</text:p>
          </table:table-cell>
          <table:table-cell office:value-type="float" office:value="563.82669999999996" table:style-name="ce1">
            <text:p>563.8267</text:p>
          </table:table-cell>
          <table:table-cell office:value-type="float" office:value="-2.9266000000000001" table:style-name="ce1">
            <text:p>-2.9266</text:p>
          </table:table-cell>
          <table:table-cell office:value-type="float" office:value="566.42999999999995" table:style-name="ce1">
            <text:p>566.43</text:p>
          </table:table-cell>
          <table:table-cell office:value-type="float" office:value="564.44666670000004" table:style-name="ce1">
            <text:p>564.4466667</text:p>
          </table:table-cell>
          <table:table-cell office:value-type="float" office:value="1.983333333" table:style-name="ce1">
            <text:p>1.983333333</text:p>
          </table:table-cell>
          <table:table-cell office:value-type="float" office:value="569.58000000000004" table:style-name="ce1">
            <text:p>569.58</text:p>
          </table:table-cell>
          <table:table-cell office:value-type="float" office:value="560.90009999999995" table:style-name="ce1">
            <text:p>560.9001</text:p>
          </table:table-cell>
          <table:table-cell table:number-columns-repeated="16375"/>
        </table:table-row>
        <table:table-row table:style-name="ro1">
          <table:table-cell office:value-type="date" office:date-value="2013-12-06T00:00:00" table:style-name="ce2">
            <text:p>06-12-2013</text:p>
          </table:table-cell>
          <table:table-cell office:value-type="float" office:value="565.79" table:style-name="ce1">
            <text:p>565.79</text:p>
          </table:table-cell>
          <table:table-cell office:value-type="float" office:value="563.42336669999997" table:style-name="ce1">
            <text:p>563.4233667</text:p>
          </table:table-cell>
          <table:table-cell office:value-type="float" office:value="2.3666333329999998" table:style-name="ce1">
            <text:p>2.366633333</text:p>
          </table:table-cell>
          <table:table-cell office:value-type="float" office:value="560.02" table:style-name="ce1">
            <text:p>560.02</text:p>
          </table:table-cell>
          <table:table-cell office:value-type="float" office:value="564" table:style-name="ce1">
            <text:p>564</text:p>
          </table:table-cell>
          <table:table-cell office:value-type="float" office:value="-3.98" table:style-name="ce1">
            <text:p>-3.98</text:p>
          </table:table-cell>
          <table:table-cell office:value-type="float" office:value="566.75" table:style-name="ce1">
            <text:p>566.75</text:p>
          </table:table-cell>
          <table:table-cell office:value-type="float" office:value="559.57000000000005" table:style-name="ce1">
            <text:p>559.57</text:p>
          </table:table-cell>
          <table:table-cell table:number-columns-repeated="16375"/>
        </table:table-row>
        <table:table-row table:style-name="ro1">
          <table:table-cell office:value-type="date" office:date-value="2013-12-05T00:00:00" table:style-name="ce2">
            <text:p>05-12-2013</text:p>
          </table:table-cell>
          <table:table-cell office:value-type="float" office:value="572.65" table:style-name="ce1">
            <text:p>572.65</text:p>
          </table:table-cell>
          <table:table-cell office:value-type="float" office:value="566.44669999999996" table:style-name="ce1">
            <text:p>566.4467</text:p>
          </table:table-cell>
          <table:table-cell office:value-type="float" office:value="6.2032999999999996" table:style-name="ce1">
            <text:p>6.2033</text:p>
          </table:table-cell>
          <table:table-cell office:value-type="float" office:value="567.90099999999995" table:style-name="ce1">
            <text:p>567.901</text:p>
          </table:table-cell>
          <table:table-cell office:value-type="float" office:value="564.78366670000003" table:style-name="ce1">
            <text:p>564.7836667</text:p>
          </table:table-cell>
          <table:table-cell office:value-type="float" office:value="3.1173333329999999" table:style-name="ce1">
            <text:p>3.117333333</text:p>
          </table:table-cell>
          <table:table-cell office:value-type="float" office:value="575.13580000000002" table:style-name="ce1">
            <text:p>575.1358</text:p>
          </table:table-cell>
          <table:table-cell office:value-type="float" office:value="566.41" table:style-name="ce1">
            <text:p>566.41</text:p>
          </table:table-cell>
          <table:table-cell table:number-columns-repeated="16375"/>
        </table:table-row>
        <table:table-row table:style-name="ro1">
          <table:table-cell office:value-type="date" office:date-value="2013-12-04T00:00:00" table:style-name="ce2">
            <text:p>04-12-2013</text:p>
          </table:table-cell>
          <table:table-cell office:value-type="float" office:value="565.5" table:style-name="ce1">
            <text:p>565.5</text:p>
          </table:table-cell>
          <table:table-cell office:value-type="float" office:value="567.98" table:style-name="ce1">
            <text:p>567.98</text:p>
          </table:table-cell>
          <table:table-cell office:value-type="float" office:value="-2.48" table:style-name="ce1">
            <text:p>-2.48</text:p>
          </table:table-cell>
          <table:table-cell office:value-type="float" office:value="565" table:style-name="ce1">
            <text:p>565</text:p>
          </table:table-cell>
          <table:table-cell office:value-type="float" office:value="564.30700000000002" table:style-name="ce1">
            <text:p>564.307</text:p>
          </table:table-cell>
          <table:table-cell office:value-type="float" office:value="0.69299999999999995" table:style-name="ce1">
            <text:p>0.693</text:p>
          </table:table-cell>
          <table:table-cell office:value-type="float" office:value="569.19000000000005" table:style-name="ce1">
            <text:p>569.19</text:p>
          </table:table-cell>
          <table:table-cell office:value-type="float" office:value="560.82000000000005" table:style-name="ce1">
            <text:p>560.82</text:p>
          </table:table-cell>
          <table:table-cell table:number-columns-repeated="16375"/>
        </table:table-row>
        <table:table-row table:style-name="ro1">
          <table:table-cell office:value-type="date" office:date-value="2013-12-03T00:00:00" table:style-name="ce2">
            <text:p>03-12-2013</text:p>
          </table:table-cell>
          <table:table-cell office:value-type="float" office:value="558.29999999999995" table:style-name="ce1">
            <text:p>558.3</text:p>
          </table:table-cell>
          <table:table-cell office:value-type="float" office:value="565.48333330000003" table:style-name="ce1">
            <text:p>565.4833333</text:p>
          </table:table-cell>
          <table:table-cell office:value-type="float" office:value="-7.1833333330000002" table:style-name="ce1">
            <text:p>-7.183333333</text:p>
          </table:table-cell>
          <table:table-cell office:value-type="float" office:value="566.322" table:style-name="ce1">
            <text:p>566.322</text:p>
          </table:table-cell>
          <table:table-cell office:value-type="float" office:value="566.40766670000005" table:style-name="ce1">
            <text:p>566.4076667</text:p>
          </table:table-cell>
          <table:table-cell office:value-type="float" office:value="-8.5666667000000002E-2" table:style-name="ce1">
            <text:p>-0.085666667</text:p>
          </table:table-cell>
          <table:table-cell office:value-type="float" office:value="566.38" table:style-name="ce1">
            <text:p>566.38</text:p>
          </table:table-cell>
          <table:table-cell office:value-type="float" office:value="557.67999999999995" table:style-name="ce1">
            <text:p>557.68</text:p>
          </table:table-cell>
          <table:table-cell table:number-columns-repeated="16375"/>
        </table:table-row>
        <table:table-row table:style-name="ro1">
          <table:table-cell office:value-type="date" office:date-value="2013-12-02T00:00:00" table:style-name="ce2">
            <text:p>02-12-2013</text:p>
          </table:table-cell>
          <table:table-cell office:value-type="float" office:value="558" table:style-name="ce1">
            <text:p>558</text:p>
          </table:table-cell>
          <table:table-cell office:value-type="float" office:value="560.6" table:style-name="ce1">
            <text:p>560.6</text:p>
          </table:table-cell>
          <table:table-cell office:value-type="float" office:value="-2.6" table:style-name="ce1">
            <text:p>-2.6</text:p>
          </table:table-cell>
          <table:table-cell office:value-type="float" office:value="551.23" table:style-name="ce1">
            <text:p>551.23</text:p>
          </table:table-cell>
          <table:table-cell office:value-type="float" office:value="560.85066670000003" table:style-name="ce1">
            <text:p>560.8506667</text:p>
          </table:table-cell>
          <table:table-cell office:value-type="float" office:value="-9.6206666670000001" table:style-name="ce1">
            <text:p>-9.620666667</text:p>
          </table:table-cell>
          <table:table-cell office:value-type="float" office:value="564.32989999999995" table:style-name="ce1">
            <text:p>564.3299</text:p>
          </table:table-cell>
          <table:table-cell office:value-type="float" office:value="550.82000000000005" table:style-name="ce1">
            <text:p>550.82</text:p>
          </table:table-cell>
          <table:table-cell table:number-columns-repeated="16375"/>
        </table:table-row>
        <table:table-row table:style-name="ro1">
          <table:table-cell office:value-type="date" office:date-value="2013-11-29T00:00:00" table:style-name="ce2">
            <text:p>29-11-2013</text:p>
          </table:table-cell>
          <table:table-cell office:value-type="float" office:value="549.48" table:style-name="ce1">
            <text:p>549.48</text:p>
          </table:table-cell>
          <table:table-cell office:value-type="float" office:value="555.26" table:style-name="ce1">
            <text:p>555.26</text:p>
          </table:table-cell>
          <table:table-cell office:value-type="float" office:value="-5.78" table:style-name="ce1">
            <text:p>-5.78</text:p>
          </table:table-cell>
          <table:table-cell office:value-type="float" office:value="556.07000000000005" table:style-name="ce1">
            <text:p>556.07</text:p>
          </table:table-cell>
          <table:table-cell office:value-type="float" office:value="557.87400000000002" table:style-name="ce1">
            <text:p>557.874</text:p>
          </table:table-cell>
          <table:table-cell office:value-type="float" office:value="-1.804" table:style-name="ce1">
            <text:p>-1.804</text:p>
          </table:table-cell>
          <table:table-cell office:value-type="float" office:value="558.33000000000004" table:style-name="ce1">
            <text:p>558.33</text:p>
          </table:table-cell>
          <table:table-cell office:value-type="float" office:value="547.80999999999995" table:style-name="ce1">
            <text:p>547.81</text:p>
          </table:table-cell>
          <table:table-cell table:number-columns-repeated="16375"/>
        </table:table-row>
        <table:table-row table:style-name="ro1">
          <table:table-cell office:value-type="date" office:date-value="2013-11-27T00:00:00" table:style-name="ce2">
            <text:p>27-11-2013</text:p>
          </table:table-cell>
          <table:table-cell office:value-type="float" office:value="536.30999999999995" table:style-name="ce1">
            <text:p>536.31</text:p>
          </table:table-cell>
          <table:table-cell office:value-type="float" office:value="547.92999999999995" table:style-name="ce1">
            <text:p>547.93</text:p>
          </table:table-cell>
          <table:table-cell office:value-type="float" office:value="-11.62" table:style-name="ce1">
            <text:p>-11.62</text:p>
          </table:table-cell>
          <table:table-cell office:value-type="float" office:value="545.96" table:style-name="ce1">
            <text:p>545.96</text:p>
          </table:table-cell>
          <table:table-cell office:value-type="float" office:value="551.08666670000002" table:style-name="ce1">
            <text:p>551.0866667</text:p>
          </table:table-cell>
          <table:table-cell office:value-type="float" office:value="-5.1266666670000003" table:style-name="ce1">
            <text:p>-5.126666667</text:p>
          </table:table-cell>
          <table:table-cell office:value-type="float" office:value="546" table:style-name="ce1">
            <text:p>546</text:p>
          </table:table-cell>
          <table:table-cell office:value-type="float" office:value="533.4" table:style-name="ce1">
            <text:p>533.4</text:p>
          </table:table-cell>
          <table:table-cell table:number-columns-repeated="16375"/>
        </table:table-row>
        <table:table-row table:style-name="ro1">
          <table:table-cell office:value-type="date" office:date-value="2013-11-26T00:00:00" table:style-name="ce2">
            <text:p>26-11-2013</text:p>
          </table:table-cell>
          <table:table-cell office:value-type="float" office:value="524.12" table:style-name="ce1">
            <text:p>524.12</text:p>
          </table:table-cell>
          <table:table-cell office:value-type="float" office:value="536.63666669999998" table:style-name="ce1">
            <text:p>536.6366667</text:p>
          </table:table-cell>
          <table:table-cell office:value-type="float" office:value="-12.516666669999999" table:style-name="ce1">
            <text:p>-12.51666667</text:p>
          </table:table-cell>
          <table:table-cell office:value-type="float" office:value="533.4" table:style-name="ce1">
            <text:p>533.4</text:p>
          </table:table-cell>
          <table:table-cell office:value-type="float" office:value="545.14333329999999" table:style-name="ce1">
            <text:p>545.1433333</text:p>
          </table:table-cell>
          <table:table-cell office:value-type="float" office:value="-11.74333333" table:style-name="ce1">
            <text:p>-11.74333333</text:p>
          </table:table-cell>
          <table:table-cell office:value-type="float" office:value="536.14" table:style-name="ce1">
            <text:p>536.14</text:p>
          </table:table-cell>
          <table:table-cell office:value-type="float" office:value="524" table:style-name="ce1">
            <text:p>524</text:p>
          </table:table-cell>
          <table:table-cell table:number-columns-repeated="16375"/>
        </table:table-row>
        <table:table-row table:style-name="ro1">
          <table:table-cell office:value-type="date" office:date-value="2013-11-25T00:00:00" table:style-name="ce2">
            <text:p>25-11-2013</text:p>
          </table:table-cell>
          <table:table-cell office:value-type="float" office:value="521.02" table:style-name="ce1">
            <text:p>521.02</text:p>
          </table:table-cell>
          <table:table-cell office:value-type="float" office:value="527.15" table:style-name="ce1">
            <text:p>527.15</text:p>
          </table:table-cell>
          <table:table-cell office:value-type="float" office:value="-6.13" table:style-name="ce1">
            <text:p>-6.13</text:p>
          </table:table-cell>
          <table:table-cell office:value-type="float" office:value="523.74" table:style-name="ce1">
            <text:p>523.74</text:p>
          </table:table-cell>
          <table:table-cell office:value-type="float" office:value="534.3666667" table:style-name="ce1">
            <text:p>534.3666667</text:p>
          </table:table-cell>
          <table:table-cell office:value-type="float" office:value="-10.626666670000001" table:style-name="ce1">
            <text:p>-10.62666667</text:p>
          </table:table-cell>
          <table:table-cell office:value-type="float" office:value="525.87" table:style-name="ce1">
            <text:p>525.87</text:p>
          </table:table-cell>
          <table:table-cell office:value-type="float" office:value="521" table:style-name="ce1">
            <text:p>521</text:p>
          </table:table-cell>
          <table:table-cell table:number-columns-repeated="16375"/>
        </table:table-row>
        <table:table-row table:style-name="ro1">
          <table:table-cell office:value-type="date" office:date-value="2013-11-22T00:00:00" table:style-name="ce2">
            <text:p>22-11-2013</text:p>
          </table:table-cell>
          <table:table-cell office:value-type="float" office:value="519.52" table:style-name="ce1">
            <text:p>519.52</text:p>
          </table:table-cell>
          <table:table-cell office:value-type="float" office:value="521.55333329999996" table:style-name="ce1">
            <text:p>521.5533333</text:p>
          </table:table-cell>
          <table:table-cell office:value-type="float" office:value="-2.0333333329999999" table:style-name="ce1">
            <text:p>-2.033333333</text:p>
          </table:table-cell>
          <table:table-cell office:value-type="float" office:value="519.79999999999995" table:style-name="ce1">
            <text:p>519.8</text:p>
          </table:table-cell>
          <table:table-cell office:value-type="float" office:value="525.64666669999997" table:style-name="ce1">
            <text:p>525.6466667</text:p>
          </table:table-cell>
          <table:table-cell office:value-type="float" office:value="-5.846666667" table:style-name="ce1">
            <text:p>-5.846666667</text:p>
          </table:table-cell>
          <table:table-cell office:value-type="float" office:value="522.16" table:style-name="ce1">
            <text:p>522.16</text:p>
          </table:table-cell>
          <table:table-cell office:value-type="float" office:value="518.53" table:style-name="ce1">
            <text:p>518.53</text:p>
          </table:table-cell>
          <table:table-cell table:number-columns-repeated="16375"/>
        </table:table-row>
        <table:table-row table:style-name="ro1">
          <table:table-cell office:value-type="date" office:date-value="2013-11-21T00:00:00" table:style-name="ce2">
            <text:p>21-11-2013</text:p>
          </table:table-cell>
          <table:table-cell office:value-type="float" office:value="517.6" table:style-name="ce1">
            <text:p>517.6</text:p>
          </table:table-cell>
          <table:table-cell office:value-type="float" office:value="519.38" table:style-name="ce1">
            <text:p>519.38</text:p>
          </table:table-cell>
          <table:table-cell office:value-type="float" office:value="-1.78" table:style-name="ce1">
            <text:p>-1.78</text:p>
          </table:table-cell>
          <table:table-cell office:value-type="float" office:value="521.13599999999997" table:style-name="ce1">
            <text:p>521.136</text:p>
          </table:table-cell>
          <table:table-cell office:value-type="float" office:value="521.5586667" table:style-name="ce1">
            <text:p>521.5586667</text:p>
          </table:table-cell>
          <table:table-cell office:value-type="float" office:value="-0.422666667" table:style-name="ce1">
            <text:p>-0.422666667</text:p>
          </table:table-cell>
          <table:table-cell office:value-type="float" office:value="521.21" table:style-name="ce1">
            <text:p>521.21</text:p>
          </table:table-cell>
          <table:table-cell office:value-type="float" office:value="513.66999999999996" table:style-name="ce1">
            <text:p>513.67</text:p>
          </table:table-cell>
          <table:table-cell table:number-columns-repeated="16375"/>
        </table:table-row>
        <table:table-row table:style-name="ro1">
          <table:table-cell office:value-type="date" office:date-value="2013-11-20T00:00:00" table:style-name="ce2">
            <text:p>20-11-2013</text:p>
          </table:table-cell>
          <table:table-cell office:value-type="float" office:value="519.23" table:style-name="ce1">
            <text:p>519.23</text:p>
          </table:table-cell>
          <table:table-cell office:value-type="float" office:value="518.78333329999998" table:style-name="ce1">
            <text:p>518.7833333</text:p>
          </table:table-cell>
          <table:table-cell office:value-type="float" office:value="0.44666666700000002" table:style-name="ce1">
            <text:p>0.446666667</text:p>
          </table:table-cell>
          <table:table-cell office:value-type="float" office:value="515" table:style-name="ce1">
            <text:p>515</text:p>
          </table:table-cell>
          <table:table-cell office:value-type="float" office:value="518.64533329999995" table:style-name="ce1">
            <text:p>518.6453333</text:p>
          </table:table-cell>
          <table:table-cell office:value-type="float" office:value="-3.645333333" table:style-name="ce1">
            <text:p>-3.645333333</text:p>
          </table:table-cell>
          <table:table-cell office:value-type="float" office:value="520.41999999999996" table:style-name="ce1">
            <text:p>520.42</text:p>
          </table:table-cell>
          <table:table-cell office:value-type="float" office:value="514.33000000000004" table:style-name="ce1">
            <text:p>514.33</text:p>
          </table:table-cell>
          <table:table-cell table:number-columns-repeated="16375"/>
        </table:table-row>
        <table:table-row table:style-name="ro1">
          <table:table-cell office:value-type="date" office:date-value="2013-11-19T00:00:00" table:style-name="ce2">
            <text:p>19-11-2013</text:p>
          </table:table-cell>
          <table:table-cell office:value-type="float" office:value="519.03" table:style-name="ce1">
            <text:p>519.03</text:p>
          </table:table-cell>
          <table:table-cell office:value-type="float" office:value="518.62" table:style-name="ce1">
            <text:p>518.62</text:p>
          </table:table-cell>
          <table:table-cell office:value-type="float" office:value="0.41" table:style-name="ce1">
            <text:p>0.41</text:p>
          </table:table-cell>
          <table:table-cell office:value-type="float" office:value="519.54999999999995" table:style-name="ce1">
            <text:p>519.55</text:p>
          </table:table-cell>
          <table:table-cell office:value-type="float" office:value="518.56200000000001" table:style-name="ce1">
            <text:p>518.562</text:p>
          </table:table-cell>
          <table:table-cell office:value-type="float" office:value="0.98799999999999999" table:style-name="ce1">
            <text:p>0.988</text:p>
          </table:table-cell>
          <table:table-cell office:value-type="float" office:value="523.38" table:style-name="ce1">
            <text:p>523.38</text:p>
          </table:table-cell>
          <table:table-cell office:value-type="float" office:value="517.97" table:style-name="ce1">
            <text:p>517.97</text:p>
          </table:table-cell>
          <table:table-cell table:number-columns-repeated="16375"/>
        </table:table-row>
        <table:table-row table:style-name="ro1">
          <table:table-cell office:value-type="date" office:date-value="2013-11-18T00:00:00" table:style-name="ce2">
            <text:p>18-11-2013</text:p>
          </table:table-cell>
          <table:table-cell office:value-type="float" office:value="524.99" table:style-name="ce1">
            <text:p>524.99</text:p>
          </table:table-cell>
          <table:table-cell office:value-type="float" office:value="521.08333330000005" table:style-name="ce1">
            <text:p>521.0833333</text:p>
          </table:table-cell>
          <table:table-cell office:value-type="float" office:value="3.9066666670000001" table:style-name="ce1">
            <text:p>3.906666667</text:p>
          </table:table-cell>
          <table:table-cell office:value-type="float" office:value="518.62900000000002" table:style-name="ce1">
            <text:p>518.629</text:p>
          </table:table-cell>
          <table:table-cell office:value-type="float" office:value="517.72633329999996" table:style-name="ce1">
            <text:p>517.7263333</text:p>
          </table:table-cell>
          <table:table-cell office:value-type="float" office:value="0.90266666699999998" table:style-name="ce1">
            <text:p>0.902666667</text:p>
          </table:table-cell>
          <table:table-cell office:value-type="float" office:value="527.19000000000005" table:style-name="ce1">
            <text:p>527.19</text:p>
          </table:table-cell>
          <table:table-cell office:value-type="float" office:value="518.20000000000005" table:style-name="ce1">
            <text:p>518.2</text:p>
          </table:table-cell>
          <table:table-cell table:number-columns-repeated="16375"/>
        </table:table-row>
        <table:table-row table:style-name="ro1">
          <table:table-cell office:value-type="date" office:date-value="2013-11-15T00:00:00" table:style-name="ce2">
            <text:p>15-11-2013</text:p>
          </table:table-cell>
          <table:table-cell office:value-type="float" office:value="526.58000000000004" table:style-name="ce1">
            <text:p>526.58</text:p>
          </table:table-cell>
          <table:table-cell office:value-type="float" office:value="523.53333329999998" table:style-name="ce1">
            <text:p>523.5333333</text:p>
          </table:table-cell>
          <table:table-cell office:value-type="float" office:value="3.0466666670000002" table:style-name="ce1">
            <text:p>3.046666667</text:p>
          </table:table-cell>
          <table:table-cell office:value-type="float" office:value="524.99099999999999" table:style-name="ce1">
            <text:p>524.991</text:p>
          </table:table-cell>
          <table:table-cell office:value-type="float" office:value="521.05666670000005" table:style-name="ce1">
            <text:p>521.0566667</text:p>
          </table:table-cell>
          <table:table-cell office:value-type="float" office:value="3.9343333330000001" table:style-name="ce1">
            <text:p>3.934333333</text:p>
          </table:table-cell>
          <table:table-cell office:value-type="float" office:value="529.09" table:style-name="ce1">
            <text:p>529.09</text:p>
          </table:table-cell>
          <table:table-cell office:value-type="float" office:value="524.49" table:style-name="ce1">
            <text:p>524.49</text:p>
          </table:table-cell>
          <table:table-cell table:number-columns-repeated="16375"/>
        </table:table-row>
        <table:table-row table:style-name="ro1">
          <table:table-cell office:value-type="date" office:date-value="2013-11-14T00:00:00" table:style-name="ce2">
            <text:p>14-11-2013</text:p>
          </table:table-cell>
          <table:table-cell office:value-type="float" office:value="522.80999999999995" table:style-name="ce1">
            <text:p>522.81</text:p>
          </table:table-cell>
          <table:table-cell office:value-type="float" office:value="524.79333329999997" table:style-name="ce1">
            <text:p>524.7933333</text:p>
          </table:table-cell>
          <table:table-cell office:value-type="float" office:value="-1.983333333" table:style-name="ce1">
            <text:p>-1.983333333</text:p>
          </table:table-cell>
          <table:table-cell office:value-type="float" office:value="528.16" table:style-name="ce1">
            <text:p>528.16</text:p>
          </table:table-cell>
          <table:table-cell office:value-type="float" office:value="523.92666670000006" table:style-name="ce1">
            <text:p>523.9266667</text:p>
          </table:table-cell>
          <table:table-cell office:value-type="float" office:value="4.233333333" table:style-name="ce1">
            <text:p>4.233333333</text:p>
          </table:table-cell>
          <table:table-cell office:value-type="float" office:value="529.28" table:style-name="ce1">
            <text:p>529.28</text:p>
          </table:table-cell>
          <table:table-cell office:value-type="float" office:value="521.87" table:style-name="ce1">
            <text:p>521.87</text:p>
          </table:table-cell>
          <table:table-cell table:number-columns-repeated="16375"/>
        </table:table-row>
        <table:table-row table:style-name="ro1">
          <table:table-cell office:value-type="date" office:date-value="2013-11-13T00:00:00" table:style-name="ce2">
            <text:p>13-11-2013</text:p>
          </table:table-cell>
          <table:table-cell office:value-type="float" office:value="518" table:style-name="ce1">
            <text:p>518</text:p>
          </table:table-cell>
          <table:table-cell office:value-type="float" office:value="522.46333330000004" table:style-name="ce1">
            <text:p>522.4633333</text:p>
          </table:table-cell>
          <table:table-cell office:value-type="float" office:value="-4.4633333329999996" table:style-name="ce1">
            <text:p>-4.463333333</text:p>
          </table:table-cell>
          <table:table-cell office:value-type="float" office:value="520.63400000000001" table:style-name="ce1">
            <text:p>520.634</text:p>
          </table:table-cell>
          <table:table-cell office:value-type="float" office:value="524.59500000000003" table:style-name="ce1">
            <text:p>524.595</text:p>
          </table:table-cell>
          <table:table-cell office:value-type="float" office:value="-3.9609999999999999" table:style-name="ce1">
            <text:p>-3.961</text:p>
          </table:table-cell>
          <table:table-cell office:value-type="float" office:value="522.25" table:style-name="ce1">
            <text:p>522.25</text:p>
          </table:table-cell>
          <table:table-cell office:value-type="float" office:value="516.96" table:style-name="ce1">
            <text:p>516.96</text:p>
          </table:table-cell>
          <table:table-cell table:number-columns-repeated="16375"/>
        </table:table-row>
        <table:table-row table:style-name="ro1">
          <table:table-cell office:value-type="date" office:date-value="2013-11-12T00:00:00" table:style-name="ce2">
            <text:p>12-11-2013</text:p>
          </table:table-cell>
          <table:table-cell office:value-type="float" office:value="517.66999999999996" table:style-name="ce1">
            <text:p>517.67</text:p>
          </table:table-cell>
          <table:table-cell office:value-type="float" office:value="519.49333330000002" table:style-name="ce1">
            <text:p>519.4933333</text:p>
          </table:table-cell>
          <table:table-cell office:value-type="float" office:value="-1.8233333329999999" table:style-name="ce1">
            <text:p>-1.823333333</text:p>
          </table:table-cell>
          <table:table-cell office:value-type="float" office:value="520.01" table:style-name="ce1">
            <text:p>520.01</text:p>
          </table:table-cell>
          <table:table-cell office:value-type="float" office:value="522.93466669999998" table:style-name="ce1">
            <text:p>522.9346667</text:p>
          </table:table-cell>
          <table:table-cell office:value-type="float" office:value="-2.9246666669999999" table:style-name="ce1">
            <text:p>-2.924666667</text:p>
          </table:table-cell>
          <table:table-cell office:value-type="float" office:value="523.91999999999996" table:style-name="ce1">
            <text:p>523.92</text:p>
          </table:table-cell>
          <table:table-cell office:value-type="float" office:value="517" table:style-name="ce1">
            <text:p>517</text:p>
          </table:table-cell>
          <table:table-cell table:number-columns-repeated="16375"/>
        </table:table-row>
        <table:table-row table:style-name="ro1">
          <table:table-cell office:value-type="date" office:date-value="2013-11-11T00:00:00" table:style-name="ce2">
            <text:p>11-11-2013</text:p>
          </table:table-cell>
          <table:table-cell office:value-type="float" office:value="519.99" table:style-name="ce1">
            <text:p>519.99</text:p>
          </table:table-cell>
          <table:table-cell office:value-type="float" office:value="518.55333329999996" table:style-name="ce1">
            <text:p>518.5533333</text:p>
          </table:table-cell>
          <table:table-cell office:value-type="float" office:value="1.4366666669999999" table:style-name="ce1">
            <text:p>1.436666667</text:p>
          </table:table-cell>
          <table:table-cell office:value-type="float" office:value="519.048" table:style-name="ce1">
            <text:p>519.048</text:p>
          </table:table-cell>
          <table:table-cell office:value-type="float" office:value="519.89733330000001" table:style-name="ce1">
            <text:p>519.8973333</text:p>
          </table:table-cell>
          <table:table-cell office:value-type="float" office:value="-0.84933333300000002" table:style-name="ce1">
            <text:p>-0.849333333</text:p>
          </table:table-cell>
          <table:table-cell office:value-type="float" office:value="521.66999999999996" table:style-name="ce1">
            <text:p>521.67</text:p>
          </table:table-cell>
          <table:table-cell office:value-type="float" office:value="514.41" table:style-name="ce1">
            <text:p>514.41</text:p>
          </table:table-cell>
          <table:table-cell table:number-columns-repeated="16375"/>
        </table:table-row>
        <table:table-row table:style-name="ro1">
          <table:table-cell office:value-type="date" office:date-value="2013-11-08T00:00:00" table:style-name="ce2">
            <text:p>08-11-2013</text:p>
          </table:table-cell>
          <table:table-cell office:value-type="float" office:value="514.58000000000004" table:style-name="ce1">
            <text:p>514.58</text:p>
          </table:table-cell>
          <table:table-cell office:value-type="float" office:value="517.41333329999998" table:style-name="ce1">
            <text:p>517.4133333</text:p>
          </table:table-cell>
          <table:table-cell office:value-type="float" office:value="-2.8333333330000001" table:style-name="ce1">
            <text:p>-2.833333333</text:p>
          </table:table-cell>
          <table:table-cell office:value-type="float" office:value="520.55999999999995" table:style-name="ce1">
            <text:p>520.56</text:p>
          </table:table-cell>
          <table:table-cell office:value-type="float" office:value="519.87266669999997" table:style-name="ce1">
            <text:p>519.8726667</text:p>
          </table:table-cell>
          <table:table-cell office:value-type="float" office:value="0.68733333299999999" table:style-name="ce1">
            <text:p>0.687333333</text:p>
          </table:table-cell>
          <table:table-cell office:value-type="float" office:value="521.13" table:style-name="ce1">
            <text:p>521.13</text:p>
          </table:table-cell>
          <table:table-cell office:value-type="float" office:value="512.59" table:style-name="ce1">
            <text:p>512.59</text:p>
          </table:table-cell>
          <table:table-cell table:number-columns-repeated="16375"/>
        </table:table-row>
        <table:table-row table:style-name="ro1">
          <table:table-cell office:value-type="date" office:date-value="2013-11-07T00:00:00" table:style-name="ce2">
            <text:p>07-11-2013</text:p>
          </table:table-cell>
          <table:table-cell office:value-type="float" office:value="519.58000000000004" table:style-name="ce1">
            <text:p>519.58</text:p>
          </table:table-cell>
          <table:table-cell office:value-type="float" office:value="518.04999999999995" table:style-name="ce1">
            <text:p>518.05</text:p>
          </table:table-cell>
          <table:table-cell office:value-type="float" office:value="1.53" table:style-name="ce1">
            <text:p>1.53</text:p>
          </table:table-cell>
          <table:table-cell office:value-type="float" office:value="512.49199999999996" table:style-name="ce1">
            <text:p>512.492</text:p>
          </table:table-cell>
          <table:table-cell office:value-type="float" office:value="517.3666667" table:style-name="ce1">
            <text:p>517.3666667</text:p>
          </table:table-cell>
          <table:table-cell office:value-type="float" office:value="-4.8746666669999996" table:style-name="ce1">
            <text:p>-4.874666667</text:p>
          </table:table-cell>
          <table:table-cell office:value-type="float" office:value="523.19000000000005" table:style-name="ce1">
            <text:p>523.19</text:p>
          </table:table-cell>
          <table:table-cell office:value-type="float" office:value="512.38" table:style-name="ce1">
            <text:p>512.38</text:p>
          </table:table-cell>
          <table:table-cell table:number-columns-repeated="16375"/>
        </table:table-row>
        <table:table-row table:style-name="ro1">
          <table:table-cell office:value-type="date" office:date-value="2013-11-06T00:00:00" table:style-name="ce2">
            <text:p>06-11-2013</text:p>
          </table:table-cell>
          <table:table-cell office:value-type="float" office:value="524.15" table:style-name="ce1">
            <text:p>524.15</text:p>
          </table:table-cell>
          <table:table-cell office:value-type="float" office:value="519.43666670000005" table:style-name="ce1">
            <text:p>519.4366667</text:p>
          </table:table-cell>
          <table:table-cell office:value-type="float" office:value="4.7133333329999996" table:style-name="ce1">
            <text:p>4.713333333</text:p>
          </table:table-cell>
          <table:table-cell office:value-type="float" office:value="520.91999999999996" table:style-name="ce1">
            <text:p>520.92</text:p>
          </table:table-cell>
          <table:table-cell office:value-type="float" office:value="517.99066670000002" table:style-name="ce1">
            <text:p>517.9906667</text:p>
          </table:table-cell>
          <table:table-cell office:value-type="float" office:value="2.9293333330000002" table:style-name="ce1">
            <text:p>2.929333333</text:p>
          </table:table-cell>
          <table:table-cell office:value-type="float" office:value="524.86" table:style-name="ce1">
            <text:p>524.86</text:p>
          </table:table-cell>
          <table:table-cell office:value-type="float" office:value="518.20000000000005" table:style-name="ce1">
            <text:p>518.2</text:p>
          </table:table-cell>
          <table:table-cell table:number-columns-repeated="16375"/>
        </table:table-row>
        <table:table-row table:style-name="ro1">
          <table:table-cell office:value-type="date" office:date-value="2013-11-05T00:00:00" table:style-name="ce2">
            <text:p>05-11-2013</text:p>
          </table:table-cell>
          <table:table-cell office:value-type="float" office:value="524.58000000000004" table:style-name="ce1">
            <text:p>524.58</text:p>
          </table:table-cell>
          <table:table-cell office:value-type="float" office:value="522.77" table:style-name="ce1">
            <text:p>522.77</text:p>
          </table:table-cell>
          <table:table-cell office:value-type="float" office:value="1.81" table:style-name="ce1">
            <text:p>1.81</text:p>
          </table:table-cell>
          <table:table-cell office:value-type="float" office:value="525.44899999999996" table:style-name="ce1">
            <text:p>525.449</text:p>
          </table:table-cell>
          <table:table-cell office:value-type="float" office:value="519.62033329999997" table:style-name="ce1">
            <text:p>519.6203333</text:p>
          </table:table-cell>
          <table:table-cell office:value-type="float" office:value="5.8286666670000002" table:style-name="ce1">
            <text:p>5.828666667</text:p>
          </table:table-cell>
          <table:table-cell office:value-type="float" office:value="528.88499999999999" table:style-name="ce1">
            <text:p>528.885</text:p>
          </table:table-cell>
          <table:table-cell office:value-type="float" office:value="523" table:style-name="ce1">
            <text:p>523</text:p>
          </table:table-cell>
          <table:table-cell table:number-columns-repeated="16375"/>
        </table:table-row>
        <table:table-row table:style-name="ro1">
          <table:table-cell office:value-type="date" office:date-value="2013-11-04T00:00:00" table:style-name="ce2">
            <text:p>04-11-2013</text:p>
          </table:table-cell>
          <table:table-cell office:value-type="float" office:value="521.1" table:style-name="ce1">
            <text:p>521.1</text:p>
          </table:table-cell>
          <table:table-cell office:value-type="float" office:value="523.27666669999996" table:style-name="ce1">
            <text:p>523.2766667</text:p>
          </table:table-cell>
          <table:table-cell office:value-type="float" office:value="-2.1766666670000001" table:style-name="ce1">
            <text:p>-2.176666667</text:p>
          </table:table-cell>
          <table:table-cell office:value-type="float" office:value="526.75" table:style-name="ce1">
            <text:p>526.75</text:p>
          </table:table-cell>
          <table:table-cell office:value-type="float" office:value="524.37300000000005" table:style-name="ce1">
            <text:p>524.373</text:p>
          </table:table-cell>
          <table:table-cell office:value-type="float" office:value="2.3769999999999998" table:style-name="ce1">
            <text:p>2.377</text:p>
          </table:table-cell>
          <table:table-cell office:value-type="float" office:value="526.82000000000005" table:style-name="ce1">
            <text:p>526.82</text:p>
          </table:table-cell>
          <table:table-cell office:value-type="float" office:value="518.80999999999995" table:style-name="ce1">
            <text:p>518.81</text:p>
          </table:table-cell>
          <table:table-cell table:number-columns-repeated="16375"/>
        </table:table-row>
        <table:table-row table:style-name="ro1">
          <table:table-cell office:value-type="date" office:date-value="2013-11-01T00:00:00" table:style-name="ce2">
            <text:p>01-11-2013</text:p>
          </table:table-cell>
          <table:table-cell office:value-type="float" office:value="524.02" table:style-name="ce1">
            <text:p>524.02</text:p>
          </table:table-cell>
          <table:table-cell office:value-type="float" office:value="523.23333330000003" table:style-name="ce1">
            <text:p>523.2333333</text:p>
          </table:table-cell>
          <table:table-cell office:value-type="float" office:value="0.78666666699999999" table:style-name="ce1">
            <text:p>0.786666667</text:p>
          </table:table-cell>
          <table:table-cell office:value-type="float" office:value="520.03" table:style-name="ce1">
            <text:p>520.03</text:p>
          </table:table-cell>
          <table:table-cell office:value-type="float" office:value="524.07633329999999" table:style-name="ce1">
            <text:p>524.0763333</text:p>
          </table:table-cell>
          <table:table-cell office:value-type="float" office:value="-4.0463333329999998" table:style-name="ce1">
            <text:p>-4.046333333</text:p>
          </table:table-cell>
          <table:table-cell office:value-type="float" office:value="524.79999999999995" table:style-name="ce1">
            <text:p>524.8</text:p>
          </table:table-cell>
          <table:table-cell office:value-type="float" office:value="515.84" table:style-name="ce1">
            <text:p>515.84</text:p>
          </table:table-cell>
          <table:table-cell table:number-columns-repeated="16375"/>
        </table:table-row>
        <table:table-row table:style-name="ro1">
          <table:table-cell office:value-type="date" office:date-value="2013-10-31T00:00:00" table:style-name="ce2">
            <text:p>31-10-2013</text:p>
          </table:table-cell>
          <table:table-cell office:value-type="float" office:value="525" table:style-name="ce1">
            <text:p>525</text:p>
          </table:table-cell>
          <table:table-cell office:value-type="float" office:value="523.37333330000001" table:style-name="ce1">
            <text:p>523.3733333</text:p>
          </table:table-cell>
          <table:table-cell office:value-type="float" office:value="1.6266666670000001" table:style-name="ce1">
            <text:p>1.626666667</text:p>
          </table:table-cell>
          <table:table-cell office:value-type="float" office:value="522.702" table:style-name="ce1">
            <text:p>522.702</text:p>
          </table:table-cell>
          <table:table-cell office:value-type="float" office:value="523.16066669999998" table:style-name="ce1">
            <text:p>523.1606667</text:p>
          </table:table-cell>
          <table:table-cell office:value-type="float" office:value="-0.45866666699999997" table:style-name="ce1">
            <text:p>-0.458666667</text:p>
          </table:table-cell>
          <table:table-cell office:value-type="float" office:value="527.49" table:style-name="ce1">
            <text:p>527.49</text:p>
          </table:table-cell>
          <table:table-cell office:value-type="float" office:value="521.27" table:style-name="ce1">
            <text:p>521.27</text:p>
          </table:table-cell>
          <table:table-cell table:number-columns-repeated="16375"/>
        </table:table-row>
        <table:table-row table:style-name="ro1">
          <table:table-cell office:value-type="date" office:date-value="2013-10-30T00:00:00" table:style-name="ce2">
            <text:p>30-10-2013</text:p>
          </table:table-cell>
          <table:table-cell office:value-type="float" office:value="519.61" table:style-name="ce1">
            <text:p>519.61</text:p>
          </table:table-cell>
          <table:table-cell office:value-type="float" office:value="522.87666669999999" table:style-name="ce1">
            <text:p>522.8766667</text:p>
          </table:table-cell>
          <table:table-cell office:value-type="float" office:value="-3.266666667" table:style-name="ce1">
            <text:p>-3.266666667</text:p>
          </table:table-cell>
          <table:table-cell office:value-type="float" office:value="524.89599999999996" table:style-name="ce1">
            <text:p>524.896</text:p>
          </table:table-cell>
          <table:table-cell office:value-type="float" office:value="522.54266670000004" table:style-name="ce1">
            <text:p>522.5426667</text:p>
          </table:table-cell>
          <table:table-cell office:value-type="float" office:value="2.3533333330000001" table:style-name="ce1">
            <text:p>2.353333333</text:p>
          </table:table-cell>
          <table:table-cell office:value-type="float" office:value="527.52" table:style-name="ce1">
            <text:p>527.52</text:p>
          </table:table-cell>
          <table:table-cell office:value-type="float" office:value="517.02" table:style-name="ce1">
            <text:p>517.02</text:p>
          </table:table-cell>
          <table:table-cell table:number-columns-repeated="16375"/>
        </table:table-row>
        <table:table-row table:style-name="ro1">
          <table:table-cell office:value-type="date" office:date-value="2013-10-29T00:00:00" table:style-name="ce2">
            <text:p>29-10-2013</text:p>
          </table:table-cell>
          <table:table-cell office:value-type="float" office:value="536.27" table:style-name="ce1">
            <text:p>536.27</text:p>
          </table:table-cell>
          <table:table-cell office:value-type="float" office:value="526.96" table:style-name="ce1">
            <text:p>526.96</text:p>
          </table:table-cell>
          <table:table-cell office:value-type="float" office:value="9.31" table:style-name="ce1">
            <text:p>9.31</text:p>
          </table:table-cell>
          <table:table-cell office:value-type="float" office:value="516.678" table:style-name="ce1">
            <text:p>516.678</text:p>
          </table:table-cell>
          <table:table-cell office:value-type="float" office:value="521.42533330000003" table:style-name="ce1">
            <text:p>521.4253333</text:p>
          </table:table-cell>
          <table:table-cell office:value-type="float" office:value="-4.7473333330000003" table:style-name="ce1">
            <text:p>-4.747333333</text:p>
          </table:table-cell>
          <table:table-cell office:value-type="float" office:value="539.25" table:style-name="ce1">
            <text:p>539.25</text:p>
          </table:table-cell>
          <table:table-cell office:value-type="float" office:value="514.54" table:style-name="ce1">
            <text:p>514.54</text:p>
          </table:table-cell>
          <table:table-cell table:number-columns-repeated="16375"/>
        </table:table-row>
        <table:table-row table:style-name="ro1">
          <table:table-cell office:value-type="date" office:date-value="2013-10-28T00:00:00" table:style-name="ce2">
            <text:p>28-10-2013</text:p>
          </table:table-cell>
          <table:table-cell office:value-type="float" office:value="529.04" table:style-name="ce1">
            <text:p>529.04</text:p>
          </table:table-cell>
          <table:table-cell office:value-type="float" office:value="528.30666670000005" table:style-name="ce1">
            <text:p>528.3066667</text:p>
          </table:table-cell>
          <table:table-cell office:value-type="float" office:value="0.73333333300000003" table:style-name="ce1">
            <text:p>0.733333333</text:p>
          </table:table-cell>
          <table:table-cell office:value-type="float" office:value="529.87599999999998" table:style-name="ce1">
            <text:p>529.876</text:p>
          </table:table-cell>
          <table:table-cell office:value-type="float" office:value="523.81666670000004" table:style-name="ce1">
            <text:p>523.8166667</text:p>
          </table:table-cell>
          <table:table-cell office:value-type="float" office:value="6.0593333329999997" table:style-name="ce1">
            <text:p>6.059333333</text:p>
          </table:table-cell>
          <table:table-cell office:value-type="float" office:value="531" table:style-name="ce1">
            <text:p>531</text:p>
          </table:table-cell>
          <table:table-cell office:value-type="float" office:value="523.21" table:style-name="ce1">
            <text:p>523.21</text:p>
          </table:table-cell>
          <table:table-cell table:number-columns-repeated="16375"/>
        </table:table-row>
        <table:table-row table:style-name="ro1">
          <table:table-cell office:value-type="date" office:date-value="2013-10-25T00:00:00" table:style-name="ce2">
            <text:p>25-10-2013</text:p>
          </table:table-cell>
          <table:table-cell office:value-type="float" office:value="531.31500000000005" table:style-name="ce1">
            <text:p>531.315</text:p>
          </table:table-cell>
          <table:table-cell office:value-type="float" office:value="532.20833330000005" table:style-name="ce1">
            <text:p>532.2083333</text:p>
          </table:table-cell>
          <table:table-cell office:value-type="float" office:value="-0.89333333299999995" table:style-name="ce1">
            <text:p>-0.893333333</text:p>
          </table:table-cell>
          <table:table-cell office:value-type="float" office:value="525.95799999999997" table:style-name="ce1">
            <text:p>525.958</text:p>
          </table:table-cell>
          <table:table-cell office:value-type="float" office:value="524.17066669999997" table:style-name="ce1">
            <text:p>524.1706667</text:p>
          </table:table-cell>
          <table:table-cell office:value-type="float" office:value="1.7873333330000001" table:style-name="ce1">
            <text:p>1.787333333</text:p>
          </table:table-cell>
          <table:table-cell office:value-type="float" office:value="533.23" table:style-name="ce1">
            <text:p>533.23</text:p>
          </table:table-cell>
          <table:table-cell office:value-type="float" office:value="525.11" table:style-name="ce1">
            <text:p>525.11</text:p>
          </table:table-cell>
          <table:table-cell table:number-columns-repeated="16375"/>
        </table:table-row>
        <table:table-row table:style-name="ro1">
          <table:table-cell office:value-type="date" office:date-value="2013-10-24T00:00:00" table:style-name="ce2">
            <text:p>24-10-2013</text:p>
          </table:table-cell>
          <table:table-cell office:value-type="float" office:value="525" table:style-name="ce1">
            <text:p>525</text:p>
          </table:table-cell>
          <table:table-cell office:value-type="float" office:value="528.45166670000003" table:style-name="ce1">
            <text:p>528.4516667</text:p>
          </table:table-cell>
          <table:table-cell office:value-type="float" office:value="-3.451666667" table:style-name="ce1">
            <text:p>-3.451666667</text:p>
          </table:table-cell>
          <table:table-cell office:value-type="float" office:value="531.91" table:style-name="ce1">
            <text:p>531.91</text:p>
          </table:table-cell>
          <table:table-cell office:value-type="float" office:value="529.24800000000005" table:style-name="ce1">
            <text:p>529.248</text:p>
          </table:table-cell>
          <table:table-cell office:value-type="float" office:value="2.6619999999999999" table:style-name="ce1">
            <text:p>2.662</text:p>
          </table:table-cell>
          <table:table-cell office:value-type="float" office:value="532.47" table:style-name="ce1">
            <text:p>532.47</text:p>
          </table:table-cell>
          <table:table-cell office:value-type="float" office:value="522.45000000000005" table:style-name="ce1">
            <text:p>522.45</text:p>
          </table:table-cell>
          <table:table-cell table:number-columns-repeated="16375"/>
        </table:table-row>
        <table:table-row table:style-name="ro1">
          <table:table-cell office:value-type="date" office:date-value="2013-10-23T00:00:00" table:style-name="ce2">
            <text:p>23-10-2013</text:p>
          </table:table-cell>
          <table:table-cell office:value-type="float" office:value="519" table:style-name="ce1">
            <text:p>519</text:p>
          </table:table-cell>
          <table:table-cell office:value-type="float" office:value="525.10500000000002" table:style-name="ce1">
            <text:p>525.105</text:p>
          </table:table-cell>
          <table:table-cell office:value-type="float" office:value="-6.1050000000000004" table:style-name="ce1">
            <text:p>-6.105</text:p>
          </table:table-cell>
          <table:table-cell office:value-type="float" office:value="524.96" table:style-name="ce1">
            <text:p>524.96</text:p>
          </table:table-cell>
          <table:table-cell office:value-type="float" office:value="527.6093333" table:style-name="ce1">
            <text:p>527.6093333</text:p>
          </table:table-cell>
          <table:table-cell office:value-type="float" office:value="-2.649333333" table:style-name="ce1">
            <text:p>-2.649333333</text:p>
          </table:table-cell>
          <table:table-cell office:value-type="float" office:value="525.66999999999996" table:style-name="ce1">
            <text:p>525.67</text:p>
          </table:table-cell>
          <table:table-cell office:value-type="float" office:value="519" table:style-name="ce1">
            <text:p>519</text:p>
          </table:table-cell>
          <table:table-cell table:number-columns-repeated="16375"/>
        </table:table-row>
        <table:table-row table:style-name="ro1">
          <table:table-cell office:value-type="date" office:date-value="2013-10-22T00:00:00" table:style-name="ce2">
            <text:p>22-10-2013</text:p>
          </table:table-cell>
          <table:table-cell office:value-type="float" office:value="526.40499999999997" table:style-name="ce1">
            <text:p>526.405</text:p>
          </table:table-cell>
          <table:table-cell office:value-type="float" office:value="523.46833330000004" table:style-name="ce1">
            <text:p>523.4683333</text:p>
          </table:table-cell>
          <table:table-cell office:value-type="float" office:value="2.9366666669999999" table:style-name="ce1">
            <text:p>2.936666667</text:p>
          </table:table-cell>
          <table:table-cell office:value-type="float" office:value="519.86749999999995" table:style-name="ce1">
            <text:p>519.8675</text:p>
          </table:table-cell>
          <table:table-cell office:value-type="float" office:value="525.57916669999997" table:style-name="ce1">
            <text:p>525.5791667</text:p>
          </table:table-cell>
          <table:table-cell office:value-type="float" office:value="-5.7116666670000003" table:style-name="ce1">
            <text:p>-5.711666667</text:p>
          </table:table-cell>
          <table:table-cell office:value-type="float" office:value="528.44960000000003" table:style-name="ce1">
            <text:p>528.4496</text:p>
          </table:table-cell>
          <table:table-cell office:value-type="float" office:value="508.03" table:style-name="ce1">
            <text:p>508.03</text:p>
          </table:table-cell>
          <table:table-cell table:number-columns-repeated="16375"/>
        </table:table-row>
        <table:table-row table:style-name="ro1">
          <table:table-cell office:value-type="date" office:date-value="2013-10-21T00:00:00" table:style-name="ce2">
            <text:p>21-10-2013</text:p>
          </table:table-cell>
          <table:table-cell office:value-type="float" office:value="511.77" table:style-name="ce1">
            <text:p>511.77</text:p>
          </table:table-cell>
          <table:table-cell office:value-type="float" office:value="519.05833329999996" table:style-name="ce1">
            <text:p>519.0583333</text:p>
          </table:table-cell>
          <table:table-cell office:value-type="float" office:value="-7.2883333329999997" table:style-name="ce1">
            <text:p>-7.288333333</text:p>
          </table:table-cell>
          <table:table-cell office:value-type="float" office:value="521.36199999999997" table:style-name="ce1">
            <text:p>521.362</text:p>
          </table:table-cell>
          <table:table-cell office:value-type="float" office:value="522.06316670000001" table:style-name="ce1">
            <text:p>522.0631667</text:p>
          </table:table-cell>
          <table:table-cell office:value-type="float" office:value="-0.70116666699999997" table:style-name="ce1">
            <text:p>-0.701166667</text:p>
          </table:table-cell>
          <table:table-cell office:value-type="float" office:value="524.29999999999995" table:style-name="ce1">
            <text:p>524.3</text:p>
          </table:table-cell>
          <table:table-cell office:value-type="float" office:value="511.52" table:style-name="ce1">
            <text:p>511.52</text:p>
          </table:table-cell>
          <table:table-cell table:number-columns-repeated="16375"/>
        </table:table-row>
        <table:table-row table:style-name="ro1">
          <table:table-cell office:value-type="date" office:date-value="2013-10-18T00:00:00" table:style-name="ce2">
            <text:p>18-10-2013</text:p>
          </table:table-cell>
          <table:table-cell office:value-type="float" office:value="505.99" table:style-name="ce1">
            <text:p>505.99</text:p>
          </table:table-cell>
          <table:table-cell office:value-type="float" office:value="514.72166670000001" table:style-name="ce1">
            <text:p>514.7216667</text:p>
          </table:table-cell>
          <table:table-cell office:value-type="float" office:value="-8.7316666670000007" table:style-name="ce1">
            <text:p>-8.731666667</text:p>
          </table:table-cell>
          <table:table-cell office:value-type="float" office:value="508.89" table:style-name="ce1">
            <text:p>508.89</text:p>
          </table:table-cell>
          <table:table-cell office:value-type="float" office:value="516.70650000000001" table:style-name="ce1">
            <text:p>516.7065</text:p>
          </table:table-cell>
          <table:table-cell office:value-type="float" office:value="-7.8164999999999996" table:style-name="ce1">
            <text:p>-7.8165</text:p>
          </table:table-cell>
          <table:table-cell office:value-type="float" office:value="509.26" table:style-name="ce1">
            <text:p>509.26</text:p>
          </table:table-cell>
          <table:table-cell office:value-type="float" office:value="505.71" table:style-name="ce1">
            <text:p>505.71</text:p>
          </table:table-cell>
          <table:table-cell table:number-columns-repeated="16375"/>
        </table:table-row>
        <table:table-row table:style-name="ro1">
          <table:table-cell office:value-type="date" office:date-value="2013-10-17T00:00:00" table:style-name="ce2">
            <text:p>17-10-2013</text:p>
          </table:table-cell>
          <table:table-cell office:value-type="float" office:value="499.98" table:style-name="ce1">
            <text:p>499.98</text:p>
          </table:table-cell>
          <table:table-cell office:value-type="float" office:value="505.91333329999998" table:style-name="ce1">
            <text:p>505.9133333</text:p>
          </table:table-cell>
          <table:table-cell office:value-type="float" office:value="-5.9333333330000002" table:style-name="ce1">
            <text:p>-5.933333333</text:p>
          </table:table-cell>
          <table:table-cell office:value-type="float" office:value="504.5" table:style-name="ce1">
            <text:p>504.5</text:p>
          </table:table-cell>
          <table:table-cell office:value-type="float" office:value="511.584" table:style-name="ce1">
            <text:p>511.584</text:p>
          </table:table-cell>
          <table:table-cell office:value-type="float" office:value="-7.0839999999999996" table:style-name="ce1">
            <text:p>-7.084</text:p>
          </table:table-cell>
          <table:table-cell office:value-type="float" office:value="504.78" table:style-name="ce1">
            <text:p>504.78</text:p>
          </table:table-cell>
          <table:table-cell office:value-type="float" office:value="499.68" table:style-name="ce1">
            <text:p>499.68</text:p>
          </table:table-cell>
          <table:table-cell table:number-columns-repeated="16375"/>
        </table:table-row>
        <table:table-row table:style-name="ro1">
          <table:table-cell office:value-type="date" office:date-value="2013-10-16T00:00:00" table:style-name="ce2">
            <text:p>16-10-2013</text:p>
          </table:table-cell>
          <table:table-cell office:value-type="float" office:value="500.79" table:style-name="ce1">
            <text:p>500.79</text:p>
          </table:table-cell>
          <table:table-cell office:value-type="float" office:value="502.25333330000001" table:style-name="ce1">
            <text:p>502.2533333</text:p>
          </table:table-cell>
          <table:table-cell office:value-type="float" office:value="-1.463333333" table:style-name="ce1">
            <text:p>-1.463333333</text:p>
          </table:table-cell>
          <table:table-cell office:value-type="float" office:value="501.11399999999998" table:style-name="ce1">
            <text:p>501.114</text:p>
          </table:table-cell>
          <table:table-cell office:value-type="float" office:value="504.83466670000001" table:style-name="ce1">
            <text:p>504.8346667</text:p>
          </table:table-cell>
          <table:table-cell office:value-type="float" office:value="-3.7206666670000001" table:style-name="ce1">
            <text:p>-3.720666667</text:p>
          </table:table-cell>
          <table:table-cell office:value-type="float" office:value="502.53" table:style-name="ce1">
            <text:p>502.53</text:p>
          </table:table-cell>
          <table:table-cell office:value-type="float" office:value="499.23" table:style-name="ce1">
            <text:p>499.23</text:p>
          </table:table-cell>
          <table:table-cell table:number-columns-repeated="16375"/>
        </table:table-row>
        <table:table-row table:style-name="ro1">
          <table:table-cell office:value-type="date" office:date-value="2013-10-15T00:00:00" table:style-name="ce2">
            <text:p>15-10-2013</text:p>
          </table:table-cell>
          <table:table-cell office:value-type="float" office:value="497.505" table:style-name="ce1">
            <text:p>497.505</text:p>
          </table:table-cell>
          <table:table-cell office:value-type="float" office:value="499.42500000000001" table:style-name="ce1">
            <text:p>499.425</text:p>
          </table:table-cell>
          <table:table-cell office:value-type="float" office:value="-1.92" table:style-name="ce1">
            <text:p>-1.92</text:p>
          </table:table-cell>
          <table:table-cell office:value-type="float" office:value="498.68" table:style-name="ce1">
            <text:p>498.68</text:p>
          </table:table-cell>
          <table:table-cell office:value-type="float" office:value="501.43133330000001" table:style-name="ce1">
            <text:p>501.4313333</text:p>
          </table:table-cell>
          <table:table-cell office:value-type="float" office:value="-2.7513333329999998" table:style-name="ce1">
            <text:p>-2.751333333</text:p>
          </table:table-cell>
          <table:table-cell office:value-type="float" office:value="502" table:style-name="ce1">
            <text:p>502</text:p>
          </table:table-cell>
          <table:table-cell office:value-type="float" office:value="495.52" table:style-name="ce1">
            <text:p>495.52</text:p>
          </table:table-cell>
          <table:table-cell table:number-columns-repeated="16375"/>
        </table:table-row>
        <table:table-row table:style-name="ro1">
          <table:table-cell office:value-type="date" office:date-value="2013-10-14T00:00:00" table:style-name="ce2">
            <text:p>14-10-2013</text:p>
          </table:table-cell>
          <table:table-cell office:value-type="float" office:value="489.83" table:style-name="ce1">
            <text:p>489.83</text:p>
          </table:table-cell>
          <table:table-cell office:value-type="float" office:value="496.04166670000001" table:style-name="ce1">
            <text:p>496.0416667</text:p>
          </table:table-cell>
          <table:table-cell office:value-type="float" office:value="-6.2116666670000003" table:style-name="ce1">
            <text:p>-6.211666667</text:p>
          </table:table-cell>
          <table:table-cell office:value-type="float" office:value="496.04" table:style-name="ce1">
            <text:p>496.04</text:p>
          </table:table-cell>
          <table:table-cell office:value-type="float" office:value="498.61133330000001" table:style-name="ce1">
            <text:p>498.6113333</text:p>
          </table:table-cell>
          <table:table-cell office:value-type="float" office:value="-2.5713333330000001" table:style-name="ce1">
            <text:p>-2.571333333</text:p>
          </table:table-cell>
          <table:table-cell office:value-type="float" office:value="497.58" table:style-name="ce1">
            <text:p>497.58</text:p>
          </table:table-cell>
          <table:table-cell office:value-type="float" office:value="489.35" table:style-name="ce1">
            <text:p>489.35</text:p>
          </table:table-cell>
          <table:table-cell table:number-columns-repeated="16375"/>
        </table:table-row>
        <table:table-row table:style-name="ro1">
          <table:table-cell office:value-type="date" office:date-value="2013-10-11T00:00:00" table:style-name="ce2">
            <text:p>11-10-2013</text:p>
          </table:table-cell>
          <table:table-cell office:value-type="float" office:value="486.99" table:style-name="ce1">
            <text:p>486.99</text:p>
          </table:table-cell>
          <table:table-cell office:value-type="float" office:value="491.44166669999998" table:style-name="ce1">
            <text:p>491.4416667</text:p>
          </table:table-cell>
          <table:table-cell office:value-type="float" office:value="-4.4516666669999996" table:style-name="ce1">
            <text:p>-4.451666667</text:p>
          </table:table-cell>
          <table:table-cell office:value-type="float" office:value="492.81200000000001" table:style-name="ce1">
            <text:p>492.812</text:p>
          </table:table-cell>
          <table:table-cell office:value-type="float" office:value="495.84399999999999" table:style-name="ce1">
            <text:p>495.844</text:p>
          </table:table-cell>
          <table:table-cell office:value-type="float" office:value="-3.032" table:style-name="ce1">
            <text:p>-3.032</text:p>
          </table:table-cell>
          <table:table-cell office:value-type="float" office:value="493.84" table:style-name="ce1">
            <text:p>493.84</text:p>
          </table:table-cell>
          <table:table-cell office:value-type="float" office:value="485.16" table:style-name="ce1">
            <text:p>485.16</text:p>
          </table:table-cell>
          <table:table-cell table:number-columns-repeated="16375"/>
        </table:table-row>
        <table:table-row table:style-name="ro1">
          <table:table-cell office:value-type="date" office:date-value="2013-10-10T00:00:00" table:style-name="ce2">
            <text:p>10-10-2013</text:p>
          </table:table-cell>
          <table:table-cell office:value-type="float" office:value="491.32" table:style-name="ce1">
            <text:p>491.32</text:p>
          </table:table-cell>
          <table:table-cell office:value-type="float" office:value="489.38" table:style-name="ce1">
            <text:p>489.38</text:p>
          </table:table-cell>
          <table:table-cell office:value-type="float" office:value="1.94" table:style-name="ce1">
            <text:p>1.94</text:p>
          </table:table-cell>
          <table:table-cell office:value-type="float" office:value="489.63799999999998" table:style-name="ce1">
            <text:p>489.638</text:p>
          </table:table-cell>
          <table:table-cell office:value-type="float" office:value="492.83" table:style-name="ce1">
            <text:p>492.83</text:p>
          </table:table-cell>
          <table:table-cell office:value-type="float" office:value="-3.1920000000000002" table:style-name="ce1">
            <text:p>-3.192</text:p>
          </table:table-cell>
          <table:table-cell office:value-type="float" office:value="492.38" table:style-name="ce1">
            <text:p>492.38</text:p>
          </table:table-cell>
          <table:table-cell office:value-type="float" office:value="487.04" table:style-name="ce1">
            <text:p>487.04</text:p>
          </table:table-cell>
          <table:table-cell table:number-columns-repeated="16375"/>
        </table:table-row>
        <table:table-row table:style-name="ro1">
          <table:table-cell office:value-type="date" office:date-value="2013-10-09T00:00:00" table:style-name="ce2">
            <text:p>09-10-2013</text:p>
          </table:table-cell>
          <table:table-cell office:value-type="float" office:value="484.64" table:style-name="ce1">
            <text:p>484.64</text:p>
          </table:table-cell>
          <table:table-cell office:value-type="float" office:value="487.65" table:style-name="ce1">
            <text:p>487.65</text:p>
          </table:table-cell>
          <table:table-cell office:value-type="float" office:value="-3.01" table:style-name="ce1">
            <text:p>-3.01</text:p>
          </table:table-cell>
          <table:table-cell office:value-type="float" office:value="486.58800000000002" table:style-name="ce1">
            <text:p>486.588</text:p>
          </table:table-cell>
          <table:table-cell office:value-type="float" office:value="489.6793333" table:style-name="ce1">
            <text:p>489.6793333</text:p>
          </table:table-cell>
          <table:table-cell office:value-type="float" office:value="-3.0913333330000001" table:style-name="ce1">
            <text:p>-3.091333333</text:p>
          </table:table-cell>
          <table:table-cell office:value-type="float" office:value="487.79" table:style-name="ce1">
            <text:p>487.79</text:p>
          </table:table-cell>
          <table:table-cell office:value-type="float" office:value="478.28" table:style-name="ce1">
            <text:p>478.28</text:p>
          </table:table-cell>
          <table:table-cell table:number-columns-repeated="16375"/>
        </table:table-row>
        <table:table-row table:style-name="ro1">
          <table:table-cell office:value-type="date" office:date-value="2013-10-08T00:00:00" table:style-name="ce2">
            <text:p>08-10-2013</text:p>
          </table:table-cell>
          <table:table-cell office:value-type="float" office:value="489.94" table:style-name="ce1">
            <text:p>489.94</text:p>
          </table:table-cell>
          <table:table-cell office:value-type="float" office:value="488.6333333" table:style-name="ce1">
            <text:p>488.6333333</text:p>
          </table:table-cell>
          <table:table-cell office:value-type="float" office:value="1.306666667" table:style-name="ce1">
            <text:p>1.306666667</text:p>
          </table:table-cell>
          <table:table-cell office:value-type="float" office:value="480.94" table:style-name="ce1">
            <text:p>480.94</text:p>
          </table:table-cell>
          <table:table-cell office:value-type="float" office:value="485.72199999999998" table:style-name="ce1">
            <text:p>485.722</text:p>
          </table:table-cell>
          <table:table-cell office:value-type="float" office:value="-4.782" table:style-name="ce1">
            <text:p>-4.782</text:p>
          </table:table-cell>
          <table:table-cell office:value-type="float" office:value="490.64" table:style-name="ce1">
            <text:p>490.64</text:p>
          </table:table-cell>
          <table:table-cell office:value-type="float" office:value="480.54" table:style-name="ce1">
            <text:p>480.54</text:p>
          </table:table-cell>
          <table:table-cell table:number-columns-repeated="16375"/>
        </table:table-row>
        <table:table-row table:style-name="ro1">
          <table:table-cell office:value-type="date" office:date-value="2013-10-07T00:00:00" table:style-name="ce2">
            <text:p>07-10-2013</text:p>
          </table:table-cell>
          <table:table-cell office:value-type="float" office:value="486.56" table:style-name="ce1">
            <text:p>486.56</text:p>
          </table:table-cell>
          <table:table-cell office:value-type="float" office:value="487.0466667" table:style-name="ce1">
            <text:p>487.0466667</text:p>
          </table:table-cell>
          <table:table-cell office:value-type="float" office:value="-0.486666667" table:style-name="ce1">
            <text:p>-0.486666667</text:p>
          </table:table-cell>
          <table:table-cell office:value-type="float" office:value="487.75" table:style-name="ce1">
            <text:p>487.75</text:p>
          </table:table-cell>
          <table:table-cell office:value-type="float" office:value="485.0926667" table:style-name="ce1">
            <text:p>485.0926667</text:p>
          </table:table-cell>
          <table:table-cell office:value-type="float" office:value="2.657333333" table:style-name="ce1">
            <text:p>2.657333333</text:p>
          </table:table-cell>
          <table:table-cell office:value-type="float" office:value="492.65" table:style-name="ce1">
            <text:p>492.65</text:p>
          </table:table-cell>
          <table:table-cell office:value-type="float" office:value="485.35" table:style-name="ce1">
            <text:p>485.35</text:p>
          </table:table-cell>
          <table:table-cell table:number-columns-repeated="16375"/>
        </table:table-row>
        <table:table-row table:style-name="ro1">
          <table:table-cell office:value-type="date" office:date-value="2013-10-04T00:00:00" table:style-name="ce2">
            <text:p>04-10-2013</text:p>
          </table:table-cell>
          <table:table-cell office:value-type="float" office:value="483.86" table:style-name="ce1">
            <text:p>483.86</text:p>
          </table:table-cell>
          <table:table-cell office:value-type="float" office:value="486.78666670000001" table:style-name="ce1">
            <text:p>486.7866667</text:p>
          </table:table-cell>
          <table:table-cell office:value-type="float" office:value="-2.9266666670000001" table:style-name="ce1">
            <text:p>-2.926666667</text:p>
          </table:table-cell>
          <table:table-cell office:value-type="float" office:value="483.03" table:style-name="ce1">
            <text:p>483.03</text:p>
          </table:table-cell>
          <table:table-cell office:value-type="float" office:value="483.90666670000002" table:style-name="ce1">
            <text:p>483.9066667</text:p>
          </table:table-cell>
          <table:table-cell office:value-type="float" office:value="-0.87666666699999996" table:style-name="ce1">
            <text:p>-0.876666667</text:p>
          </table:table-cell>
          <table:table-cell office:value-type="float" office:value="484.6" table:style-name="ce1">
            <text:p>484.6</text:p>
          </table:table-cell>
          <table:table-cell office:value-type="float" office:value="478.6" table:style-name="ce1">
            <text:p>478.6</text:p>
          </table:table-cell>
          <table:table-cell table:number-columns-repeated="16375"/>
        </table:table-row>
        <table:table-row table:style-name="ro1">
          <table:table-cell office:value-type="date" office:date-value="2013-10-03T00:00:00" table:style-name="ce2">
            <text:p>03-10-2013</text:p>
          </table:table-cell>
          <table:table-cell office:value-type="float" office:value="490.51" table:style-name="ce1">
            <text:p>490.51</text:p>
          </table:table-cell>
          <table:table-cell office:value-type="float" office:value="486.97666670000001" table:style-name="ce1">
            <text:p>486.9766667</text:p>
          </table:table-cell>
          <table:table-cell office:value-type="float" office:value="3.5333333329999999" table:style-name="ce1">
            <text:p>3.533333333</text:p>
          </table:table-cell>
          <table:table-cell office:value-type="float" office:value="483.41" table:style-name="ce1">
            <text:p>483.41</text:p>
          </table:table-cell>
          <table:table-cell office:value-type="float" office:value="484.73" table:style-name="ce1">
            <text:p>484.73</text:p>
          </table:table-cell>
          <table:table-cell office:value-type="float" office:value="-1.32" table:style-name="ce1">
            <text:p>-1.32</text:p>
          </table:table-cell>
          <table:table-cell office:value-type="float" office:value="492.35" table:style-name="ce1">
            <text:p>492.35</text:p>
          </table:table-cell>
          <table:table-cell office:value-type="float" office:value="480.73869999999999" table:style-name="ce1">
            <text:p>480.7387</text:p>
          </table:table-cell>
          <table:table-cell table:number-columns-repeated="16375"/>
        </table:table-row>
        <table:table-row table:style-name="ro1">
          <table:table-cell office:value-type="date" office:date-value="2013-10-02T00:00:00" table:style-name="ce2">
            <text:p>02-10-2013</text:p>
          </table:table-cell>
          <table:table-cell office:value-type="float" office:value="485.63" table:style-name="ce1">
            <text:p>485.63</text:p>
          </table:table-cell>
          <table:table-cell office:value-type="float" office:value="486.66666670000001" table:style-name="ce1">
            <text:p>486.6666667</text:p>
          </table:table-cell>
          <table:table-cell office:value-type="float" office:value="-1.036666667" table:style-name="ce1">
            <text:p>-1.036666667</text:p>
          </table:table-cell>
          <table:table-cell office:value-type="float" office:value="489.56" table:style-name="ce1">
            <text:p>489.56</text:p>
          </table:table-cell>
          <table:table-cell office:value-type="float" office:value="485.33333329999999" table:style-name="ce1">
            <text:p>485.3333333</text:p>
          </table:table-cell>
          <table:table-cell office:value-type="float" office:value="4.2266666669999999" table:style-name="ce1">
            <text:p>4.226666667</text:p>
          </table:table-cell>
          <table:table-cell office:value-type="float" office:value="491.8" table:style-name="ce1">
            <text:p>491.8</text:p>
          </table:table-cell>
          <table:table-cell office:value-type="float" office:value="483.75" table:style-name="ce1">
            <text:p>483.75</text:p>
          </table:table-cell>
          <table:table-cell table:number-columns-repeated="16375"/>
        </table:table-row>
        <table:table-row table:style-name="ro1">
          <table:table-cell office:value-type="date" office:date-value="2013-10-01T00:00:00" table:style-name="ce2">
            <text:p>01-10-2013</text:p>
          </table:table-cell>
          <table:table-cell office:value-type="float" office:value="478.45" table:style-name="ce1">
            <text:p>478.45</text:p>
          </table:table-cell>
          <table:table-cell office:value-type="float" office:value="484.86333330000002" table:style-name="ce1">
            <text:p>484.8633333</text:p>
          </table:table-cell>
          <table:table-cell office:value-type="float" office:value="-6.4133333329999997" table:style-name="ce1">
            <text:p>-6.413333333</text:p>
          </table:table-cell>
          <table:table-cell office:value-type="float" office:value="487.96" table:style-name="ce1">
            <text:p>487.96</text:p>
          </table:table-cell>
          <table:table-cell office:value-type="float" office:value="486.97666670000001" table:style-name="ce1">
            <text:p>486.9766667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489.14" table:style-name="ce1">
            <text:p>489.14</text:p>
          </table:table-cell>
          <table:table-cell office:value-type="float" office:value="478.38099999999997" table:style-name="ce1">
            <text:p>478.381</text:p>
          </table:table-cell>
          <table:table-cell table:number-columns-repeated="16375"/>
        </table:table-row>
        <table:table-row table:style-name="ro1">
          <table:table-cell office:value-type="date" office:date-value="2013-09-30T00:00:00" table:style-name="ce2">
            <text:p>30-09-2013</text:p>
          </table:table-cell>
          <table:table-cell office:value-type="float" office:value="477.25" table:style-name="ce1">
            <text:p>477.25</text:p>
          </table:table-cell>
          <table:table-cell office:value-type="float" office:value="480.44333330000001" table:style-name="ce1">
            <text:p>480.4433333</text:p>
          </table:table-cell>
          <table:table-cell office:value-type="float" office:value="-3.193333333" table:style-name="ce1">
            <text:p>-3.193333333</text:p>
          </table:table-cell>
          <table:table-cell office:value-type="float" office:value="476.75" table:style-name="ce1">
            <text:p>476.75</text:p>
          </table:table-cell>
          <table:table-cell office:value-type="float" office:value="484.75666669999998" table:style-name="ce1">
            <text:p>484.7566667</text:p>
          </table:table-cell>
          <table:table-cell office:value-type="float" office:value="-8.0066666669999993" table:style-name="ce1">
            <text:p>-8.006666667</text:p>
          </table:table-cell>
          <table:table-cell office:value-type="float" office:value="481.66" table:style-name="ce1">
            <text:p>481.66</text:p>
          </table:table-cell>
          <table:table-cell office:value-type="float" office:value="474.411" table:style-name="ce1">
            <text:p>474.411</text:p>
          </table:table-cell>
          <table:table-cell table:number-columns-repeated="16375"/>
        </table:table-row>
        <table:table-row table:style-name="ro1">
          <table:table-cell office:value-type="date" office:date-value="2013-09-27T00:00:00" table:style-name="ce2">
            <text:p>27-09-2013</text:p>
          </table:table-cell>
          <table:table-cell office:value-type="float" office:value="483.78" table:style-name="ce1">
            <text:p>483.78</text:p>
          </table:table-cell>
          <table:table-cell office:value-type="float" office:value="479.82666669999998" table:style-name="ce1">
            <text:p>479.8266667</text:p>
          </table:table-cell>
          <table:table-cell office:value-type="float" office:value="3.9533333329999998" table:style-name="ce1">
            <text:p>3.953333333</text:p>
          </table:table-cell>
          <table:table-cell office:value-type="float" office:value="482.75" table:style-name="ce1">
            <text:p>482.75</text:p>
          </table:table-cell>
          <table:table-cell office:value-type="float" office:value="482.4866667" table:style-name="ce1">
            <text:p>482.4866667</text:p>
          </table:table-cell>
          <table:table-cell office:value-type="float" office:value="0.263333333" table:style-name="ce1">
            <text:p>0.263333333</text:p>
          </table:table-cell>
          <table:table-cell office:value-type="float" office:value="484.67" table:style-name="ce1">
            <text:p>484.67</text:p>
          </table:table-cell>
          <table:table-cell office:value-type="float" office:value="480.72" table:style-name="ce1">
            <text:p>480.72</text:p>
          </table:table-cell>
          <table:table-cell table:number-columns-repeated="16375"/>
        </table:table-row>
        <table:table-row table:style-name="ro1">
          <table:table-cell office:value-type="date" office:date-value="2013-09-26T00:00:00" table:style-name="ce2">
            <text:p>26-09-2013</text:p>
          </table:table-cell>
          <table:table-cell office:value-type="float" office:value="486" table:style-name="ce1">
            <text:p>486</text:p>
          </table:table-cell>
          <table:table-cell office:value-type="float" office:value="482.34333329999998" table:style-name="ce1">
            <text:p>482.3433333</text:p>
          </table:table-cell>
          <table:table-cell office:value-type="float" office:value="3.6566666670000001" table:style-name="ce1">
            <text:p>3.656666667</text:p>
          </table:table-cell>
          <table:table-cell office:value-type="float" office:value="486.22" table:style-name="ce1">
            <text:p>486.22</text:p>
          </table:table-cell>
          <table:table-cell office:value-type="float" office:value="481.90666670000002" table:style-name="ce1">
            <text:p>481.9066667</text:p>
          </table:table-cell>
          <table:table-cell office:value-type="float" office:value="4.3133333330000001" table:style-name="ce1">
            <text:p>4.313333333</text:p>
          </table:table-cell>
          <table:table-cell office:value-type="float" office:value="488.56" table:style-name="ce1">
            <text:p>488.56</text:p>
          </table:table-cell>
          <table:table-cell office:value-type="float" office:value="483.9" table:style-name="ce1">
            <text:p>483.9</text:p>
          </table:table-cell>
          <table:table-cell table:number-columns-repeated="16375"/>
        </table:table-row>
        <table:table-row table:style-name="ro1">
          <table:table-cell office:value-type="date" office:date-value="2013-09-25T00:00:00" table:style-name="ce2">
            <text:p>25-09-2013</text:p>
          </table:table-cell>
          <table:table-cell office:value-type="float" office:value="489.2" table:style-name="ce1">
            <text:p>489.2</text:p>
          </table:table-cell>
          <table:table-cell office:value-type="float" office:value="486.32666669999998" table:style-name="ce1">
            <text:p>486.3266667</text:p>
          </table:table-cell>
          <table:table-cell office:value-type="float" office:value="2.8733333330000002" table:style-name="ce1">
            <text:p>2.873333333</text:p>
          </table:table-cell>
          <table:table-cell office:value-type="float" office:value="481.53" table:style-name="ce1">
            <text:p>481.53</text:p>
          </table:table-cell>
          <table:table-cell office:value-type="float" office:value="483.5" table:style-name="ce1">
            <text:p>483.5</text:p>
          </table:table-cell>
          <table:table-cell office:value-type="float" office:value="-1.97" table:style-name="ce1">
            <text:p>-1.97</text:p>
          </table:table-cell>
          <table:table-cell office:value-type="float" office:value="489.64" table:style-name="ce1">
            <text:p>489.64</text:p>
          </table:table-cell>
          <table:table-cell office:value-type="float" office:value="481.43009999999998" table:style-name="ce1">
            <text:p>481.4301</text:p>
          </table:table-cell>
          <table:table-cell table:number-columns-repeated="16375"/>
        </table:table-row>
        <table:table-row table:style-name="ro1">
          <table:table-cell office:value-type="date" office:date-value="2013-09-24T00:00:00" table:style-name="ce2">
            <text:p>24-09-2013</text:p>
          </table:table-cell>
          <table:table-cell office:value-type="float" office:value="494.88" table:style-name="ce1">
            <text:p>494.88</text:p>
          </table:table-cell>
          <table:table-cell office:value-type="float" office:value="490.02666670000002" table:style-name="ce1">
            <text:p>490.0266667</text:p>
          </table:table-cell>
          <table:table-cell office:value-type="float" office:value="4.8533333330000001" table:style-name="ce1">
            <text:p>4.853333333</text:p>
          </table:table-cell>
          <table:table-cell office:value-type="float" office:value="489.1" table:style-name="ce1">
            <text:p>489.1</text:p>
          </table:table-cell>
          <table:table-cell office:value-type="float" office:value="485.6166667" table:style-name="ce1">
            <text:p>485.6166667</text:p>
          </table:table-cell>
          <table:table-cell office:value-type="float" office:value="3.483333333" table:style-name="ce1">
            <text:p>3.483333333</text:p>
          </table:table-cell>
          <table:table-cell office:value-type="float" office:value="495.47" table:style-name="ce1">
            <text:p>495.47</text:p>
          </table:table-cell>
          <table:table-cell office:value-type="float" office:value="487.82" table:style-name="ce1">
            <text:p>487.82</text:p>
          </table:table-cell>
          <table:table-cell table:number-columns-repeated="16375"/>
        </table:table-row>
        <table:table-row table:style-name="ro1">
          <table:table-cell office:value-type="date" office:date-value="2013-09-23T00:00:00" table:style-name="ce2">
            <text:p>23-09-2013</text:p>
          </table:table-cell>
          <table:table-cell office:value-type="float" office:value="496.1" table:style-name="ce1">
            <text:p>496.1</text:p>
          </table:table-cell>
          <table:table-cell office:value-type="float" office:value="493.39333329999999" table:style-name="ce1">
            <text:p>493.3933333</text:p>
          </table:table-cell>
          <table:table-cell office:value-type="float" office:value="2.7066666669999999" table:style-name="ce1">
            <text:p>2.706666667</text:p>
          </table:table-cell>
          <table:table-cell office:value-type="float" office:value="490.64" table:style-name="ce1">
            <text:p>490.64</text:p>
          </table:table-cell>
          <table:table-cell office:value-type="float" office:value="487.09" table:style-name="ce1">
            <text:p>487.09</text:p>
          </table:table-cell>
          <table:table-cell office:value-type="float" office:value="3.55" table:style-name="ce1">
            <text:p>3.55</text:p>
          </table:table-cell>
          <table:table-cell office:value-type="float" office:value="496.91" table:style-name="ce1">
            <text:p>496.91</text:p>
          </table:table-cell>
          <table:table-cell office:value-type="float" office:value="482.6" table:style-name="ce1">
            <text:p>482.6</text:p>
          </table:table-cell>
          <table:table-cell table:number-columns-repeated="16375"/>
        </table:table-row>
        <table:table-row table:style-name="ro1">
          <table:table-cell office:value-type="date" office:date-value="2013-09-20T00:00:00" table:style-name="ce2">
            <text:p>20-09-2013</text:p>
          </table:table-cell>
          <table:table-cell office:value-type="float" office:value="478" table:style-name="ce1">
            <text:p>478</text:p>
          </table:table-cell>
          <table:table-cell office:value-type="float" office:value="489.66" table:style-name="ce1">
            <text:p>489.66</text:p>
          </table:table-cell>
          <table:table-cell office:value-type="float" office:value="-11.66" table:style-name="ce1">
            <text:p>-11.66</text:p>
          </table:table-cell>
          <table:table-cell office:value-type="float" office:value="467.41" table:style-name="ce1">
            <text:p>467.41</text:p>
          </table:table-cell>
          <table:table-cell office:value-type="float" office:value="482.3833333" table:style-name="ce1">
            <text:p>482.3833333</text:p>
          </table:table-cell>
          <table:table-cell office:value-type="float" office:value="-14.973333330000001" table:style-name="ce1">
            <text:p>-14.97333333</text:p>
          </table:table-cell>
          <table:table-cell office:value-type="float" office:value="478.55" table:style-name="ce1">
            <text:p>478.55</text:p>
          </table:table-cell>
          <table:table-cell office:value-type="float" office:value="466" table:style-name="ce1">
            <text:p>466</text:p>
          </table:table-cell>
          <table:table-cell table:number-columns-repeated="16375"/>
        </table:table-row>
        <table:table-row table:style-name="ro1">
          <table:table-cell office:value-type="date" office:date-value="2013-09-19T00:00:00" table:style-name="ce2">
            <text:p>19-09-2013</text:p>
          </table:table-cell>
          <table:table-cell office:value-type="float" office:value="470.7" table:style-name="ce1">
            <text:p>470.7</text:p>
          </table:table-cell>
          <table:table-cell office:value-type="float" office:value="481.6" table:style-name="ce1">
            <text:p>481.6</text:p>
          </table:table-cell>
          <table:table-cell office:value-type="float" office:value="-10.9" table:style-name="ce1">
            <text:p>-10.9</text:p>
          </table:table-cell>
          <table:table-cell office:value-type="float" office:value="472.3" table:style-name="ce1">
            <text:p>472.3</text:p>
          </table:table-cell>
          <table:table-cell office:value-type="float" office:value="476.78333329999998" table:style-name="ce1">
            <text:p>476.7833333</text:p>
          </table:table-cell>
          <table:table-cell office:value-type="float" office:value="-4.483333333" table:style-name="ce1">
            <text:p>-4.483333333</text:p>
          </table:table-cell>
          <table:table-cell office:value-type="float" office:value="475.83" table:style-name="ce1">
            <text:p>475.83</text:p>
          </table:table-cell>
          <table:table-cell office:value-type="float" office:value="469.25" table:style-name="ce1">
            <text:p>469.25</text:p>
          </table:table-cell>
          <table:table-cell table:number-columns-repeated="16375"/>
        </table:table-row>
        <table:table-row table:style-name="ro1">
          <table:table-cell office:value-type="date" office:date-value="2013-09-18T00:00:00" table:style-name="ce2">
            <text:p>18-09-2013</text:p>
          </table:table-cell>
          <table:table-cell office:value-type="float" office:value="463.18" table:style-name="ce1">
            <text:p>463.18</text:p>
          </table:table-cell>
          <table:table-cell office:value-type="float" office:value="470.62666669999999" table:style-name="ce1">
            <text:p>470.6266667</text:p>
          </table:table-cell>
          <table:table-cell office:value-type="float" office:value="-7.4466666669999997" table:style-name="ce1">
            <text:p>-7.446666667</text:p>
          </table:table-cell>
          <table:table-cell office:value-type="float" office:value="464.68" table:style-name="ce1">
            <text:p>464.68</text:p>
          </table:table-cell>
          <table:table-cell office:value-type="float" office:value="468.13" table:style-name="ce1">
            <text:p>468.13</text:p>
          </table:table-cell>
          <table:table-cell office:value-type="float" office:value="-3.45" table:style-name="ce1">
            <text:p>-3.45</text:p>
          </table:table-cell>
          <table:table-cell office:value-type="float" office:value="466.35" table:style-name="ce1">
            <text:p>466.35</text:p>
          </table:table-cell>
          <table:table-cell office:value-type="float" office:value="460.66" table:style-name="ce1">
            <text:p>460.66</text:p>
          </table:table-cell>
          <table:table-cell table:number-columns-repeated="16375"/>
        </table:table-row>
        <table:table-row table:style-name="ro1">
          <table:table-cell office:value-type="date" office:date-value="2013-09-17T00:00:00" table:style-name="ce2">
            <text:p>17-09-2013</text:p>
          </table:table-cell>
          <table:table-cell office:value-type="float" office:value="447.96" table:style-name="ce1">
            <text:p>447.96</text:p>
          </table:table-cell>
          <table:table-cell office:value-type="float" office:value="460.61333330000002" table:style-name="ce1">
            <text:p>460.6133333</text:p>
          </table:table-cell>
          <table:table-cell office:value-type="float" office:value="-12.653333330000001" table:style-name="ce1">
            <text:p>-12.65333333</text:p>
          </table:table-cell>
          <table:table-cell office:value-type="float" office:value="455.32" table:style-name="ce1">
            <text:p>455.32</text:p>
          </table:table-cell>
          <table:table-cell office:value-type="float" office:value="464.1" table:style-name="ce1">
            <text:p>464.1</text:p>
          </table:table-cell>
          <table:table-cell office:value-type="float" office:value="-8.7799999999999994" table:style-name="ce1">
            <text:p>-8.78</text:p>
          </table:table-cell>
          <table:table-cell office:value-type="float" office:value="459.71" table:style-name="ce1">
            <text:p>459.71</text:p>
          </table:table-cell>
          <table:table-cell office:value-type="float" office:value="447.5" table:style-name="ce1">
            <text:p>447.5</text:p>
          </table:table-cell>
          <table:table-cell table:number-columns-repeated="16375"/>
        </table:table-row>
        <table:table-row table:style-name="ro1">
          <table:table-cell office:value-type="date" office:date-value="2013-09-16T00:00:00" table:style-name="ce2">
            <text:p>16-09-2013</text:p>
          </table:table-cell>
          <table:table-cell office:value-type="float" office:value="461" table:style-name="ce1">
            <text:p>461</text:p>
          </table:table-cell>
          <table:table-cell office:value-type="float" office:value="457.38" table:style-name="ce1">
            <text:p>457.38</text:p>
          </table:table-cell>
          <table:table-cell office:value-type="float" office:value="3.62" table:style-name="ce1">
            <text:p>3.62</text:p>
          </table:table-cell>
          <table:table-cell office:value-type="float" office:value="450.12" table:style-name="ce1">
            <text:p>450.12</text:p>
          </table:table-cell>
          <table:table-cell office:value-type="float" office:value="456.70666670000003" table:style-name="ce1">
            <text:p>456.7066667</text:p>
          </table:table-cell>
          <table:table-cell office:value-type="float" office:value="-6.5866666670000003" table:style-name="ce1">
            <text:p>-6.586666667</text:p>
          </table:table-cell>
          <table:table-cell office:value-type="float" office:value="461.60989999999998" table:style-name="ce1">
            <text:p>461.6099</text:p>
          </table:table-cell>
          <table:table-cell office:value-type="float" office:value="447.22" table:style-name="ce1">
            <text:p>447.22</text:p>
          </table:table-cell>
          <table:table-cell table:number-columns-repeated="16375"/>
        </table:table-row>
        <table:table-row table:style-name="ro1">
          <table:table-cell office:value-type="date" office:date-value="2013-09-13T00:00:00" table:style-name="ce2">
            <text:p>13-09-2013</text:p>
          </table:table-cell>
          <table:table-cell office:value-type="float" office:value="469.34019999999998" table:style-name="ce1">
            <text:p>469.3402</text:p>
          </table:table-cell>
          <table:table-cell office:value-type="float" office:value="459.43340000000001" table:style-name="ce1">
            <text:p>459.4334</text:p>
          </table:table-cell>
          <table:table-cell office:value-type="float" office:value="9.9068000000000005" table:style-name="ce1">
            <text:p>9.9068</text:p>
          </table:table-cell>
          <table:table-cell office:value-type="float" office:value="464.9" table:style-name="ce1">
            <text:p>464.9</text:p>
          </table:table-cell>
          <table:table-cell office:value-type="float" office:value="456.78" table:style-name="ce1">
            <text:p>456.78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471.82920000000001" table:style-name="ce1">
            <text:p>471.8292</text:p>
          </table:table-cell>
          <table:table-cell office:value-type="float" office:value="464.7" table:style-name="ce1">
            <text:p>464.7</text:p>
          </table:table-cell>
          <table:table-cell table:number-columns-repeated="16375"/>
        </table:table-row>
        <table:table-row table:style-name="ro1">
          <table:table-cell office:value-type="date" office:date-value="2013-09-12T00:00:00" table:style-name="ce2">
            <text:p>12-09-2013</text:p>
          </table:table-cell>
          <table:table-cell office:value-type="float" office:value="468.5" table:style-name="ce1">
            <text:p>468.5</text:p>
          </table:table-cell>
          <table:table-cell office:value-type="float" office:value="466.28006670000002" table:style-name="ce1">
            <text:p>466.2800667</text:p>
          </table:table-cell>
          <table:table-cell office:value-type="float" office:value="2.2199333330000002" table:style-name="ce1">
            <text:p>2.219933333</text:p>
          </table:table-cell>
          <table:table-cell office:value-type="float" office:value="472.69" table:style-name="ce1">
            <text:p>472.69</text:p>
          </table:table-cell>
          <table:table-cell office:value-type="float" office:value="462.57" table:style-name="ce1">
            <text:p>462.57</text:p>
          </table:table-cell>
          <table:table-cell office:value-type="float" office:value="10.119999999999999" table:style-name="ce1">
            <text:p>10.12</text:p>
          </table:table-cell>
          <table:table-cell office:value-type="float" office:value="475.4" table:style-name="ce1">
            <text:p>475.4</text:p>
          </table:table-cell>
          <table:table-cell office:value-type="float" office:value="466.01" table:style-name="ce1">
            <text:p>466.01</text:p>
          </table:table-cell>
          <table:table-cell table:number-columns-repeated="16375"/>
        </table:table-row>
        <table:table-row table:style-name="ro1">
          <table:table-cell office:value-type="date" office:date-value="2013-09-11T00:00:00" table:style-name="ce2">
            <text:p>11-09-2013</text:p>
          </table:table-cell>
          <table:table-cell office:value-type="float" office:value="467.01" table:style-name="ce1">
            <text:p>467.01</text:p>
          </table:table-cell>
          <table:table-cell office:value-type="float" office:value="468.28339999999997" table:style-name="ce1">
            <text:p>468.2834</text:p>
          </table:table-cell>
          <table:table-cell office:value-type="float" office:value="-1.2734000000000001" table:style-name="ce1">
            <text:p>-1.2734</text:p>
          </table:table-cell>
          <table:table-cell office:value-type="float" office:value="467.71" table:style-name="ce1">
            <text:p>467.71</text:p>
          </table:table-cell>
          <table:table-cell office:value-type="float" office:value="468.43333330000002" table:style-name="ce1">
            <text:p>468.4333333</text:p>
          </table:table-cell>
          <table:table-cell office:value-type="float" office:value="-0.72333333300000002" table:style-name="ce1">
            <text:p>-0.723333333</text:p>
          </table:table-cell>
          <table:table-cell office:value-type="float" office:value="473.69" table:style-name="ce1">
            <text:p>473.69</text:p>
          </table:table-cell>
          <table:table-cell office:value-type="float" office:value="464.81" table:style-name="ce1">
            <text:p>464.81</text:p>
          </table:table-cell>
          <table:table-cell table:number-columns-repeated="16375"/>
        </table:table-row>
        <table:table-row table:style-name="ro1">
          <table:table-cell office:value-type="date" office:date-value="2013-09-10T00:00:00" table:style-name="ce2">
            <text:p>10-09-2013</text:p>
          </table:table-cell>
          <table:table-cell office:value-type="float" office:value="506.2" table:style-name="ce1">
            <text:p>506.2</text:p>
          </table:table-cell>
          <table:table-cell office:value-type="float" office:value="480.57" table:style-name="ce1">
            <text:p>480.57</text:p>
          </table:table-cell>
          <table:table-cell office:value-type="float" office:value="25.63" table:style-name="ce1">
            <text:p>25.63</text:p>
          </table:table-cell>
          <table:table-cell office:value-type="float" office:value="494.64" table:style-name="ce1">
            <text:p>494.64</text:p>
          </table:table-cell>
          <table:table-cell office:value-type="float" office:value="478.34666670000001" table:style-name="ce1">
            <text:p>478.3466667</text:p>
          </table:table-cell>
          <table:table-cell office:value-type="float" office:value="16.293333329999999" table:style-name="ce1">
            <text:p>16.29333333</text:p>
          </table:table-cell>
          <table:table-cell office:value-type="float" office:value="507.45" table:style-name="ce1">
            <text:p>507.45</text:p>
          </table:table-cell>
          <table:table-cell office:value-type="float" office:value="489.5" table:style-name="ce1">
            <text:p>489.5</text:p>
          </table:table-cell>
          <table:table-cell table:number-columns-repeated="16375"/>
        </table:table-row>
        <table:table-row table:style-name="ro1">
          <table:table-cell office:value-type="date" office:date-value="2013-09-09T00:00:00" table:style-name="ce2">
            <text:p>09-09-2013</text:p>
          </table:table-cell>
          <table:table-cell office:value-type="float" office:value="505" table:style-name="ce1">
            <text:p>505</text:p>
          </table:table-cell>
          <table:table-cell office:value-type="float" office:value="492.7366667" table:style-name="ce1">
            <text:p>492.7366667</text:p>
          </table:table-cell>
          <table:table-cell office:value-type="float" office:value="12.26333333" table:style-name="ce1">
            <text:p>12.26333333</text:p>
          </table:table-cell>
          <table:table-cell office:value-type="float" office:value="506.17" table:style-name="ce1">
            <text:p>506.17</text:p>
          </table:table-cell>
          <table:table-cell office:value-type="float" office:value="489.50666669999998" table:style-name="ce1">
            <text:p>489.5066667</text:p>
          </table:table-cell>
          <table:table-cell office:value-type="float" office:value="16.66333333" table:style-name="ce1">
            <text:p>16.66333333</text:p>
          </table:table-cell>
          <table:table-cell office:value-type="float" office:value="507.92" table:style-name="ce1">
            <text:p>507.92</text:p>
          </table:table-cell>
          <table:table-cell office:value-type="float" office:value="503.48" table:style-name="ce1">
            <text:p>503.48</text:p>
          </table:table-cell>
          <table:table-cell table:number-columns-repeated="16375"/>
        </table:table-row>
        <table:table-row table:style-name="ro1">
          <table:table-cell office:value-type="date" office:date-value="2013-09-06T00:00:00" table:style-name="ce2">
            <text:p>06-09-2013</text:p>
          </table:table-cell>
          <table:table-cell office:value-type="float" office:value="498.44" table:style-name="ce1">
            <text:p>498.44</text:p>
          </table:table-cell>
          <table:table-cell office:value-type="float" office:value="503.21333329999999" table:style-name="ce1">
            <text:p>503.2133333</text:p>
          </table:table-cell>
          <table:table-cell office:value-type="float" office:value="-4.7733333330000001" table:style-name="ce1">
            <text:p>-4.773333333</text:p>
          </table:table-cell>
          <table:table-cell office:value-type="float" office:value="498.22" table:style-name="ce1">
            <text:p>498.22</text:p>
          </table:table-cell>
          <table:table-cell office:value-type="float" office:value="499.6766667" table:style-name="ce1">
            <text:p>499.6766667</text:p>
          </table:table-cell>
          <table:table-cell office:value-type="float" office:value="-1.4566666669999999" table:style-name="ce1">
            <text:p>-1.456666667</text:p>
          </table:table-cell>
          <table:table-cell office:value-type="float" office:value="499.38" table:style-name="ce1">
            <text:p>499.38</text:p>
          </table:table-cell>
          <table:table-cell office:value-type="float" office:value="489.95" table:style-name="ce1">
            <text:p>489.95</text:p>
          </table:table-cell>
          <table:table-cell table:number-columns-repeated="16375"/>
        </table:table-row>
        <table:table-row table:style-name="ro1">
          <table:table-cell office:value-type="date" office:date-value="2013-09-05T00:00:00" table:style-name="ce2">
            <text:p>05-09-2013</text:p>
          </table:table-cell>
          <table:table-cell office:value-type="float" office:value="500.25" table:style-name="ce1">
            <text:p>500.25</text:p>
          </table:table-cell>
          <table:table-cell office:value-type="float" office:value="501.23" table:style-name="ce1">
            <text:p>501.23</text:p>
          </table:table-cell>
          <table:table-cell office:value-type="float" office:value="-0.98" table:style-name="ce1">
            <text:p>-0.98</text:p>
          </table:table-cell>
          <table:table-cell office:value-type="float" office:value="495.27" table:style-name="ce1">
            <text:p>495.27</text:p>
          </table:table-cell>
          <table:table-cell office:value-type="float" office:value="499.88666669999998" table:style-name="ce1">
            <text:p>499.8866667</text:p>
          </table:table-cell>
          <table:table-cell office:value-type="float" office:value="-4.6166666669999996" table:style-name="ce1">
            <text:p>-4.616666667</text:p>
          </table:table-cell>
          <table:table-cell office:value-type="float" office:value="500.68" table:style-name="ce1">
            <text:p>500.68</text:p>
          </table:table-cell>
          <table:table-cell office:value-type="float" office:value="493.64" table:style-name="ce1">
            <text:p>493.64</text:p>
          </table:table-cell>
          <table:table-cell table:number-columns-repeated="16375"/>
        </table:table-row>
        <table:table-row table:style-name="ro1">
          <table:table-cell office:value-type="date" office:date-value="2013-09-04T00:00:00" table:style-name="ce2">
            <text:p>04-09-2013</text:p>
          </table:table-cell>
          <table:table-cell office:value-type="float" office:value="499.56" table:style-name="ce1">
            <text:p>499.56</text:p>
          </table:table-cell>
          <table:table-cell office:value-type="float" office:value="499.41666670000001" table:style-name="ce1">
            <text:p>499.4166667</text:p>
          </table:table-cell>
          <table:table-cell office:value-type="float" office:value="0.14333333300000001" table:style-name="ce1">
            <text:p>0.143333333</text:p>
          </table:table-cell>
          <table:table-cell office:value-type="float" office:value="498.69099999999997" table:style-name="ce1">
            <text:p>498.691</text:p>
          </table:table-cell>
          <table:table-cell office:value-type="float" office:value="497.39366669999998" table:style-name="ce1">
            <text:p>497.3936667</text:p>
          </table:table-cell>
          <table:table-cell office:value-type="float" office:value="1.2973333330000001" table:style-name="ce1">
            <text:p>1.297333333</text:p>
          </table:table-cell>
          <table:table-cell office:value-type="float" office:value="502.24" table:style-name="ce1">
            <text:p>502.24</text:p>
          </table:table-cell>
          <table:table-cell office:value-type="float" office:value="496.28" table:style-name="ce1">
            <text:p>496.28</text:p>
          </table:table-cell>
          <table:table-cell table:number-columns-repeated="16375"/>
        </table:table-row>
        <table:table-row table:style-name="ro1">
          <table:table-cell office:value-type="date" office:date-value="2013-09-03T00:00:00" table:style-name="ce2">
            <text:p>03-09-2013</text:p>
          </table:table-cell>
          <table:table-cell office:value-type="float" office:value="493.1" table:style-name="ce1">
            <text:p>493.1</text:p>
          </table:table-cell>
          <table:table-cell office:value-type="float" office:value="497.63666669999998" table:style-name="ce1">
            <text:p>497.6366667</text:p>
          </table:table-cell>
          <table:table-cell office:value-type="float" office:value="-4.5366666670000004" table:style-name="ce1">
            <text:p>-4.536666667</text:p>
          </table:table-cell>
          <table:table-cell office:value-type="float" office:value="488.58" table:style-name="ce1">
            <text:p>488.58</text:p>
          </table:table-cell>
          <table:table-cell office:value-type="float" office:value="494.18033329999997" table:style-name="ce1">
            <text:p>494.1803333</text:p>
          </table:table-cell>
          <table:table-cell office:value-type="float" office:value="-5.600333333" table:style-name="ce1">
            <text:p>-5.600333333</text:p>
          </table:table-cell>
          <table:table-cell office:value-type="float" office:value="500.6" table:style-name="ce1">
            <text:p>500.6</text:p>
          </table:table-cell>
          <table:table-cell office:value-type="float" office:value="487.35" table:style-name="ce1">
            <text:p>487.35</text:p>
          </table:table-cell>
          <table:table-cell table:number-columns-repeated="16375"/>
        </table:table-row>
        <table:table-row table:style-name="ro1">
          <table:table-cell office:value-type="date" office:date-value="2013-08-30T00:00:00" table:style-name="ce2">
            <text:p>30-08-2013</text:p>
          </table:table-cell>
          <table:table-cell office:value-type="float" office:value="492" table:style-name="ce1">
            <text:p>492</text:p>
          </table:table-cell>
          <table:table-cell office:value-type="float" office:value="494.88666669999998" table:style-name="ce1">
            <text:p>494.8866667</text:p>
          </table:table-cell>
          <table:table-cell office:value-type="float" office:value="-2.8866666670000001" table:style-name="ce1">
            <text:p>-2.886666667</text:p>
          </table:table-cell>
          <table:table-cell office:value-type="float" office:value="487.21600000000001" table:style-name="ce1">
            <text:p>487.216</text:p>
          </table:table-cell>
          <table:table-cell office:value-type="float" office:value="491.49566670000002" table:style-name="ce1">
            <text:p>491.4956667</text:p>
          </table:table-cell>
          <table:table-cell office:value-type="float" office:value="-4.2796666669999999" table:style-name="ce1">
            <text:p>-4.279666667</text:p>
          </table:table-cell>
          <table:table-cell office:value-type="float" office:value="492.95" table:style-name="ce1">
            <text:p>492.95</text:p>
          </table:table-cell>
          <table:table-cell office:value-type="float" office:value="486.5" table:style-name="ce1">
            <text:p>486.5</text:p>
          </table:table-cell>
          <table:table-cell table:number-columns-repeated="16375"/>
        </table:table-row>
        <table:table-row table:style-name="ro1">
          <table:table-cell office:value-type="date" office:date-value="2013-08-29T00:00:00" table:style-name="ce2">
            <text:p>29-08-2013</text:p>
          </table:table-cell>
          <table:table-cell office:value-type="float" office:value="491.65" table:style-name="ce1">
            <text:p>491.65</text:p>
          </table:table-cell>
          <table:table-cell office:value-type="float" office:value="492.25" table:style-name="ce1">
            <text:p>492.25</text:p>
          </table:table-cell>
          <table:table-cell office:value-type="float" office:value="-0.6" table:style-name="ce1">
            <text:p>-0.6</text:p>
          </table:table-cell>
          <table:table-cell office:value-type="float" office:value="491.7" table:style-name="ce1">
            <text:p>491.7</text:p>
          </table:table-cell>
          <table:table-cell office:value-type="float" office:value="489.16533329999999" table:style-name="ce1">
            <text:p>489.1653333</text:p>
          </table:table-cell>
          <table:table-cell office:value-type="float" office:value="2.5346666670000002" table:style-name="ce1">
            <text:p>2.534666667</text:p>
          </table:table-cell>
          <table:table-cell office:value-type="float" office:value="496.5" table:style-name="ce1">
            <text:p>496.5</text:p>
          </table:table-cell>
          <table:table-cell office:value-type="float" office:value="491.13" table:style-name="ce1">
            <text:p>491.13</text:p>
          </table:table-cell>
          <table:table-cell table:number-columns-repeated="16375"/>
        </table:table-row>
        <table:table-row table:style-name="ro1">
          <table:table-cell office:value-type="date" office:date-value="2013-08-28T00:00:00" table:style-name="ce2">
            <text:p>28-08-2013</text:p>
          </table:table-cell>
          <table:table-cell office:value-type="float" office:value="486" table:style-name="ce1">
            <text:p>486</text:p>
          </table:table-cell>
          <table:table-cell office:value-type="float" office:value="489.8833333" table:style-name="ce1">
            <text:p>489.8833333</text:p>
          </table:table-cell>
          <table:table-cell office:value-type="float" office:value="-3.8833333329999999" table:style-name="ce1">
            <text:p>-3.883333333</text:p>
          </table:table-cell>
          <table:table-cell office:value-type="float" office:value="490.89600000000002" table:style-name="ce1">
            <text:p>490.896</text:p>
          </table:table-cell>
          <table:table-cell office:value-type="float" office:value="489.93733329999998" table:style-name="ce1">
            <text:p>489.9373333</text:p>
          </table:table-cell>
          <table:table-cell office:value-type="float" office:value="0.95866666700000003" table:style-name="ce1">
            <text:p>0.958666667</text:p>
          </table:table-cell>
          <table:table-cell office:value-type="float" office:value="495.8" table:style-name="ce1">
            <text:p>495.8</text:p>
          </table:table-cell>
          <table:table-cell office:value-type="float" office:value="486" table:style-name="ce1">
            <text:p>486</text:p>
          </table:table-cell>
          <table:table-cell table:number-columns-repeated="16375"/>
        </table:table-row>
        <table:table-row table:style-name="ro1">
          <table:table-cell office:value-type="date" office:date-value="2013-08-27T00:00:00" table:style-name="ce2">
            <text:p>27-08-2013</text:p>
          </table:table-cell>
          <table:table-cell office:value-type="float" office:value="498" table:style-name="ce1">
            <text:p>498</text:p>
          </table:table-cell>
          <table:table-cell office:value-type="float" office:value="491.8833333" table:style-name="ce1">
            <text:p>491.8833333</text:p>
          </table:table-cell>
          <table:table-cell office:value-type="float" office:value="6.1166666669999996" table:style-name="ce1">
            <text:p>6.116666667</text:p>
          </table:table-cell>
          <table:table-cell office:value-type="float" office:value="488.59" table:style-name="ce1">
            <text:p>488.59</text:p>
          </table:table-cell>
          <table:table-cell office:value-type="float" office:value="490.3953333" table:style-name="ce1">
            <text:p>490.3953333</text:p>
          </table:table-cell>
          <table:table-cell office:value-type="float" office:value="-1.8053333330000001" table:style-name="ce1">
            <text:p>-1.805333333</text:p>
          </table:table-cell>
          <table:table-cell office:value-type="float" office:value="502.51" table:style-name="ce1">
            <text:p>502.51</text:p>
          </table:table-cell>
          <table:table-cell office:value-type="float" office:value="486.3" table:style-name="ce1">
            <text:p>486.3</text:p>
          </table:table-cell>
          <table:table-cell table:number-columns-repeated="16375"/>
        </table:table-row>
        <table:table-row table:style-name="ro1">
          <table:table-cell office:value-type="date" office:date-value="2013-08-26T00:00:00" table:style-name="ce2">
            <text:p>26-08-2013</text:p>
          </table:table-cell>
          <table:table-cell office:value-type="float" office:value="500.75" table:style-name="ce1">
            <text:p>500.75</text:p>
          </table:table-cell>
          <table:table-cell office:value-type="float" office:value="494.91666670000001" table:style-name="ce1">
            <text:p>494.9166667</text:p>
          </table:table-cell>
          <table:table-cell office:value-type="float" office:value="5.8333333329999997" table:style-name="ce1">
            <text:p>5.833333333</text:p>
          </table:table-cell>
          <table:table-cell office:value-type="float" office:value="502.97" table:style-name="ce1">
            <text:p>502.97</text:p>
          </table:table-cell>
          <table:table-cell office:value-type="float" office:value="494.15199999999999" table:style-name="ce1">
            <text:p>494.152</text:p>
          </table:table-cell>
          <table:table-cell office:value-type="float" office:value="8.8179999999999996" table:style-name="ce1">
            <text:p>8.818</text:p>
          </table:table-cell>
          <table:table-cell office:value-type="float" office:value="510.2" table:style-name="ce1">
            <text:p>510.2</text:p>
          </table:table-cell>
          <table:table-cell office:value-type="float" office:value="500.5" table:style-name="ce1">
            <text:p>500.5</text:p>
          </table:table-cell>
          <table:table-cell table:number-columns-repeated="16375"/>
        </table:table-row>
        <table:table-row table:style-name="ro1">
          <table:table-cell office:value-type="date" office:date-value="2013-08-23T00:00:00" table:style-name="ce2">
            <text:p>23-08-2013</text:p>
          </table:table-cell>
          <table:table-cell office:value-type="float" office:value="503.27" table:style-name="ce1">
            <text:p>503.27</text:p>
          </table:table-cell>
          <table:table-cell office:value-type="float" office:value="500.67333330000002" table:style-name="ce1">
            <text:p>500.6733333</text:p>
          </table:table-cell>
          <table:table-cell office:value-type="float" office:value="2.596666667" table:style-name="ce1">
            <text:p>2.596666667</text:p>
          </table:table-cell>
          <table:table-cell office:value-type="float" office:value="501.02" table:style-name="ce1">
            <text:p>501.02</text:p>
          </table:table-cell>
          <table:table-cell office:value-type="float" office:value="497.52666670000002" table:style-name="ce1">
            <text:p>497.5266667</text:p>
          </table:table-cell>
          <table:table-cell office:value-type="float" office:value="3.4933333329999998" table:style-name="ce1">
            <text:p>3.493333333</text:p>
          </table:table-cell>
          <table:table-cell office:value-type="float" office:value="503.35" table:style-name="ce1">
            <text:p>503.35</text:p>
          </table:table-cell>
          <table:table-cell office:value-type="float" office:value="499.35" table:style-name="ce1">
            <text:p>499.35</text:p>
          </table:table-cell>
          <table:table-cell table:number-columns-repeated="16375"/>
        </table:table-row>
        <table:table-row table:style-name="ro1">
          <table:table-cell office:value-type="date" office:date-value="2013-08-22T00:00:00" table:style-name="ce2">
            <text:p>22-08-2013</text:p>
          </table:table-cell>
          <table:table-cell office:value-type="float" office:value="504.98" table:style-name="ce1">
            <text:p>504.98</text:p>
          </table:table-cell>
          <table:table-cell office:value-type="float" office:value="503" table:style-name="ce1">
            <text:p>503</text:p>
          </table:table-cell>
          <table:table-cell office:value-type="float" office:value="1.98" table:style-name="ce1">
            <text:p>1.98</text:p>
          </table:table-cell>
          <table:table-cell office:value-type="float" office:value="502.96" table:style-name="ce1">
            <text:p>502.96</text:p>
          </table:table-cell>
          <table:table-cell office:value-type="float" office:value="502.31666669999998" table:style-name="ce1">
            <text:p>502.3166667</text:p>
          </table:table-cell>
          <table:table-cell office:value-type="float" office:value="0.64333333299999995" table:style-name="ce1">
            <text:p>0.643333333</text:p>
          </table:table-cell>
          <table:table-cell office:value-type="float" office:value="505.59" table:style-name="ce1">
            <text:p>505.59</text:p>
          </table:table-cell>
          <table:table-cell office:value-type="float" office:value="498.2" table:style-name="ce1">
            <text:p>498.2</text:p>
          </table:table-cell>
          <table:table-cell table:number-columns-repeated="16375"/>
        </table:table-row>
        <table:table-row table:style-name="ro1">
          <table:table-cell office:value-type="date" office:date-value="2013-08-21T00:00:00" table:style-name="ce2">
            <text:p>21-08-2013</text:p>
          </table:table-cell>
          <table:table-cell office:value-type="float" office:value="503.59" table:style-name="ce1">
            <text:p>503.59</text:p>
          </table:table-cell>
          <table:table-cell office:value-type="float" office:value="503.94666669999998" table:style-name="ce1">
            <text:p>503.9466667</text:p>
          </table:table-cell>
          <table:table-cell office:value-type="float" office:value="-0.35666666699999999" table:style-name="ce1">
            <text:p>-0.356666667</text:p>
          </table:table-cell>
          <table:table-cell office:value-type="float" office:value="502.36" table:style-name="ce1">
            <text:p>502.36</text:p>
          </table:table-cell>
          <table:table-cell office:value-type="float" office:value="502.11333330000002" table:style-name="ce1">
            <text:p>502.1133333</text:p>
          </table:table-cell>
          <table:table-cell office:value-type="float" office:value="0.24666666700000001" table:style-name="ce1">
            <text:p>0.246666667</text:p>
          </table:table-cell>
          <table:table-cell office:value-type="float" office:value="507.15" table:style-name="ce1">
            <text:p>507.15</text:p>
          </table:table-cell>
          <table:table-cell office:value-type="float" office:value="501.2" table:style-name="ce1">
            <text:p>501.2</text:p>
          </table:table-cell>
          <table:table-cell table:number-columns-repeated="16375"/>
        </table:table-row>
        <table:table-row table:style-name="ro1">
          <table:table-cell office:value-type="date" office:date-value="2013-08-20T00:00:00" table:style-name="ce2">
            <text:p>20-08-2013</text:p>
          </table:table-cell>
          <table:table-cell office:value-type="float" office:value="509.71" table:style-name="ce1">
            <text:p>509.71</text:p>
          </table:table-cell>
          <table:table-cell office:value-type="float" office:value="506.09333329999998" table:style-name="ce1">
            <text:p>506.0933333</text:p>
          </table:table-cell>
          <table:table-cell office:value-type="float" office:value="3.6166666670000001" table:style-name="ce1">
            <text:p>3.616666667</text:p>
          </table:table-cell>
          <table:table-cell office:value-type="float" office:value="501.07" table:style-name="ce1">
            <text:p>501.07</text:p>
          </table:table-cell>
          <table:table-cell office:value-type="float" office:value="502.13" table:style-name="ce1">
            <text:p>502.13</text:p>
          </table:table-cell>
          <table:table-cell office:value-type="float" office:value="-1.06" table:style-name="ce1">
            <text:p>-1.06</text:p>
          </table:table-cell>
          <table:table-cell office:value-type="float" office:value="510.57" table:style-name="ce1">
            <text:p>510.57</text:p>
          </table:table-cell>
          <table:table-cell office:value-type="float" office:value="500.82" table:style-name="ce1">
            <text:p>500.82</text:p>
          </table:table-cell>
          <table:table-cell table:number-columns-repeated="16375"/>
        </table:table-row>
        <table:table-row table:style-name="ro1">
          <table:table-cell office:value-type="date" office:date-value="2013-08-19T00:00:00" table:style-name="ce2">
            <text:p>19-08-2013</text:p>
          </table:table-cell>
          <table:table-cell office:value-type="float" office:value="504.34" table:style-name="ce1">
            <text:p>504.34</text:p>
          </table:table-cell>
          <table:table-cell office:value-type="float" office:value="505.88" table:style-name="ce1">
            <text:p>505.88</text:p>
          </table:table-cell>
          <table:table-cell office:value-type="float" office:value="-1.54" table:style-name="ce1">
            <text:p>-1.54</text:p>
          </table:table-cell>
          <table:table-cell office:value-type="float" office:value="507.74" table:style-name="ce1">
            <text:p>507.74</text:p>
          </table:table-cell>
          <table:table-cell office:value-type="float" office:value="503.72333329999998" table:style-name="ce1">
            <text:p>503.7233333</text:p>
          </table:table-cell>
          <table:table-cell office:value-type="float" office:value="4.016666667" table:style-name="ce1">
            <text:p>4.016666667</text:p>
          </table:table-cell>
          <table:table-cell office:value-type="float" office:value="513.74" table:style-name="ce1">
            <text:p>513.74</text:p>
          </table:table-cell>
          <table:table-cell office:value-type="float" office:value="504" table:style-name="ce1">
            <text:p>504</text:p>
          </table:table-cell>
          <table:table-cell table:number-columns-repeated="16375"/>
        </table:table-row>
        <table:table-row table:style-name="ro1">
          <table:table-cell office:value-type="date" office:date-value="2013-08-16T00:00:00" table:style-name="ce2">
            <text:p>16-08-2013</text:p>
          </table:table-cell>
          <table:table-cell office:value-type="float" office:value="500.15" table:style-name="ce1">
            <text:p>500.15</text:p>
          </table:table-cell>
          <table:table-cell office:value-type="float" office:value="504.73333330000003" table:style-name="ce1">
            <text:p>504.7333333</text:p>
          </table:table-cell>
          <table:table-cell office:value-type="float" office:value="-4.5833333329999997" table:style-name="ce1">
            <text:p>-4.583333333</text:p>
          </table:table-cell>
          <table:table-cell office:value-type="float" office:value="502.33" table:style-name="ce1">
            <text:p>502.33</text:p>
          </table:table-cell>
          <table:table-cell office:value-type="float" office:value="503.71333329999999" table:style-name="ce1">
            <text:p>503.7133333</text:p>
          </table:table-cell>
          <table:table-cell office:value-type="float" office:value="-1.3833333329999999" table:style-name="ce1">
            <text:p>-1.383333333</text:p>
          </table:table-cell>
          <table:table-cell office:value-type="float" office:value="502.94" table:style-name="ce1">
            <text:p>502.94</text:p>
          </table:table-cell>
          <table:table-cell office:value-type="float" office:value="498.86" table:style-name="ce1">
            <text:p>498.86</text:p>
          </table:table-cell>
          <table:table-cell table:number-columns-repeated="16375"/>
        </table:table-row>
        <table:table-row table:style-name="ro1">
          <table:table-cell office:value-type="date" office:date-value="2013-08-15T00:00:00" table:style-name="ce2">
            <text:p>15-08-2013</text:p>
          </table:table-cell>
          <table:table-cell office:value-type="float" office:value="496.42" table:style-name="ce1">
            <text:p>496.42</text:p>
          </table:table-cell>
          <table:table-cell office:value-type="float" office:value="500.30333330000002" table:style-name="ce1">
            <text:p>500.3033333</text:p>
          </table:table-cell>
          <table:table-cell office:value-type="float" office:value="-3.8833333329999999" table:style-name="ce1">
            <text:p>-3.883333333</text:p>
          </table:table-cell>
          <table:table-cell office:value-type="float" office:value="497.91" table:style-name="ce1">
            <text:p>497.91</text:p>
          </table:table-cell>
          <table:table-cell office:value-type="float" office:value="502.66" table:style-name="ce1">
            <text:p>502.66</text:p>
          </table:table-cell>
          <table:table-cell office:value-type="float" office:value="-4.75" table:style-name="ce1">
            <text:p>-4.75</text:p>
          </table:table-cell>
          <table:table-cell office:value-type="float" office:value="502.399" table:style-name="ce1">
            <text:p>502.399</text:p>
          </table:table-cell>
          <table:table-cell office:value-type="float" office:value="489.08330000000001" table:style-name="ce1">
            <text:p>489.0833</text:p>
          </table:table-cell>
          <table:table-cell table:number-columns-repeated="16375"/>
        </table:table-row>
        <table:table-row table:style-name="ro1">
          <table:table-cell office:value-type="date" office:date-value="2013-08-14T00:00:00" table:style-name="ce2">
            <text:p>14-08-2013</text:p>
          </table:table-cell>
          <table:table-cell office:value-type="float" office:value="497.88" table:style-name="ce1">
            <text:p>497.88</text:p>
          </table:table-cell>
          <table:table-cell office:value-type="float" office:value="498.15" table:style-name="ce1">
            <text:p>498.15</text:p>
          </table:table-cell>
          <table:table-cell office:value-type="float" office:value="-0.27" table:style-name="ce1">
            <text:p>-0.27</text:p>
          </table:table-cell>
          <table:table-cell office:value-type="float" office:value="498.5" table:style-name="ce1">
            <text:p>498.5</text:p>
          </table:table-cell>
          <table:table-cell office:value-type="float" office:value="499.58" table:style-name="ce1">
            <text:p>499.58</text:p>
          </table:table-cell>
          <table:table-cell office:value-type="float" office:value="-1.08" table:style-name="ce1">
            <text:p>-1.08</text:p>
          </table:table-cell>
          <table:table-cell office:value-type="float" office:value="504.25" table:style-name="ce1">
            <text:p>504.25</text:p>
          </table:table-cell>
          <table:table-cell office:value-type="float" office:value="493.4" table:style-name="ce1">
            <text:p>493.4</text:p>
          </table:table-cell>
          <table:table-cell table:number-columns-repeated="16375"/>
        </table:table-row>
        <table:table-row table:style-name="ro1">
          <table:table-cell office:value-type="date" office:date-value="2013-08-13T00:00:00" table:style-name="ce2">
            <text:p>13-08-2013</text:p>
          </table:table-cell>
          <table:table-cell office:value-type="float" office:value="470.94" table:style-name="ce1">
            <text:p>470.94</text:p>
          </table:table-cell>
          <table:table-cell office:value-type="float" office:value="488.41333329999998" table:style-name="ce1">
            <text:p>488.4133333</text:p>
          </table:table-cell>
          <table:table-cell office:value-type="float" office:value="-17.473333329999999" table:style-name="ce1">
            <text:p>-17.47333333</text:p>
          </table:table-cell>
          <table:table-cell office:value-type="float" office:value="489.57" table:style-name="ce1">
            <text:p>489.57</text:p>
          </table:table-cell>
          <table:table-cell office:value-type="float" office:value="495.32666669999998" table:style-name="ce1">
            <text:p>495.3266667</text:p>
          </table:table-cell>
          <table:table-cell office:value-type="float" office:value="-5.7566666670000002" table:style-name="ce1">
            <text:p>-5.756666667</text:p>
          </table:table-cell>
          <table:table-cell office:value-type="float" office:value="494.66" table:style-name="ce1">
            <text:p>494.66</text:p>
          </table:table-cell>
          <table:table-cell office:value-type="float" office:value="468.05" table:style-name="ce1">
            <text:p>468.05</text:p>
          </table:table-cell>
          <table:table-cell table:number-columns-repeated="16375"/>
        </table:table-row>
        <table:table-row table:style-name="ro1">
          <table:table-cell office:value-type="date" office:date-value="2013-08-12T00:00:00" table:style-name="ce2">
            <text:p>12-08-2013</text:p>
          </table:table-cell>
          <table:table-cell office:value-type="float" office:value="456.86" table:style-name="ce1">
            <text:p>456.86</text:p>
          </table:table-cell>
          <table:table-cell office:value-type="float" office:value="475.22666670000001" table:style-name="ce1">
            <text:p>475.2266667</text:p>
          </table:table-cell>
          <table:table-cell office:value-type="float" office:value="-18.366666670000001" table:style-name="ce1">
            <text:p>-18.36666667</text:p>
          </table:table-cell>
          <table:table-cell office:value-type="float" office:value="467.36" table:style-name="ce1">
            <text:p>467.36</text:p>
          </table:table-cell>
          <table:table-cell office:value-type="float" office:value="485.14333329999999" table:style-name="ce1">
            <text:p>485.1433333</text:p>
          </table:table-cell>
          <table:table-cell office:value-type="float" office:value="-17.783333330000001" table:style-name="ce1">
            <text:p>-17.78333333</text:p>
          </table:table-cell>
          <table:table-cell office:value-type="float" office:value="468.65" table:style-name="ce1">
            <text:p>468.65</text:p>
          </table:table-cell>
          <table:table-cell office:value-type="float" office:value="456.63" table:style-name="ce1">
            <text:p>456.63</text:p>
          </table:table-cell>
          <table:table-cell table:number-columns-repeated="16375"/>
        </table:table-row>
        <table:table-row table:style-name="ro1">
          <table:table-cell office:value-type="date" office:date-value="2013-08-09T00:00:00" table:style-name="ce2">
            <text:p>09-08-2013</text:p>
          </table:table-cell>
          <table:table-cell office:value-type="float" office:value="458.64" table:style-name="ce1">
            <text:p>458.64</text:p>
          </table:table-cell>
          <table:table-cell office:value-type="float" office:value="462.14666670000003" table:style-name="ce1">
            <text:p>462.1466667</text:p>
          </table:table-cell>
          <table:table-cell office:value-type="float" office:value="-3.5066666670000002" table:style-name="ce1">
            <text:p>-3.506666667</text:p>
          </table:table-cell>
          <table:table-cell office:value-type="float" office:value="454.45" table:style-name="ce1">
            <text:p>454.45</text:p>
          </table:table-cell>
          <table:table-cell office:value-type="float" office:value="470.46" table:style-name="ce1">
            <text:p>470.46</text:p>
          </table:table-cell>
          <table:table-cell office:value-type="float" office:value="-16.010000000000002" table:style-name="ce1">
            <text:p>-16.01</text:p>
          </table:table-cell>
          <table:table-cell office:value-type="float" office:value="460.46" table:style-name="ce1">
            <text:p>460.46</text:p>
          </table:table-cell>
          <table:table-cell office:value-type="float" office:value="453.65" table:style-name="ce1">
            <text:p>453.65</text:p>
          </table:table-cell>
          <table:table-cell table:number-columns-repeated="16375"/>
        </table:table-row>
        <table:table-row table:style-name="ro1">
          <table:table-cell office:value-type="date" office:date-value="2013-08-08T00:00:00" table:style-name="ce2">
            <text:p>08-08-2013</text:p>
          </table:table-cell>
          <table:table-cell office:value-type="float" office:value="463.85500000000002" table:style-name="ce1">
            <text:p>463.855</text:p>
          </table:table-cell>
          <table:table-cell office:value-type="float" office:value="459.78500000000003" table:style-name="ce1">
            <text:p>459.785</text:p>
          </table:table-cell>
          <table:table-cell office:value-type="float" office:value="4.07" table:style-name="ce1">
            <text:p>4.07</text:p>
          </table:table-cell>
          <table:table-cell office:value-type="float" office:value="461.01" table:style-name="ce1">
            <text:p>461.01</text:p>
          </table:table-cell>
          <table:table-cell office:value-type="float" office:value="460.94" table:style-name="ce1">
            <text:p>460.94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464.1" table:style-name="ce1">
            <text:p>464.1</text:p>
          </table:table-cell>
          <table:table-cell office:value-type="float" office:value="457.95" table:style-name="ce1">
            <text:p>457.95</text:p>
          </table:table-cell>
          <table:table-cell table:number-columns-repeated="16375"/>
        </table:table-row>
        <table:table-row table:style-name="ro1">
          <table:table-cell office:value-type="date" office:date-value="2013-08-07T00:00:00" table:style-name="ce2">
            <text:p>07-08-2013</text:p>
          </table:table-cell>
          <table:table-cell office:value-type="float" office:value="463.8" table:style-name="ce1">
            <text:p>463.8</text:p>
          </table:table-cell>
          <table:table-cell office:value-type="float" office:value="462.09833329999998" table:style-name="ce1">
            <text:p>462.0983333</text:p>
          </table:table-cell>
          <table:table-cell office:value-type="float" office:value="1.701666667" table:style-name="ce1">
            <text:p>1.701666667</text:p>
          </table:table-cell>
          <table:table-cell office:value-type="float" office:value="464.98" table:style-name="ce1">
            <text:p>464.98</text:p>
          </table:table-cell>
          <table:table-cell office:value-type="float" office:value="460.14666670000003" table:style-name="ce1">
            <text:p>460.1466667</text:p>
          </table:table-cell>
          <table:table-cell office:value-type="float" office:value="4.8333333329999997" table:style-name="ce1">
            <text:p>4.833333333</text:p>
          </table:table-cell>
          <table:table-cell office:value-type="float" office:value="467" table:style-name="ce1">
            <text:p>467</text:p>
          </table:table-cell>
          <table:table-cell office:value-type="float" office:value="461.77" table:style-name="ce1">
            <text:p>461.77</text:p>
          </table:table-cell>
          <table:table-cell table:number-columns-repeated="16375"/>
        </table:table-row>
        <table:table-row table:style-name="ro1">
          <table:table-cell office:value-type="date" office:date-value="2013-08-06T00:00:00" table:style-name="ce2">
            <text:p>06-08-2013</text:p>
          </table:table-cell>
          <table:table-cell office:value-type="float" office:value="468.02" table:style-name="ce1">
            <text:p>468.02</text:p>
          </table:table-cell>
          <table:table-cell office:value-type="float" office:value="465.22500000000002" table:style-name="ce1">
            <text:p>465.225</text:p>
          </table:table-cell>
          <table:table-cell office:value-type="float" office:value="2.7949999999999999" table:style-name="ce1">
            <text:p>2.795</text:p>
          </table:table-cell>
          <table:table-cell office:value-type="float" office:value="465.25" table:style-name="ce1">
            <text:p>465.25</text:p>
          </table:table-cell>
          <table:table-cell office:value-type="float" office:value="463.74666669999999" table:style-name="ce1">
            <text:p>463.7466667</text:p>
          </table:table-cell>
          <table:table-cell office:value-type="float" office:value="1.503333333" table:style-name="ce1">
            <text:p>1.503333333</text:p>
          </table:table-cell>
          <table:table-cell office:value-type="float" office:value="471.89" table:style-name="ce1">
            <text:p>471.89</text:p>
          </table:table-cell>
          <table:table-cell office:value-type="float" office:value="462.17" table:style-name="ce1">
            <text:p>462.17</text:p>
          </table:table-cell>
          <table:table-cell table:number-columns-repeated="16375"/>
        </table:table-row>
        <table:table-row table:style-name="ro1">
          <table:table-cell office:value-type="date" office:date-value="2013-08-05T00:00:00" table:style-name="ce2">
            <text:p>05-08-2013</text:p>
          </table:table-cell>
          <table:table-cell office:value-type="float" office:value="464.69" table:style-name="ce1">
            <text:p>464.69</text:p>
          </table:table-cell>
          <table:table-cell office:value-type="float" office:value="465.50333330000001" table:style-name="ce1">
            <text:p>465.5033333</text:p>
          </table:table-cell>
          <table:table-cell office:value-type="float" office:value="-0.81333333299999999" table:style-name="ce1">
            <text:p>-0.813333333</text:p>
          </table:table-cell>
          <table:table-cell office:value-type="float" office:value="469.45" table:style-name="ce1">
            <text:p>469.45</text:p>
          </table:table-cell>
          <table:table-cell office:value-type="float" office:value="466.56" table:style-name="ce1">
            <text:p>466.56</text:p>
          </table:table-cell>
          <table:table-cell office:value-type="float" office:value="2.89" table:style-name="ce1">
            <text:p>2.89</text:p>
          </table:table-cell>
          <table:table-cell office:value-type="float" office:value="470.67" table:style-name="ce1">
            <text:p>470.67</text:p>
          </table:table-cell>
          <table:table-cell office:value-type="float" office:value="462.15" table:style-name="ce1">
            <text:p>462.15</text:p>
          </table:table-cell>
          <table:table-cell table:number-columns-repeated="16375"/>
        </table:table-row>
        <table:table-row table:style-name="ro1">
          <table:table-cell office:value-type="date" office:date-value="2013-08-02T00:00:00" table:style-name="ce2">
            <text:p>02-08-2013</text:p>
          </table:table-cell>
          <table:table-cell office:value-type="float" office:value="458.01" table:style-name="ce1">
            <text:p>458.01</text:p>
          </table:table-cell>
          <table:table-cell office:value-type="float" office:value="463.5733333" table:style-name="ce1">
            <text:p>463.5733333</text:p>
          </table:table-cell>
          <table:table-cell office:value-type="float" office:value="-5.5633333330000001" table:style-name="ce1">
            <text:p>-5.563333333</text:p>
          </table:table-cell>
          <table:table-cell office:value-type="float" office:value="462.54" table:style-name="ce1">
            <text:p>462.54</text:p>
          </table:table-cell>
          <table:table-cell office:value-type="float" office:value="465.74666669999999" table:style-name="ce1">
            <text:p>465.7466667</text:p>
          </table:table-cell>
          <table:table-cell office:value-type="float" office:value="-3.2066666669999999" table:style-name="ce1">
            <text:p>-3.206666667</text:p>
          </table:table-cell>
          <table:table-cell office:value-type="float" office:value="462.85" table:style-name="ce1">
            <text:p>462.85</text:p>
          </table:table-cell>
          <table:table-cell office:value-type="float" office:value="456.66" table:style-name="ce1">
            <text:p>456.66</text:p>
          </table:table-cell>
          <table:table-cell table:number-columns-repeated="16375"/>
        </table:table-row>
        <table:table-row table:style-name="ro1">
          <table:table-cell office:value-type="date" office:date-value="2013-08-01T00:00:00" table:style-name="ce2">
            <text:p>01-08-2013</text:p>
          </table:table-cell>
          <table:table-cell office:value-type="float" office:value="455.75299999999999" table:style-name="ce1">
            <text:p>455.753</text:p>
          </table:table-cell>
          <table:table-cell office:value-type="float" office:value="459.4843333" table:style-name="ce1">
            <text:p>459.4843333</text:p>
          </table:table-cell>
          <table:table-cell office:value-type="float" office:value="-3.7313333329999998" table:style-name="ce1">
            <text:p>-3.731333333</text:p>
          </table:table-cell>
          <table:table-cell office:value-type="float" office:value="456.67599999999999" table:style-name="ce1">
            <text:p>456.676</text:p>
          </table:table-cell>
          <table:table-cell office:value-type="float" office:value="462.88866669999999" table:style-name="ce1">
            <text:p>462.8886667</text:p>
          </table:table-cell>
          <table:table-cell office:value-type="float" office:value="-6.2126666669999997" table:style-name="ce1">
            <text:p>-6.212666667</text:p>
          </table:table-cell>
          <table:table-cell office:value-type="float" office:value="456.8" table:style-name="ce1">
            <text:p>456.8</text:p>
          </table:table-cell>
          <table:table-cell office:value-type="float" office:value="453.26" table:style-name="ce1">
            <text:p>453.26</text:p>
          </table:table-cell>
          <table:table-cell table:number-columns-repeated="16375"/>
        </table:table-row>
        <table:table-row table:style-name="ro1">
          <table:table-cell office:value-type="date" office:date-value="2013-07-31T00:00:00" table:style-name="ce2">
            <text:p>31-07-2013</text:p>
          </table:table-cell>
          <table:table-cell office:value-type="float" office:value="454.99" table:style-name="ce1">
            <text:p>454.99</text:p>
          </table:table-cell>
          <table:table-cell office:value-type="float" office:value="456.25099999999998" table:style-name="ce1">
            <text:p>456.251</text:p>
          </table:table-cell>
          <table:table-cell office:value-type="float" office:value="-1.2609999999999999" table:style-name="ce1">
            <text:p>-1.261</text:p>
          </table:table-cell>
          <table:table-cell office:value-type="float" office:value="452.53" table:style-name="ce1">
            <text:p>452.53</text:p>
          </table:table-cell>
          <table:table-cell office:value-type="float" office:value="457.2486667" table:style-name="ce1">
            <text:p>457.2486667</text:p>
          </table:table-cell>
          <table:table-cell office:value-type="float" office:value="-4.7186666669999999" table:style-name="ce1">
            <text:p>-4.718666667</text:p>
          </table:table-cell>
          <table:table-cell office:value-type="float" office:value="457.34249999999997" table:style-name="ce1">
            <text:p>457.3425</text:p>
          </table:table-cell>
          <table:table-cell office:value-type="float" office:value="449.43" table:style-name="ce1">
            <text:p>449.43</text:p>
          </table:table-cell>
          <table:table-cell table:number-columns-repeated="16375"/>
        </table:table-row>
        <table:table-row table:style-name="ro1">
          <table:table-cell office:value-type="date" office:date-value="2013-07-30T00:00:00" table:style-name="ce2">
            <text:p>30-07-2013</text:p>
          </table:table-cell>
          <table:table-cell office:value-type="float" office:value="449.96" table:style-name="ce1">
            <text:p>449.96</text:p>
          </table:table-cell>
          <table:table-cell office:value-type="float" office:value="453.56766670000002" table:style-name="ce1">
            <text:p>453.5676667</text:p>
          </table:table-cell>
          <table:table-cell office:value-type="float" office:value="-3.6076666670000002" table:style-name="ce1">
            <text:p>-3.607666667</text:p>
          </table:table-cell>
          <table:table-cell office:value-type="float" office:value="453.32" table:style-name="ce1">
            <text:p>453.32</text:p>
          </table:table-cell>
          <table:table-cell office:value-type="float" office:value="454.17533329999998" table:style-name="ce1">
            <text:p>454.1753333</text:p>
          </table:table-cell>
          <table:table-cell office:value-type="float" office:value="-0.85533333300000003" table:style-name="ce1">
            <text:p>-0.855333333</text:p>
          </table:table-cell>
          <table:table-cell office:value-type="float" office:value="457.15" table:style-name="ce1">
            <text:p>457.15</text:p>
          </table:table-cell>
          <table:table-cell office:value-type="float" office:value="449.23" table:style-name="ce1">
            <text:p>449.23</text:p>
          </table:table-cell>
          <table:table-cell table:number-columns-repeated="16375"/>
        </table:table-row>
        <table:table-row table:style-name="ro1">
          <table:table-cell office:value-type="date" office:date-value="2013-07-29T00:00:00" table:style-name="ce2">
            <text:p>29-07-2013</text:p>
          </table:table-cell>
          <table:table-cell office:value-type="float" office:value="440.8" table:style-name="ce1">
            <text:p>440.8</text:p>
          </table:table-cell>
          <table:table-cell office:value-type="float" office:value="448.58333329999999" table:style-name="ce1">
            <text:p>448.5833333</text:p>
          </table:table-cell>
          <table:table-cell office:value-type="float" office:value="-7.7833333329999999" table:style-name="ce1">
            <text:p>-7.783333333</text:p>
          </table:table-cell>
          <table:table-cell office:value-type="float" office:value="447.79" table:style-name="ce1">
            <text:p>447.79</text:p>
          </table:table-cell>
          <table:table-cell office:value-type="float" office:value="451.21333329999999" table:style-name="ce1">
            <text:p>451.2133333</text:p>
          </table:table-cell>
          <table:table-cell office:value-type="float" office:value="-3.423333333" table:style-name="ce1">
            <text:p>-3.423333333</text:p>
          </table:table-cell>
          <table:table-cell office:value-type="float" office:value="449.99" table:style-name="ce1">
            <text:p>449.99</text:p>
          </table:table-cell>
          <table:table-cell office:value-type="float" office:value="440.2" table:style-name="ce1">
            <text:p>440.2</text:p>
          </table:table-cell>
          <table:table-cell table:number-columns-repeated="16375"/>
        </table:table-row>
        <table:table-row table:style-name="ro1">
          <table:table-cell office:value-type="date" office:date-value="2013-07-26T00:00:00" table:style-name="ce2">
            <text:p>26-07-2013</text:p>
          </table:table-cell>
          <table:table-cell office:value-type="float" office:value="435.3" table:style-name="ce1">
            <text:p>435.3</text:p>
          </table:table-cell>
          <table:table-cell office:value-type="float" office:value="442.02" table:style-name="ce1">
            <text:p>442.02</text:p>
          </table:table-cell>
          <table:table-cell office:value-type="float" office:value="-6.72" table:style-name="ce1">
            <text:p>-6.72</text:p>
          </table:table-cell>
          <table:table-cell office:value-type="float" office:value="440.99" table:style-name="ce1">
            <text:p>440.99</text:p>
          </table:table-cell>
          <table:table-cell office:value-type="float" office:value="447.3666667" table:style-name="ce1">
            <text:p>447.3666667</text:p>
          </table:table-cell>
          <table:table-cell office:value-type="float" office:value="-6.3766666670000003" table:style-name="ce1">
            <text:p>-6.376666667</text:p>
          </table:table-cell>
          <table:table-cell office:value-type="float" office:value="441.04" table:style-name="ce1">
            <text:p>441.04</text:p>
          </table:table-cell>
          <table:table-cell office:value-type="float" office:value="434.34" table:style-name="ce1">
            <text:p>434.34</text:p>
          </table:table-cell>
          <table:table-cell table:number-columns-repeated="16375"/>
        </table:table-row>
        <table:table-row table:style-name="ro1">
          <table:table-cell office:value-type="date" office:date-value="2013-07-25T00:00:00" table:style-name="ce2">
            <text:p>25-07-2013</text:p>
          </table:table-cell>
          <table:table-cell office:value-type="float" office:value="440.7" table:style-name="ce1">
            <text:p>440.7</text:p>
          </table:table-cell>
          <table:table-cell office:value-type="float" office:value="438.93333330000002" table:style-name="ce1">
            <text:p>438.9333333</text:p>
          </table:table-cell>
          <table:table-cell office:value-type="float" office:value="1.766666667" table:style-name="ce1">
            <text:p>1.766666667</text:p>
          </table:table-cell>
          <table:table-cell office:value-type="float" office:value="438.5" table:style-name="ce1">
            <text:p>438.5</text:p>
          </table:table-cell>
          <table:table-cell office:value-type="float" office:value="442.4266667" table:style-name="ce1">
            <text:p>442.4266667</text:p>
          </table:table-cell>
          <table:table-cell office:value-type="float" office:value="-3.9266666670000001" table:style-name="ce1">
            <text:p>-3.926666667</text:p>
          </table:table-cell>
          <table:table-cell office:value-type="float" office:value="441.4" table:style-name="ce1">
            <text:p>441.4</text:p>
          </table:table-cell>
          <table:table-cell office:value-type="float" office:value="435.81" table:style-name="ce1">
            <text:p>435.81</text:p>
          </table:table-cell>
          <table:table-cell table:number-columns-repeated="16375"/>
        </table:table-row>
        <table:table-row table:style-name="ro1">
          <table:table-cell office:value-type="date" office:date-value="2013-07-24T00:00:00" table:style-name="ce2">
            <text:p>24-07-2013</text:p>
          </table:table-cell>
          <table:table-cell office:value-type="float" office:value="438.93" table:style-name="ce1">
            <text:p>438.93</text:p>
          </table:table-cell>
          <table:table-cell office:value-type="float" office:value="438.31" table:style-name="ce1">
            <text:p>438.31</text:p>
          </table:table-cell>
          <table:table-cell office:value-type="float" office:value="0.62" table:style-name="ce1">
            <text:p>0.62</text:p>
          </table:table-cell>
          <table:table-cell office:value-type="float" office:value="440.51" table:style-name="ce1">
            <text:p>440.51</text:p>
          </table:table-cell>
          <table:table-cell office:value-type="float" office:value="440" table:style-name="ce1">
            <text:p>440</text:p>
          </table:table-cell>
          <table:table-cell office:value-type="float" office:value="0.51" table:style-name="ce1">
            <text:p>0.51</text:p>
          </table:table-cell>
          <table:table-cell office:value-type="float" office:value="444.59" table:style-name="ce1">
            <text:p>444.59</text:p>
          </table:table-cell>
          <table:table-cell office:value-type="float" office:value="435.26" table:style-name="ce1">
            <text:p>435.26</text:p>
          </table:table-cell>
          <table:table-cell table:number-columns-repeated="16375"/>
        </table:table-row>
        <table:table-row table:style-name="ro1">
          <table:table-cell office:value-type="date" office:date-value="2013-07-23T00:00:00" table:style-name="ce2">
            <text:p>23-07-2013</text:p>
          </table:table-cell>
          <table:table-cell office:value-type="float" office:value="426" table:style-name="ce1">
            <text:p>426</text:p>
          </table:table-cell>
          <table:table-cell office:value-type="float" office:value="435.21" table:style-name="ce1">
            <text:p>435.21</text:p>
          </table:table-cell>
          <table:table-cell office:value-type="float" office:value="-9.2100000000000009" table:style-name="ce1">
            <text:p>-9.21</text:p>
          </table:table-cell>
          <table:table-cell office:value-type="float" office:value="418.99" table:style-name="ce1">
            <text:p>418.99</text:p>
          </table:table-cell>
          <table:table-cell office:value-type="float" office:value="432.66666670000001" table:style-name="ce1">
            <text:p>432.6666667</text:p>
          </table:table-cell>
          <table:table-cell office:value-type="float" office:value="-13.676666669999999" table:style-name="ce1">
            <text:p>-13.67666667</text:p>
          </table:table-cell>
          <table:table-cell office:value-type="float" office:value="426.96" table:style-name="ce1">
            <text:p>426.96</text:p>
          </table:table-cell>
          <table:table-cell office:value-type="float" office:value="418.71" table:style-name="ce1">
            <text:p>418.71</text:p>
          </table:table-cell>
          <table:table-cell table:number-columns-repeated="16375"/>
        </table:table-row>
        <table:table-row table:style-name="ro1">
          <table:table-cell office:value-type="date" office:date-value="2013-07-22T00:00:00" table:style-name="ce2">
            <text:p>22-07-2013</text:p>
          </table:table-cell>
          <table:table-cell office:value-type="float" office:value="429.46" table:style-name="ce1">
            <text:p>429.46</text:p>
          </table:table-cell>
          <table:table-cell office:value-type="float" office:value="431.46333329999999" table:style-name="ce1">
            <text:p>431.4633333</text:p>
          </table:table-cell>
          <table:table-cell office:value-type="float" office:value="-2.003333333" table:style-name="ce1">
            <text:p>-2.003333333</text:p>
          </table:table-cell>
          <table:table-cell office:value-type="float" office:value="426.31" table:style-name="ce1">
            <text:p>426.31</text:p>
          </table:table-cell>
          <table:table-cell office:value-type="float" office:value="428.60333329999997" table:style-name="ce1">
            <text:p>428.6033333</text:p>
          </table:table-cell>
          <table:table-cell office:value-type="float" office:value="-2.2933333330000001" table:style-name="ce1">
            <text:p>-2.293333333</text:p>
          </table:table-cell>
          <table:table-cell office:value-type="float" office:value="429.75" table:style-name="ce1">
            <text:p>429.75</text:p>
          </table:table-cell>
          <table:table-cell office:value-type="float" office:value="425.46800000000002" table:style-name="ce1">
            <text:p>425.468</text:p>
          </table:table-cell>
          <table:table-cell table:number-columns-repeated="16375"/>
        </table:table-row>
        <table:table-row table:style-name="ro1">
          <table:table-cell office:value-type="date" office:date-value="2013-07-19T00:00:00" table:style-name="ce2">
            <text:p>19-07-2013</text:p>
          </table:table-cell>
          <table:table-cell office:value-type="float" office:value="433.1" table:style-name="ce1">
            <text:p>433.1</text:p>
          </table:table-cell>
          <table:table-cell office:value-type="float" office:value="429.52" table:style-name="ce1">
            <text:p>429.52</text:p>
          </table:table-cell>
          <table:table-cell office:value-type="float" office:value="3.58" table:style-name="ce1">
            <text:p>3.58</text:p>
          </table:table-cell>
          <table:table-cell office:value-type="float" office:value="424.95" table:style-name="ce1">
            <text:p>424.95</text:p>
          </table:table-cell>
          <table:table-cell office:value-type="float" office:value="423.41666670000001" table:style-name="ce1">
            <text:p>423.4166667</text:p>
          </table:table-cell>
          <table:table-cell office:value-type="float" office:value="1.5333333330000001" table:style-name="ce1">
            <text:p>1.533333333</text:p>
          </table:table-cell>
          <table:table-cell office:value-type="float" office:value="433.98" table:style-name="ce1">
            <text:p>433.98</text:p>
          </table:table-cell>
          <table:table-cell office:value-type="float" office:value="424.35" table:style-name="ce1">
            <text:p>424.35</text:p>
          </table:table-cell>
          <table:table-cell table:number-columns-repeated="16375"/>
        </table:table-row>
        <table:table-row table:style-name="ro1">
          <table:table-cell office:value-type="date" office:date-value="2013-07-18T00:00:00" table:style-name="ce2">
            <text:p>18-07-2013</text:p>
          </table:table-cell>
          <table:table-cell office:value-type="float" office:value="433.38" table:style-name="ce1">
            <text:p>433.38</text:p>
          </table:table-cell>
          <table:table-cell office:value-type="float" office:value="431.98" table:style-name="ce1">
            <text:p>431.98</text:p>
          </table:table-cell>
          <table:table-cell office:value-type="float" office:value="1.4" table:style-name="ce1">
            <text:p>1.4</text:p>
          </table:table-cell>
          <table:table-cell office:value-type="float" office:value="431.75799999999998" table:style-name="ce1">
            <text:p>431.758</text:p>
          </table:table-cell>
          <table:table-cell office:value-type="float" office:value="427.67266669999998" table:style-name="ce1">
            <text:p>427.6726667</text:p>
          </table:table-cell>
          <table:table-cell office:value-type="float" office:value="4.0853333330000003" table:style-name="ce1">
            <text:p>4.085333333</text:p>
          </table:table-cell>
          <table:table-cell office:value-type="float" office:value="434.87" table:style-name="ce1">
            <text:p>434.87</text:p>
          </table:table-cell>
          <table:table-cell office:value-type="float" office:value="430.61" table:style-name="ce1">
            <text:p>430.61</text:p>
          </table:table-cell>
          <table:table-cell table:number-columns-repeated="16375"/>
        </table:table-row>
        <table:table-row table:style-name="ro1">
          <table:table-cell office:value-type="date" office:date-value="2013-07-17T00:00:00" table:style-name="ce2">
            <text:p>17-07-2013</text:p>
          </table:table-cell>
          <table:table-cell office:value-type="float" office:value="429.7" table:style-name="ce1">
            <text:p>429.7</text:p>
          </table:table-cell>
          <table:table-cell office:value-type="float" office:value="432.06" table:style-name="ce1">
            <text:p>432.06</text:p>
          </table:table-cell>
          <table:table-cell office:value-type="float" office:value="-2.36" table:style-name="ce1">
            <text:p>-2.36</text:p>
          </table:table-cell>
          <table:table-cell office:value-type="float" office:value="430.31" table:style-name="ce1">
            <text:p>430.31</text:p>
          </table:table-cell>
          <table:table-cell office:value-type="float" office:value="429.00599999999997" table:style-name="ce1">
            <text:p>429.006</text:p>
          </table:table-cell>
          <table:table-cell office:value-type="float" office:value="1.304" table:style-name="ce1">
            <text:p>1.304</text:p>
          </table:table-cell>
          <table:table-cell office:value-type="float" office:value="432.22" table:style-name="ce1">
            <text:p>432.22</text:p>
          </table:table-cell>
          <table:table-cell office:value-type="float" office:value="428.22" table:style-name="ce1">
            <text:p>428.22</text:p>
          </table:table-cell>
          <table:table-cell table:number-columns-repeated="16375"/>
        </table:table-row>
        <table:table-row table:style-name="ro1">
          <table:table-cell office:value-type="date" office:date-value="2013-07-16T00:00:00" table:style-name="ce2">
            <text:p>16-07-2013</text:p>
          </table:table-cell>
          <table:table-cell office:value-type="float" office:value="426.52" table:style-name="ce1">
            <text:p>426.52</text:p>
          </table:table-cell>
          <table:table-cell office:value-type="float" office:value="429.8666667" table:style-name="ce1">
            <text:p>429.8666667</text:p>
          </table:table-cell>
          <table:table-cell office:value-type="float" office:value="-3.346666667" table:style-name="ce1">
            <text:p>-3.346666667</text:p>
          </table:table-cell>
          <table:table-cell office:value-type="float" office:value="430.19499999999999" table:style-name="ce1">
            <text:p>430.195</text:p>
          </table:table-cell>
          <table:table-cell office:value-type="float" office:value="430.75433329999998" table:style-name="ce1">
            <text:p>430.7543333</text:p>
          </table:table-cell>
          <table:table-cell office:value-type="float" office:value="-0.55933333299999999" table:style-name="ce1">
            <text:p>-0.559333333</text:p>
          </table:table-cell>
          <table:table-cell office:value-type="float" office:value="430.71" table:style-name="ce1">
            <text:p>430.71</text:p>
          </table:table-cell>
          <table:table-cell office:value-type="float" office:value="424.17" table:style-name="ce1">
            <text:p>424.17</text:p>
          </table:table-cell>
          <table:table-cell table:number-columns-repeated="16375"/>
        </table:table-row>
        <table:table-row table:style-name="ro1">
          <table:table-cell office:value-type="date" office:date-value="2013-07-15T00:00:00" table:style-name="ce2">
            <text:p>15-07-2013</text:p>
          </table:table-cell>
          <table:table-cell office:value-type="float" office:value="425.01" table:style-name="ce1">
            <text:p>425.01</text:p>
          </table:table-cell>
          <table:table-cell office:value-type="float" office:value="427.07666669999998" table:style-name="ce1">
            <text:p>427.0766667</text:p>
          </table:table-cell>
          <table:table-cell office:value-type="float" office:value="-2.0666666669999998" table:style-name="ce1">
            <text:p>-2.066666667</text:p>
          </table:table-cell>
          <table:table-cell office:value-type="float" office:value="427.44" table:style-name="ce1">
            <text:p>427.44</text:p>
          </table:table-cell>
          <table:table-cell office:value-type="float" office:value="429.315" table:style-name="ce1">
            <text:p>429.315</text:p>
          </table:table-cell>
          <table:table-cell office:value-type="float" office:value="-1.875" table:style-name="ce1">
            <text:p>-1.875</text:p>
          </table:table-cell>
          <table:table-cell office:value-type="float" office:value="431.46" table:style-name="ce1">
            <text:p>431.46</text:p>
          </table:table-cell>
          <table:table-cell office:value-type="float" office:value="424.8" table:style-name="ce1">
            <text:p>424.8</text:p>
          </table:table-cell>
          <table:table-cell table:number-columns-repeated="16375"/>
        </table:table-row>
        <table:table-row table:style-name="ro1">
          <table:table-cell office:value-type="date" office:date-value="2013-07-12T00:00:00" table:style-name="ce2">
            <text:p>12-07-2013</text:p>
          </table:table-cell>
          <table:table-cell office:value-type="float" office:value="427.65" table:style-name="ce1">
            <text:p>427.65</text:p>
          </table:table-cell>
          <table:table-cell office:value-type="float" office:value="426.39333329999999" table:style-name="ce1">
            <text:p>426.3933333</text:p>
          </table:table-cell>
          <table:table-cell office:value-type="float" office:value="1.256666667" table:style-name="ce1">
            <text:p>1.256666667</text:p>
          </table:table-cell>
          <table:table-cell office:value-type="float" office:value="426.51" table:style-name="ce1">
            <text:p>426.51</text:p>
          </table:table-cell>
          <table:table-cell office:value-type="float" office:value="428.04833330000002" table:style-name="ce1">
            <text:p>428.0483333</text:p>
          </table:table-cell>
          <table:table-cell office:value-type="float" office:value="-1.538333333" table:style-name="ce1">
            <text:p>-1.538333333</text:p>
          </table:table-cell>
          <table:table-cell office:value-type="float" office:value="429.79" table:style-name="ce1">
            <text:p>429.79</text:p>
          </table:table-cell>
          <table:table-cell office:value-type="float" office:value="423.41" table:style-name="ce1">
            <text:p>423.41</text:p>
          </table:table-cell>
          <table:table-cell table:number-columns-repeated="16375"/>
        </table:table-row>
        <table:table-row table:style-name="ro1">
          <table:table-cell office:value-type="date" office:date-value="2013-07-11T00:00:00" table:style-name="ce2">
            <text:p>11-07-2013</text:p>
          </table:table-cell>
          <table:table-cell office:value-type="float" office:value="422.95" table:style-name="ce1">
            <text:p>422.95</text:p>
          </table:table-cell>
          <table:table-cell office:value-type="float" office:value="425.2033333" table:style-name="ce1">
            <text:p>425.2033333</text:p>
          </table:table-cell>
          <table:table-cell office:value-type="float" office:value="-2.253333333" table:style-name="ce1">
            <text:p>-2.253333333</text:p>
          </table:table-cell>
          <table:table-cell office:value-type="float" office:value="427.28800000000001" table:style-name="ce1">
            <text:p>427.288</text:p>
          </table:table-cell>
          <table:table-cell office:value-type="float" office:value="427.07933329999997" table:style-name="ce1">
            <text:p>427.0793333</text:p>
          </table:table-cell>
          <table:table-cell office:value-type="float" office:value="0.208666667" table:style-name="ce1">
            <text:p>0.208666667</text:p>
          </table:table-cell>
          <table:table-cell office:value-type="float" office:value="428.25" table:style-name="ce1">
            <text:p>428.25</text:p>
          </table:table-cell>
          <table:table-cell office:value-type="float" office:value="421.17009999999999" table:style-name="ce1">
            <text:p>421.1701</text:p>
          </table:table-cell>
          <table:table-cell table:number-columns-repeated="16375"/>
        </table:table-row>
        <table:table-row table:style-name="ro1">
          <table:table-cell office:value-type="date" office:date-value="2013-07-10T00:00:00" table:style-name="ce2">
            <text:p>10-07-2013</text:p>
          </table:table-cell>
          <table:table-cell office:value-type="float" office:value="419.6" table:style-name="ce1">
            <text:p>419.6</text:p>
          </table:table-cell>
          <table:table-cell office:value-type="float" office:value="423.4" table:style-name="ce1">
            <text:p>423.4</text:p>
          </table:table-cell>
          <table:table-cell office:value-type="float" office:value="-3.8" table:style-name="ce1">
            <text:p>-3.8</text:p>
          </table:table-cell>
          <table:table-cell office:value-type="float" office:value="420.73" table:style-name="ce1">
            <text:p>420.73</text:p>
          </table:table-cell>
          <table:table-cell office:value-type="float" office:value="424.8426667" table:style-name="ce1">
            <text:p>424.8426667</text:p>
          </table:table-cell>
          <table:table-cell office:value-type="float" office:value="-4.1126666670000001" table:style-name="ce1">
            <text:p>-4.112666667</text:p>
          </table:table-cell>
          <table:table-cell office:value-type="float" office:value="424.8" table:style-name="ce1">
            <text:p>424.8</text:p>
          </table:table-cell>
          <table:table-cell office:value-type="float" office:value="418.25" table:style-name="ce1">
            <text:p>418.25</text:p>
          </table:table-cell>
          <table:table-cell table:number-columns-repeated="16375"/>
        </table:table-row>
        <table:table-row table:style-name="ro1">
          <table:table-cell office:value-type="date" office:date-value="2013-07-09T00:00:00" table:style-name="ce2">
            <text:p>09-07-2013</text:p>
          </table:table-cell>
          <table:table-cell office:value-type="float" office:value="413.6" table:style-name="ce1">
            <text:p>413.6</text:p>
          </table:table-cell>
          <table:table-cell office:value-type="float" office:value="418.71666670000002" table:style-name="ce1">
            <text:p>418.7166667</text:p>
          </table:table-cell>
          <table:table-cell office:value-type="float" office:value="-5.1166666669999996" table:style-name="ce1">
            <text:p>-5.116666667</text:p>
          </table:table-cell>
          <table:table-cell office:value-type="float" office:value="422.35" table:style-name="ce1">
            <text:p>422.35</text:p>
          </table:table-cell>
          <table:table-cell office:value-type="float" office:value="423.45600000000002" table:style-name="ce1">
            <text:p>423.456</text:p>
          </table:table-cell>
          <table:table-cell office:value-type="float" office:value="-1.1060000000000001" table:style-name="ce1">
            <text:p>-1.106</text:p>
          </table:table-cell>
          <table:table-cell office:value-type="float" office:value="423.5" table:style-name="ce1">
            <text:p>423.5</text:p>
          </table:table-cell>
          <table:table-cell office:value-type="float" office:value="410.38" table:style-name="ce1">
            <text:p>410.38</text:p>
          </table:table-cell>
          <table:table-cell table:number-columns-repeated="16375"/>
        </table:table-row>
        <table:table-row table:style-name="ro1">
          <table:table-cell office:value-type="date" office:date-value="2013-07-08T00:00:00" table:style-name="ce2">
            <text:p>08-07-2013</text:p>
          </table:table-cell>
          <table:table-cell office:value-type="float" office:value="420.11" table:style-name="ce1">
            <text:p>420.11</text:p>
          </table:table-cell>
          <table:table-cell office:value-type="float" office:value="417.77" table:style-name="ce1">
            <text:p>417.77</text:p>
          </table:table-cell>
          <table:table-cell office:value-type="float" office:value="2.34" table:style-name="ce1">
            <text:p>2.34</text:p>
          </table:table-cell>
          <table:table-cell office:value-type="float" office:value="415.05" table:style-name="ce1">
            <text:p>415.05</text:p>
          </table:table-cell>
          <table:table-cell office:value-type="float" office:value="419.37666669999999" table:style-name="ce1">
            <text:p>419.3766667</text:p>
          </table:table-cell>
          <table:table-cell office:value-type="float" office:value="-4.3266666669999996" table:style-name="ce1">
            <text:p>-4.326666667</text:p>
          </table:table-cell>
          <table:table-cell office:value-type="float" office:value="421" table:style-name="ce1">
            <text:p>421</text:p>
          </table:table-cell>
          <table:table-cell office:value-type="float" office:value="410.65" table:style-name="ce1">
            <text:p>410.65</text:p>
          </table:table-cell>
          <table:table-cell table:number-columns-repeated="16375"/>
        </table:table-row>
        <table:table-row table:style-name="ro1">
          <table:table-cell office:value-type="date" office:date-value="2013-07-05T00:00:00" table:style-name="ce2">
            <text:p>05-07-2013</text:p>
          </table:table-cell>
          <table:table-cell office:value-type="float" office:value="420.39" table:style-name="ce1">
            <text:p>420.39</text:p>
          </table:table-cell>
          <table:table-cell office:value-type="float" office:value="418.03333329999998" table:style-name="ce1">
            <text:p>418.0333333</text:p>
          </table:table-cell>
          <table:table-cell office:value-type="float" office:value="2.3566666669999998" table:style-name="ce1">
            <text:p>2.356666667</text:p>
          </table:table-cell>
          <table:table-cell office:value-type="float" office:value="417.42" table:style-name="ce1">
            <text:p>417.42</text:p>
          </table:table-cell>
          <table:table-cell office:value-type="float" office:value="418.27333329999999" table:style-name="ce1">
            <text:p>418.2733333</text:p>
          </table:table-cell>
          <table:table-cell office:value-type="float" office:value="-0.85333333300000003" table:style-name="ce1">
            <text:p>-0.853333333</text:p>
          </table:table-cell>
          <table:table-cell office:value-type="float" office:value="423.29" table:style-name="ce1">
            <text:p>423.29</text:p>
          </table:table-cell>
          <table:table-cell office:value-type="float" office:value="415.35" table:style-name="ce1">
            <text:p>415.35</text:p>
          </table:table-cell>
          <table:table-cell table:number-columns-repeated="16375"/>
        </table:table-row>
        <table:table-row table:style-name="ro1">
          <table:table-cell office:value-type="date" office:date-value="2013-07-03T00:00:00" table:style-name="ce2">
            <text:p>03-07-2013</text:p>
          </table:table-cell>
          <table:table-cell office:value-type="float" office:value="420.86" table:style-name="ce1">
            <text:p>420.86</text:p>
          </table:table-cell>
          <table:table-cell office:value-type="float" office:value="420.4533333" table:style-name="ce1">
            <text:p>420.4533333</text:p>
          </table:table-cell>
          <table:table-cell office:value-type="float" office:value="0.40666666699999998" table:style-name="ce1">
            <text:p>0.406666667</text:p>
          </table:table-cell>
          <table:table-cell office:value-type="float" office:value="420.8" table:style-name="ce1">
            <text:p>420.8</text:p>
          </table:table-cell>
          <table:table-cell office:value-type="float" office:value="417.75666669999998" table:style-name="ce1">
            <text:p>417.7566667</text:p>
          </table:table-cell>
          <table:table-cell office:value-type="float" office:value="3.0433333330000001" table:style-name="ce1">
            <text:p>3.043333333</text:p>
          </table:table-cell>
          <table:table-cell office:value-type="float" office:value="422.98" table:style-name="ce1">
            <text:p>422.98</text:p>
          </table:table-cell>
          <table:table-cell office:value-type="float" office:value="417.45" table:style-name="ce1">
            <text:p>417.45</text:p>
          </table:table-cell>
          <table:table-cell table:number-columns-repeated="16375"/>
        </table:table-row>
        <table:table-row table:style-name="ro1">
          <table:table-cell office:value-type="date" office:date-value="2013-07-02T00:00:00" table:style-name="ce2">
            <text:p>02-07-2013</text:p>
          </table:table-cell>
          <table:table-cell office:value-type="float" office:value="409.96" table:style-name="ce1">
            <text:p>409.96</text:p>
          </table:table-cell>
          <table:table-cell office:value-type="float" office:value="417.07" table:style-name="ce1">
            <text:p>417.07</text:p>
          </table:table-cell>
          <table:table-cell office:value-type="float" office:value="-7.11" table:style-name="ce1">
            <text:p>-7.11</text:p>
          </table:table-cell>
          <table:table-cell office:value-type="float" office:value="418.49" table:style-name="ce1">
            <text:p>418.49</text:p>
          </table:table-cell>
          <table:table-cell office:value-type="float" office:value="418.90333329999999" table:style-name="ce1">
            <text:p>418.9033333</text:p>
          </table:table-cell>
          <table:table-cell office:value-type="float" office:value="-0.41333333300000002" table:style-name="ce1">
            <text:p>-0.413333333</text:p>
          </table:table-cell>
          <table:table-cell office:value-type="float" office:value="421.63" table:style-name="ce1">
            <text:p>421.63</text:p>
          </table:table-cell>
          <table:table-cell office:value-type="float" office:value="409.47" table:style-name="ce1">
            <text:p>409.47</text:p>
          </table:table-cell>
          <table:table-cell table:number-columns-repeated="16375"/>
        </table:table-row>
        <table:table-row table:style-name="ro1">
          <table:table-cell office:value-type="date" office:date-value="2013-07-01T00:00:00" table:style-name="ce2">
            <text:p>01-07-2013</text:p>
          </table:table-cell>
          <table:table-cell office:value-type="float" office:value="402.69" table:style-name="ce1">
            <text:p>402.69</text:p>
          </table:table-cell>
          <table:table-cell office:value-type="float" office:value="411.17" table:style-name="ce1">
            <text:p>411.17</text:p>
          </table:table-cell>
          <table:table-cell office:value-type="float" office:value="-8.48" table:style-name="ce1">
            <text:p>-8.48</text:p>
          </table:table-cell>
          <table:table-cell office:value-type="float" office:value="409.22" table:style-name="ce1">
            <text:p>409.22</text:p>
          </table:table-cell>
          <table:table-cell office:value-type="float" office:value="416.17" table:style-name="ce1">
            <text:p>416.17</text:p>
          </table:table-cell>
          <table:table-cell office:value-type="float" office:value="-6.95" table:style-name="ce1">
            <text:p>-6.95</text:p>
          </table:table-cell>
          <table:table-cell office:value-type="float" office:value="412.27" table:style-name="ce1">
            <text:p>412.27</text:p>
          </table:table-cell>
          <table:table-cell office:value-type="float" office:value="401.22" table:style-name="ce1">
            <text:p>401.22</text:p>
          </table:table-cell>
          <table:table-cell table:number-columns-repeated="16375"/>
        </table:table-row>
        <table:table-row table:style-name="ro1">
          <table:table-cell office:value-type="date" office:date-value="2013-06-28T00:00:00" table:style-name="ce2">
            <text:p>28-06-2013</text:p>
          </table:table-cell>
          <table:table-cell office:value-type="float" office:value="391.36" table:style-name="ce1">
            <text:p>391.36</text:p>
          </table:table-cell>
          <table:table-cell office:value-type="float" office:value="401.33666670000002" table:style-name="ce1">
            <text:p>401.3366667</text:p>
          </table:table-cell>
          <table:table-cell office:value-type="float" office:value="-9.9766666669999999" table:style-name="ce1">
            <text:p>-9.976666667</text:p>
          </table:table-cell>
          <table:table-cell office:value-type="float" office:value="396.53" table:style-name="ce1">
            <text:p>396.53</text:p>
          </table:table-cell>
          <table:table-cell office:value-type="float" office:value="408.08" table:style-name="ce1">
            <text:p>408.08</text:p>
          </table:table-cell>
          <table:table-cell office:value-type="float" office:value="-11.55" table:style-name="ce1">
            <text:p>-11.55</text:p>
          </table:table-cell>
          <table:table-cell office:value-type="float" office:value="400.27" table:style-name="ce1">
            <text:p>400.27</text:p>
          </table:table-cell>
          <table:table-cell office:value-type="float" office:value="388.87" table:style-name="ce1">
            <text:p>388.87</text:p>
          </table:table-cell>
          <table:table-cell table:number-columns-repeated="16375"/>
        </table:table-row>
        <table:table-row table:style-name="ro1">
          <table:table-cell office:value-type="date" office:date-value="2013-06-27T00:00:00" table:style-name="ce2">
            <text:p>27-06-2013</text:p>
          </table:table-cell>
          <table:table-cell office:value-type="float" office:value="399.25" table:style-name="ce1">
            <text:p>399.25</text:p>
          </table:table-cell>
          <table:table-cell office:value-type="float" office:value="397.76666669999997" table:style-name="ce1">
            <text:p>397.7666667</text:p>
          </table:table-cell>
          <table:table-cell office:value-type="float" office:value="1.483333333" table:style-name="ce1">
            <text:p>1.483333333</text:p>
          </table:table-cell>
          <table:table-cell office:value-type="float" office:value="393.78" table:style-name="ce1">
            <text:p>393.78</text:p>
          </table:table-cell>
          <table:table-cell office:value-type="float" office:value="399.84333329999998" table:style-name="ce1">
            <text:p>399.8433333</text:p>
          </table:table-cell>
          <table:table-cell office:value-type="float" office:value="-6.0633333330000001" table:style-name="ce1">
            <text:p>-6.063333333</text:p>
          </table:table-cell>
          <table:table-cell office:value-type="float" office:value="401.39" table:style-name="ce1">
            <text:p>401.39</text:p>
          </table:table-cell>
          <table:table-cell office:value-type="float" office:value="393.54" table:style-name="ce1">
            <text:p>393.54</text:p>
          </table:table-cell>
          <table:table-cell table:number-columns-repeated="16375"/>
        </table:table-row>
        <table:table-row table:style-name="ro1">
          <table:table-cell office:value-type="date" office:date-value="2013-06-26T00:00:00" table:style-name="ce2">
            <text:p>26-06-2013</text:p>
          </table:table-cell>
          <table:table-cell office:value-type="float" office:value="403.9" table:style-name="ce1">
            <text:p>403.9</text:p>
          </table:table-cell>
          <table:table-cell office:value-type="float" office:value="398.17" table:style-name="ce1">
            <text:p>398.17</text:p>
          </table:table-cell>
          <table:table-cell office:value-type="float" office:value="5.73" table:style-name="ce1">
            <text:p>5.73</text:p>
          </table:table-cell>
          <table:table-cell office:value-type="float" office:value="398.07" table:style-name="ce1">
            <text:p>398.07</text:p>
          </table:table-cell>
          <table:table-cell office:value-type="float" office:value="396.12666669999999" table:style-name="ce1">
            <text:p>396.1266667</text:p>
          </table:table-cell>
          <table:table-cell office:value-type="float" office:value="1.943333333" table:style-name="ce1">
            <text:p>1.943333333</text:p>
          </table:table-cell>
          <table:table-cell office:value-type="float" office:value="404.79" table:style-name="ce1">
            <text:p>404.79</text:p>
          </table:table-cell>
          <table:table-cell office:value-type="float" office:value="395.66" table:style-name="ce1">
            <text:p>395.66</text:p>
          </table:table-cell>
          <table:table-cell table:number-columns-repeated="16375"/>
        </table:table-row>
        <table:table-row table:style-name="ro1">
          <table:table-cell office:value-type="date" office:date-value="2013-06-25T00:00:00" table:style-name="ce2">
            <text:p>25-06-2013</text:p>
          </table:table-cell>
          <table:table-cell office:value-type="float" office:value="405.7" table:style-name="ce1">
            <text:p>405.7</text:p>
          </table:table-cell>
          <table:table-cell office:value-type="float" office:value="402.95" table:style-name="ce1">
            <text:p>402.95</text:p>
          </table:table-cell>
          <table:table-cell office:value-type="float" office:value="2.75" table:style-name="ce1">
            <text:p>2.75</text:p>
          </table:table-cell>
          <table:table-cell office:value-type="float" office:value="402.63" table:style-name="ce1">
            <text:p>402.63</text:p>
          </table:table-cell>
          <table:table-cell office:value-type="float" office:value="398.16" table:style-name="ce1">
            <text:p>398.16</text:p>
          </table:table-cell>
          <table:table-cell office:value-type="float" office:value="4.47" table:style-name="ce1">
            <text:p>4.47</text:p>
          </table:table-cell>
          <table:table-cell office:value-type="float" office:value="407.79" table:style-name="ce1">
            <text:p>407.79</text:p>
          </table:table-cell>
          <table:table-cell office:value-type="float" office:value="398.83" table:style-name="ce1">
            <text:p>398.83</text:p>
          </table:table-cell>
          <table:table-cell table:number-columns-repeated="16375"/>
        </table:table-row>
        <table:table-row table:style-name="ro1">
          <table:table-cell office:value-type="date" office:date-value="2013-06-24T00:00:00" table:style-name="ce2">
            <text:p>24-06-2013</text:p>
          </table:table-cell>
          <table:table-cell office:value-type="float" office:value="407.4" table:style-name="ce1">
            <text:p>407.4</text:p>
          </table:table-cell>
          <table:table-cell office:value-type="float" office:value="405.66666670000001" table:style-name="ce1">
            <text:p>405.6666667</text:p>
          </table:table-cell>
          <table:table-cell office:value-type="float" office:value="1.733333333" table:style-name="ce1">
            <text:p>1.733333333</text:p>
          </table:table-cell>
          <table:table-cell office:value-type="float" office:value="402.54" table:style-name="ce1">
            <text:p>402.54</text:p>
          </table:table-cell>
          <table:table-cell office:value-type="float" office:value="401.08" table:style-name="ce1">
            <text:p>401.08</text:p>
          </table:table-cell>
          <table:table-cell office:value-type="float" office:value="1.46" table:style-name="ce1">
            <text:p>1.46</text:p>
          </table:table-cell>
          <table:table-cell office:value-type="float" office:value="408.66" table:style-name="ce1">
            <text:p>408.66</text:p>
          </table:table-cell>
          <table:table-cell office:value-type="float" office:value="398.05" table:style-name="ce1">
            <text:p>398.05</text:p>
          </table:table-cell>
          <table:table-cell table:number-columns-repeated="16375"/>
        </table:table-row>
        <table:table-row table:style-name="ro1">
          <table:table-cell office:value-type="date" office:date-value="2013-06-21T00:00:00" table:style-name="ce2">
            <text:p>21-06-2013</text:p>
          </table:table-cell>
          <table:table-cell office:value-type="float" office:value="418.49" table:style-name="ce1">
            <text:p>418.49</text:p>
          </table:table-cell>
          <table:table-cell office:value-type="float" office:value="410.53" table:style-name="ce1">
            <text:p>410.53</text:p>
          </table:table-cell>
          <table:table-cell office:value-type="float" office:value="7.96" table:style-name="ce1">
            <text:p>7.96</text:p>
          </table:table-cell>
          <table:table-cell office:value-type="float" office:value="413.5" table:style-name="ce1">
            <text:p>413.5</text:p>
          </table:table-cell>
          <table:table-cell office:value-type="float" office:value="406.22333329999998" table:style-name="ce1">
            <text:p>406.2233333</text:p>
          </table:table-cell>
          <table:table-cell office:value-type="float" office:value="7.2766666669999998" table:style-name="ce1">
            <text:p>7.276666667</text:p>
          </table:table-cell>
          <table:table-cell office:value-type="float" office:value="420" table:style-name="ce1">
            <text:p>420</text:p>
          </table:table-cell>
          <table:table-cell office:value-type="float" office:value="408.1001" table:style-name="ce1">
            <text:p>408.1001</text:p>
          </table:table-cell>
          <table:table-cell table:number-columns-repeated="16375"/>
        </table:table-row>
        <table:table-row table:style-name="ro1">
          <table:table-cell office:value-type="date" office:date-value="2013-06-20T00:00:00" table:style-name="ce2">
            <text:p>20-06-2013</text:p>
          </table:table-cell>
          <table:table-cell office:value-type="float" office:value="419.3" table:style-name="ce1">
            <text:p>419.3</text:p>
          </table:table-cell>
          <table:table-cell office:value-type="float" office:value="415.06333330000001" table:style-name="ce1">
            <text:p>415.0633333</text:p>
          </table:table-cell>
          <table:table-cell office:value-type="float" office:value="4.2366666669999997" table:style-name="ce1">
            <text:p>4.236666667</text:p>
          </table:table-cell>
          <table:table-cell office:value-type="float" office:value="416.83800000000002" table:style-name="ce1">
            <text:p>416.838</text:p>
          </table:table-cell>
          <table:table-cell office:value-type="float" office:value="410.95933330000003" table:style-name="ce1">
            <text:p>410.9593333</text:p>
          </table:table-cell>
          <table:table-cell office:value-type="float" office:value="5.8786666670000001" table:style-name="ce1">
            <text:p>5.878666667</text:p>
          </table:table-cell>
          <table:table-cell office:value-type="float" office:value="425.98" table:style-name="ce1">
            <text:p>425.98</text:p>
          </table:table-cell>
          <table:table-cell office:value-type="float" office:value="415.17" table:style-name="ce1">
            <text:p>415.17</text:p>
          </table:table-cell>
          <table:table-cell table:number-columns-repeated="16375"/>
        </table:table-row>
        <table:table-row table:style-name="ro1">
          <table:table-cell office:value-type="date" office:date-value="2013-06-19T00:00:00" table:style-name="ce2">
            <text:p>19-06-2013</text:p>
          </table:table-cell>
          <table:table-cell office:value-type="float" office:value="431.4" table:style-name="ce1">
            <text:p>431.4</text:p>
          </table:table-cell>
          <table:table-cell office:value-type="float" office:value="423.06333330000001" table:style-name="ce1">
            <text:p>423.0633333</text:p>
          </table:table-cell>
          <table:table-cell office:value-type="float" office:value="8.3366666669999994" table:style-name="ce1">
            <text:p>8.336666667</text:p>
          </table:table-cell>
          <table:table-cell office:value-type="float" office:value="423" table:style-name="ce1">
            <text:p>423</text:p>
          </table:table-cell>
          <table:table-cell office:value-type="float" office:value="417.77933330000002" table:style-name="ce1">
            <text:p>417.7793333</text:p>
          </table:table-cell>
          <table:table-cell office:value-type="float" office:value="5.2206666669999997" table:style-name="ce1">
            <text:p>5.220666667</text:p>
          </table:table-cell>
          <table:table-cell office:value-type="float" office:value="431.66" table:style-name="ce1">
            <text:p>431.66</text:p>
          </table:table-cell>
          <table:table-cell office:value-type="float" office:value="423" table:style-name="ce1">
            <text:p>423</text:p>
          </table:table-cell>
          <table:table-cell table:number-columns-repeated="16375"/>
        </table:table-row>
        <table:table-row table:style-name="ro1">
          <table:table-cell office:value-type="date" office:date-value="2013-06-18T00:00:00" table:style-name="ce2">
            <text:p>18-06-2013</text:p>
          </table:table-cell>
          <table:table-cell office:value-type="float" office:value="431.56" table:style-name="ce1">
            <text:p>431.56</text:p>
          </table:table-cell>
          <table:table-cell office:value-type="float" office:value="427.42" table:style-name="ce1">
            <text:p>427.42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431.77" table:style-name="ce1">
            <text:p>431.77</text:p>
          </table:table-cell>
          <table:table-cell office:value-type="float" office:value="423.86933329999999" table:style-name="ce1">
            <text:p>423.8693333</text:p>
          </table:table-cell>
          <table:table-cell office:value-type="float" office:value="7.9006666670000003" table:style-name="ce1">
            <text:p>7.900666667</text:p>
          </table:table-cell>
          <table:table-cell office:value-type="float" office:value="434.9" table:style-name="ce1">
            <text:p>434.9</text:p>
          </table:table-cell>
          <table:table-cell office:value-type="float" office:value="430.21" table:style-name="ce1">
            <text:p>430.21</text:p>
          </table:table-cell>
          <table:table-cell table:number-columns-repeated="16375"/>
        </table:table-row>
        <table:table-row table:style-name="ro1">
          <table:table-cell office:value-type="date" office:date-value="2013-06-17T00:00:00" table:style-name="ce2">
            <text:p>17-06-2013</text:p>
          </table:table-cell>
          <table:table-cell office:value-type="float" office:value="431.44" table:style-name="ce1">
            <text:p>431.44</text:p>
          </table:table-cell>
          <table:table-cell office:value-type="float" office:value="431.46666670000002" table:style-name="ce1">
            <text:p>431.4666667</text:p>
          </table:table-cell>
          <table:table-cell office:value-type="float" office:value="-2.6666667000000002E-2" table:style-name="ce1">
            <text:p>-0.026666667</text:p>
          </table:table-cell>
          <table:table-cell office:value-type="float" office:value="432" table:style-name="ce1">
            <text:p>432</text:p>
          </table:table-cell>
          <table:table-cell office:value-type="float" office:value="428.92333330000002" table:style-name="ce1">
            <text:p>428.9233333</text:p>
          </table:table-cell>
          <table:table-cell office:value-type="float" office:value="3.076666667" table:style-name="ce1">
            <text:p>3.076666667</text:p>
          </table:table-cell>
          <table:table-cell office:value-type="float" office:value="435.7" table:style-name="ce1">
            <text:p>435.7</text:p>
          </table:table-cell>
          <table:table-cell office:value-type="float" office:value="430.36149999999998" table:style-name="ce1">
            <text:p>430.3615</text:p>
          </table:table-cell>
          <table:table-cell table:number-columns-repeated="16375"/>
        </table:table-row>
        <table:table-row table:style-name="ro1">
          <table:table-cell office:value-type="date" office:date-value="2013-06-14T00:00:00" table:style-name="ce2">
            <text:p>14-06-2013</text:p>
          </table:table-cell>
          <table:table-cell office:value-type="float" office:value="435.4" table:style-name="ce1">
            <text:p>435.4</text:p>
          </table:table-cell>
          <table:table-cell office:value-type="float" office:value="432.8" table:style-name="ce1">
            <text:p>432.8</text:p>
          </table:table-cell>
          <table:table-cell office:value-type="float" office:value="2.6" table:style-name="ce1">
            <text:p>2.6</text:p>
          </table:table-cell>
          <table:table-cell office:value-type="float" office:value="430.05" table:style-name="ce1">
            <text:p>430.05</text:p>
          </table:table-cell>
          <table:table-cell office:value-type="float" office:value="431.27333329999999" table:style-name="ce1">
            <text:p>431.2733333</text:p>
          </table:table-cell>
          <table:table-cell office:value-type="float" office:value="-1.223333333" table:style-name="ce1">
            <text:p>-1.223333333</text:p>
          </table:table-cell>
          <table:table-cell office:value-type="float" office:value="436.29" table:style-name="ce1">
            <text:p>436.29</text:p>
          </table:table-cell>
          <table:table-cell office:value-type="float" office:value="428.5" table:style-name="ce1">
            <text:p>428.5</text:p>
          </table:table-cell>
          <table:table-cell table:number-columns-repeated="16375"/>
        </table:table-row>
        <table:table-row table:style-name="ro1">
          <table:table-cell office:value-type="date" office:date-value="2013-06-13T00:00:00" table:style-name="ce2">
            <text:p>13-06-2013</text:p>
          </table:table-cell>
          <table:table-cell office:value-type="float" office:value="432.5" table:style-name="ce1">
            <text:p>432.5</text:p>
          </table:table-cell>
          <table:table-cell office:value-type="float" office:value="433.11333330000002" table:style-name="ce1">
            <text:p>433.1133333</text:p>
          </table:table-cell>
          <table:table-cell office:value-type="float" office:value="-0.61333333300000004" table:style-name="ce1">
            <text:p>-0.613333333</text:p>
          </table:table-cell>
          <table:table-cell office:value-type="float" office:value="435.96499999999997" table:style-name="ce1">
            <text:p>435.965</text:p>
          </table:table-cell>
          <table:table-cell office:value-type="float" office:value="432.6716667" table:style-name="ce1">
            <text:p>432.6716667</text:p>
          </table:table-cell>
          <table:table-cell office:value-type="float" office:value="3.2933333330000001" table:style-name="ce1">
            <text:p>3.293333333</text:p>
          </table:table-cell>
          <table:table-cell office:value-type="float" office:value="437.14" table:style-name="ce1">
            <text:p>437.14</text:p>
          </table:table-cell>
          <table:table-cell office:value-type="float" office:value="428.75" table:style-name="ce1">
            <text:p>428.75</text:p>
          </table:table-cell>
          <table:table-cell table:number-columns-repeated="16375"/>
        </table:table-row>
        <table:table-row table:style-name="ro1">
          <table:table-cell office:value-type="date" office:date-value="2013-06-12T00:00:00" table:style-name="ce2">
            <text:p>12-06-2013</text:p>
          </table:table-cell>
          <table:table-cell office:value-type="float" office:value="439.5" table:style-name="ce1">
            <text:p>439.5</text:p>
          </table:table-cell>
          <table:table-cell office:value-type="float" office:value="435.8" table:style-name="ce1">
            <text:p>435.8</text:p>
          </table:table-cell>
          <table:table-cell office:value-type="float" office:value="3.7" table:style-name="ce1">
            <text:p>3.7</text:p>
          </table:table-cell>
          <table:table-cell office:value-type="float" office:value="432.19" table:style-name="ce1">
            <text:p>432.19</text:p>
          </table:table-cell>
          <table:table-cell office:value-type="float" office:value="432.73500000000001" table:style-name="ce1">
            <text:p>432.735</text:p>
          </table:table-cell>
          <table:table-cell office:value-type="float" office:value="-0.54500000000000004" table:style-name="ce1">
            <text:p>-0.545</text:p>
          </table:table-cell>
          <table:table-cell office:value-type="float" office:value="441.25" table:style-name="ce1">
            <text:p>441.25</text:p>
          </table:table-cell>
          <table:table-cell office:value-type="float" office:value="431.5" table:style-name="ce1">
            <text:p>431.5</text:p>
          </table:table-cell>
          <table:table-cell table:number-columns-repeated="16375"/>
        </table:table-row>
        <table:table-row table:style-name="ro1">
          <table:table-cell office:value-type="date" office:date-value="2013-06-11T00:00:00" table:style-name="ce2">
            <text:p>11-06-2013</text:p>
          </table:table-cell>
          <table:table-cell office:value-type="float" office:value="435.74" table:style-name="ce1">
            <text:p>435.74</text:p>
          </table:table-cell>
          <table:table-cell office:value-type="float" office:value="435.91333329999998" table:style-name="ce1">
            <text:p>435.9133333</text:p>
          </table:table-cell>
          <table:table-cell office:value-type="float" office:value="-0.17333333300000001" table:style-name="ce1">
            <text:p>-0.173333333</text:p>
          </table:table-cell>
          <table:table-cell office:value-type="float" office:value="437.6" table:style-name="ce1">
            <text:p>437.6</text:p>
          </table:table-cell>
          <table:table-cell office:value-type="float" office:value="435.25166669999999" table:style-name="ce1">
            <text:p>435.2516667</text:p>
          </table:table-cell>
          <table:table-cell office:value-type="float" office:value="2.3483333329999998" table:style-name="ce1">
            <text:p>2.348333333</text:p>
          </table:table-cell>
          <table:table-cell office:value-type="float" office:value="442.75990000000002" table:style-name="ce1">
            <text:p>442.7599</text:p>
          </table:table-cell>
          <table:table-cell office:value-type="float" office:value="433.32" table:style-name="ce1">
            <text:p>433.32</text:p>
          </table:table-cell>
          <table:table-cell table:number-columns-repeated="16375"/>
        </table:table-row>
        <table:table-row table:style-name="ro1">
          <table:table-cell office:value-type="date" office:date-value="2013-06-10T00:00:00" table:style-name="ce2">
            <text:p>10-06-2013</text:p>
          </table:table-cell>
          <table:table-cell office:value-type="float" office:value="444.73" table:style-name="ce1">
            <text:p>444.73</text:p>
          </table:table-cell>
          <table:table-cell office:value-type="float" office:value="439.99" table:style-name="ce1">
            <text:p>439.99</text:p>
          </table:table-cell>
          <table:table-cell office:value-type="float" office:value="4.74" table:style-name="ce1">
            <text:p>4.74</text:p>
          </table:table-cell>
          <table:table-cell office:value-type="float" office:value="438.89" table:style-name="ce1">
            <text:p>438.89</text:p>
          </table:table-cell>
          <table:table-cell office:value-type="float" office:value="436.22666670000001" table:style-name="ce1">
            <text:p>436.2266667</text:p>
          </table:table-cell>
          <table:table-cell office:value-type="float" office:value="2.6633333330000002" table:style-name="ce1">
            <text:p>2.663333333</text:p>
          </table:table-cell>
          <table:table-cell office:value-type="float" office:value="449.07900000000001" table:style-name="ce1">
            <text:p>449.079</text:p>
          </table:table-cell>
          <table:table-cell office:value-type="float" office:value="436.8" table:style-name="ce1">
            <text:p>436.8</text:p>
          </table:table-cell>
          <table:table-cell table:number-columns-repeated="16375"/>
        </table:table-row>
        <table:table-row table:style-name="ro1">
          <table:table-cell office:value-type="date" office:date-value="2013-06-07T00:00:00" table:style-name="ce2">
            <text:p>07-06-2013</text:p>
          </table:table-cell>
          <table:table-cell office:value-type="float" office:value="436.5" table:style-name="ce1">
            <text:p>436.5</text:p>
          </table:table-cell>
          <table:table-cell office:value-type="float" office:value="438.99" table:style-name="ce1">
            <text:p>438.99</text:p>
          </table:table-cell>
          <table:table-cell office:value-type="float" office:value="-2.4900000000000002" table:style-name="ce1">
            <text:p>-2.49</text:p>
          </table:table-cell>
          <table:table-cell office:value-type="float" office:value="441.81099999999998" table:style-name="ce1">
            <text:p>441.811</text:p>
          </table:table-cell>
          <table:table-cell office:value-type="float" office:value="439.4336667" table:style-name="ce1">
            <text:p>439.4336667</text:p>
          </table:table-cell>
          <table:table-cell office:value-type="float" office:value="2.3773333330000002" table:style-name="ce1">
            <text:p>2.377333333</text:p>
          </table:table-cell>
          <table:table-cell office:value-type="float" office:value="443.24" table:style-name="ce1">
            <text:p>443.24</text:p>
          </table:table-cell>
          <table:table-cell office:value-type="float" office:value="432.77" table:style-name="ce1">
            <text:p>432.77</text:p>
          </table:table-cell>
          <table:table-cell table:number-columns-repeated="16375"/>
        </table:table-row>
        <table:table-row table:style-name="ro1">
          <table:table-cell office:value-type="date" office:date-value="2013-06-06T00:00:00" table:style-name="ce2">
            <text:p>06-06-2013</text:p>
          </table:table-cell>
          <table:table-cell office:value-type="float" office:value="445.47" table:style-name="ce1">
            <text:p>445.47</text:p>
          </table:table-cell>
          <table:table-cell office:value-type="float" office:value="442.23333330000003" table:style-name="ce1">
            <text:p>442.2333333</text:p>
          </table:table-cell>
          <table:table-cell office:value-type="float" office:value="3.2366666670000002" table:style-name="ce1">
            <text:p>3.236666667</text:p>
          </table:table-cell>
          <table:table-cell office:value-type="float" office:value="438.46" table:style-name="ce1">
            <text:p>438.46</text:p>
          </table:table-cell>
          <table:table-cell office:value-type="float" office:value="439.72033329999999" table:style-name="ce1">
            <text:p>439.7203333</text:p>
          </table:table-cell>
          <table:table-cell office:value-type="float" office:value="-1.2603333329999999" table:style-name="ce1">
            <text:p>-1.260333333</text:p>
          </table:table-cell>
          <table:table-cell office:value-type="float" office:value="447" table:style-name="ce1">
            <text:p>447</text:p>
          </table:table-cell>
          <table:table-cell office:value-type="float" office:value="434.05" table:style-name="ce1">
            <text:p>434.05</text:p>
          </table:table-cell>
          <table:table-cell table:number-columns-repeated="16375"/>
        </table:table-row>
        <table:table-row table:style-name="ro1">
          <table:table-cell office:value-type="date" office:date-value="2013-06-05T00:00:00" table:style-name="ce2">
            <text:p>05-06-2013</text:p>
          </table:table-cell>
          <table:table-cell office:value-type="float" office:value="445.65" table:style-name="ce1">
            <text:p>445.65</text:p>
          </table:table-cell>
          <table:table-cell office:value-type="float" office:value="442.54" table:style-name="ce1">
            <text:p>442.54</text:p>
          </table:table-cell>
          <table:table-cell office:value-type="float" office:value="3.11" table:style-name="ce1">
            <text:p>3.11</text:p>
          </table:table-cell>
          <table:table-cell office:value-type="float" office:value="445.11" table:style-name="ce1">
            <text:p>445.11</text:p>
          </table:table-cell>
          <table:table-cell office:value-type="float" office:value="441.79366670000002" table:style-name="ce1">
            <text:p>441.7936667</text:p>
          </table:table-cell>
          <table:table-cell office:value-type="float" office:value="3.3163333330000002" table:style-name="ce1">
            <text:p>3.316333333</text:p>
          </table:table-cell>
          <table:table-cell office:value-type="float" office:value="450.72" table:style-name="ce1">
            <text:p>450.72</text:p>
          </table:table-cell>
          <table:table-cell office:value-type="float" office:value="443.71" table:style-name="ce1">
            <text:p>443.71</text:p>
          </table:table-cell>
          <table:table-cell table:number-columns-repeated="16375"/>
        </table:table-row>
        <table:table-row table:style-name="ro1">
          <table:table-cell office:value-type="date" office:date-value="2013-06-04T00:00:00" table:style-name="ce2">
            <text:p>04-06-2013</text:p>
          </table:table-cell>
          <table:table-cell office:value-type="float" office:value="453.22" table:style-name="ce1">
            <text:p>453.22</text:p>
          </table:table-cell>
          <table:table-cell office:value-type="float" office:value="448.11333330000002" table:style-name="ce1">
            <text:p>448.1133333</text:p>
          </table:table-cell>
          <table:table-cell office:value-type="float" office:value="5.1066666669999998" table:style-name="ce1">
            <text:p>5.106666667</text:p>
          </table:table-cell>
          <table:table-cell office:value-type="float" office:value="449.31" table:style-name="ce1">
            <text:p>449.31</text:p>
          </table:table-cell>
          <table:table-cell office:value-type="float" office:value="444.29333329999997" table:style-name="ce1">
            <text:p>444.2933333</text:p>
          </table:table-cell>
          <table:table-cell office:value-type="float" office:value="5.016666667" table:style-name="ce1">
            <text:p>5.016666667</text:p>
          </table:table-cell>
          <table:table-cell office:value-type="float" office:value="454.43" table:style-name="ce1">
            <text:p>454.43</text:p>
          </table:table-cell>
          <table:table-cell office:value-type="float" office:value="447.39" table:style-name="ce1">
            <text:p>447.39</text:p>
          </table:table-cell>
          <table:table-cell table:number-columns-repeated="16375"/>
        </table:table-row>
        <table:table-row table:style-name="ro1">
          <table:table-cell office:value-type="date" office:date-value="2013-06-03T00:00:00" table:style-name="ce2">
            <text:p>03-06-2013</text:p>
          </table:table-cell>
          <table:table-cell office:value-type="float" office:value="450.73" table:style-name="ce1">
            <text:p>450.73</text:p>
          </table:table-cell>
          <table:table-cell office:value-type="float" office:value="449.8666667" table:style-name="ce1">
            <text:p>449.8666667</text:p>
          </table:table-cell>
          <table:table-cell office:value-type="float" office:value="0.86333333300000004" table:style-name="ce1">
            <text:p>0.863333333</text:p>
          </table:table-cell>
          <table:table-cell office:value-type="float" office:value="450.72" table:style-name="ce1">
            <text:p>450.72</text:p>
          </table:table-cell>
          <table:table-cell office:value-type="float" office:value="448.38" table:style-name="ce1">
            <text:p>448.38</text:p>
          </table:table-cell>
          <table:table-cell office:value-type="float" office:value="2.34" table:style-name="ce1">
            <text:p>2.34</text:p>
          </table:table-cell>
          <table:table-cell office:value-type="float" office:value="452.36" table:style-name="ce1">
            <text:p>452.36</text:p>
          </table:table-cell>
          <table:table-cell office:value-type="float" office:value="442.48" table:style-name="ce1">
            <text:p>442.48</text:p>
          </table:table-cell>
          <table:table-cell table:number-columns-repeated="16375"/>
        </table:table-row>
        <table:table-row table:style-name="ro1">
          <table:table-cell office:value-type="date" office:date-value="2013-05-31T00:00:00" table:style-name="ce2">
            <text:p>31-05-2013</text:p>
          </table:table-cell>
          <table:table-cell office:value-type="float" office:value="452.5" table:style-name="ce1">
            <text:p>452.5</text:p>
          </table:table-cell>
          <table:table-cell office:value-type="float" office:value="452.15" table:style-name="ce1">
            <text:p>452.15</text:p>
          </table:table-cell>
          <table:table-cell office:value-type="float" office:value="0.35" table:style-name="ce1">
            <text:p>0.35</text:p>
          </table:table-cell>
          <table:table-cell office:value-type="float" office:value="449.73500000000001" table:style-name="ce1">
            <text:p>449.735</text:p>
          </table:table-cell>
          <table:table-cell office:value-type="float" office:value="449.9216667" table:style-name="ce1">
            <text:p>449.9216667</text:p>
          </table:table-cell>
          <table:table-cell office:value-type="float" office:value="-0.18666666700000001" table:style-name="ce1">
            <text:p>-0.186666667</text:p>
          </table:table-cell>
          <table:table-cell office:value-type="float" office:value="457.1" table:style-name="ce1">
            <text:p>457.1</text:p>
          </table:table-cell>
          <table:table-cell office:value-type="float" office:value="449.5" table:style-name="ce1">
            <text:p>449.5</text:p>
          </table:table-cell>
          <table:table-cell table:number-columns-repeated="16375"/>
        </table:table-row>
        <table:table-row table:style-name="ro1">
          <table:table-cell office:value-type="date" office:date-value="2013-05-30T00:00:00" table:style-name="ce2">
            <text:p>30-05-2013</text:p>
          </table:table-cell>
          <table:table-cell office:value-type="float" office:value="445.65" table:style-name="ce1">
            <text:p>445.65</text:p>
          </table:table-cell>
          <table:table-cell office:value-type="float" office:value="449.62666669999999" table:style-name="ce1">
            <text:p>449.6266667</text:p>
          </table:table-cell>
          <table:table-cell office:value-type="float" office:value="-3.9766666669999999" table:style-name="ce1">
            <text:p>-3.976666667</text:p>
          </table:table-cell>
          <table:table-cell office:value-type="float" office:value="451.58" table:style-name="ce1">
            <text:p>451.58</text:p>
          </table:table-cell>
          <table:table-cell office:value-type="float" office:value="450.67833330000002" table:style-name="ce1">
            <text:p>450.6783333</text:p>
          </table:table-cell>
          <table:table-cell office:value-type="float" office:value="0.90166666699999998" table:style-name="ce1">
            <text:p>0.901666667</text:p>
          </table:table-cell>
          <table:table-cell office:value-type="float" office:value="454.5" table:style-name="ce1">
            <text:p>454.5</text:p>
          </table:table-cell>
          <table:table-cell office:value-type="float" office:value="444.51" table:style-name="ce1">
            <text:p>444.51</text:p>
          </table:table-cell>
          <table:table-cell table:number-columns-repeated="16375"/>
        </table:table-row>
        <table:table-row table:style-name="ro1">
          <table:table-cell office:value-type="date" office:date-value="2013-05-29T00:00:00" table:style-name="ce2">
            <text:p>29-05-2013</text:p>
          </table:table-cell>
          <table:table-cell office:value-type="float" office:value="440" table:style-name="ce1">
            <text:p>440</text:p>
          </table:table-cell>
          <table:table-cell office:value-type="float" office:value="446.05" table:style-name="ce1">
            <text:p>446.05</text:p>
          </table:table-cell>
          <table:table-cell office:value-type="float" office:value="-6.05" table:style-name="ce1">
            <text:p>-6.05</text:p>
          </table:table-cell>
          <table:table-cell office:value-type="float" office:value="444.95" table:style-name="ce1">
            <text:p>444.95</text:p>
          </table:table-cell>
          <table:table-cell office:value-type="float" office:value="448.755" table:style-name="ce1">
            <text:p>448.755</text:p>
          </table:table-cell>
          <table:table-cell office:value-type="float" office:value="-3.8050000000000002" table:style-name="ce1">
            <text:p>-3.805</text:p>
          </table:table-cell>
          <table:table-cell office:value-type="float" office:value="447.5" table:style-name="ce1">
            <text:p>447.5</text:p>
          </table:table-cell>
          <table:table-cell office:value-type="float" office:value="439.4" table:style-name="ce1">
            <text:p>439.4</text:p>
          </table:table-cell>
          <table:table-cell table:number-columns-repeated="16375"/>
        </table:table-row>
        <table:table-row table:style-name="ro1">
          <table:table-cell office:value-type="date" office:date-value="2013-05-28T00:00:00" table:style-name="ce2">
            <text:p>28-05-2013</text:p>
          </table:table-cell>
          <table:table-cell office:value-type="float" office:value="449.9" table:style-name="ce1">
            <text:p>449.9</text:p>
          </table:table-cell>
          <table:table-cell office:value-type="float" office:value="445.18333330000002" table:style-name="ce1">
            <text:p>445.1833333</text:p>
          </table:table-cell>
          <table:table-cell office:value-type="float" office:value="4.7166666670000001" table:style-name="ce1">
            <text:p>4.716666667</text:p>
          </table:table-cell>
          <table:table-cell office:value-type="float" office:value="441.43900000000002" table:style-name="ce1">
            <text:p>441.439</text:p>
          </table:table-cell>
          <table:table-cell office:value-type="float" office:value="445.98966669999999" table:style-name="ce1">
            <text:p>445.9896667</text:p>
          </table:table-cell>
          <table:table-cell office:value-type="float" office:value="-4.5506666669999998" table:style-name="ce1">
            <text:p>-4.550666667</text:p>
          </table:table-cell>
          <table:table-cell office:value-type="float" office:value="451.11" table:style-name="ce1">
            <text:p>451.11</text:p>
          </table:table-cell>
          <table:table-cell office:value-type="float" office:value="440.85" table:style-name="ce1">
            <text:p>440.85</text:p>
          </table:table-cell>
          <table:table-cell table:number-columns-repeated="16375"/>
        </table:table-row>
        <table:table-row table:style-name="ro1">
          <table:table-cell office:value-type="date" office:date-value="2013-05-24T00:00:00" table:style-name="ce2">
            <text:p>24-05-2013</text:p>
          </table:table-cell>
          <table:table-cell office:value-type="float" office:value="440.85" table:style-name="ce1">
            <text:p>440.85</text:p>
          </table:table-cell>
          <table:table-cell office:value-type="float" office:value="443.58333329999999" table:style-name="ce1">
            <text:p>443.5833333</text:p>
          </table:table-cell>
          <table:table-cell office:value-type="float" office:value="-2.733333333" table:style-name="ce1">
            <text:p>-2.733333333</text:p>
          </table:table-cell>
          <table:table-cell office:value-type="float" office:value="445.15" table:style-name="ce1">
            <text:p>445.15</text:p>
          </table:table-cell>
          <table:table-cell office:value-type="float" office:value="443.84633330000003" table:style-name="ce1">
            <text:p>443.8463333</text:p>
          </table:table-cell>
          <table:table-cell office:value-type="float" office:value="1.3036666669999999" table:style-name="ce1">
            <text:p>1.303666667</text:p>
          </table:table-cell>
          <table:table-cell office:value-type="float" office:value="445.66" table:style-name="ce1">
            <text:p>445.66</text:p>
          </table:table-cell>
          <table:table-cell office:value-type="float" office:value="440.36" table:style-name="ce1">
            <text:p>440.36</text:p>
          </table:table-cell>
          <table:table-cell table:number-columns-repeated="16375"/>
        </table:table-row>
        <table:table-row table:style-name="ro1">
          <table:table-cell office:value-type="date" office:date-value="2013-05-23T00:00:00" table:style-name="ce2">
            <text:p>23-05-2013</text:p>
          </table:table-cell>
          <table:table-cell office:value-type="float" office:value="435.95" table:style-name="ce1">
            <text:p>435.95</text:p>
          </table:table-cell>
          <table:table-cell office:value-type="float" office:value="442.23333330000003" table:style-name="ce1">
            <text:p>442.2333333</text:p>
          </table:table-cell>
          <table:table-cell office:value-type="float" office:value="-6.2833333329999999" table:style-name="ce1">
            <text:p>-6.283333333</text:p>
          </table:table-cell>
          <table:table-cell office:value-type="float" office:value="442.14" table:style-name="ce1">
            <text:p>442.14</text:p>
          </table:table-cell>
          <table:table-cell office:value-type="float" office:value="442.9096667" table:style-name="ce1">
            <text:p>442.9096667</text:p>
          </table:table-cell>
          <table:table-cell office:value-type="float" office:value="-0.76966666699999997" table:style-name="ce1">
            <text:p>-0.769666667</text:p>
          </table:table-cell>
          <table:table-cell office:value-type="float" office:value="446.16" table:style-name="ce1">
            <text:p>446.16</text:p>
          </table:table-cell>
          <table:table-cell office:value-type="float" office:value="435.79" table:style-name="ce1">
            <text:p>435.79</text:p>
          </table:table-cell>
          <table:table-cell table:number-columns-repeated="16375"/>
        </table:table-row>
        <table:table-row table:style-name="ro1">
          <table:table-cell office:value-type="date" office:date-value="2013-05-22T00:00:00" table:style-name="ce2">
            <text:p>22-05-2013</text:p>
          </table:table-cell>
          <table:table-cell office:value-type="float" office:value="444.05" table:style-name="ce1">
            <text:p>444.05</text:p>
          </table:table-cell>
          <table:table-cell office:value-type="float" office:value="440.28333329999998" table:style-name="ce1">
            <text:p>440.2833333</text:p>
          </table:table-cell>
          <table:table-cell office:value-type="float" office:value="3.766666667" table:style-name="ce1">
            <text:p>3.766666667</text:p>
          </table:table-cell>
          <table:table-cell office:value-type="float" office:value="441.35399999999998" table:style-name="ce1">
            <text:p>441.354</text:p>
          </table:table-cell>
          <table:table-cell office:value-type="float" office:value="442.88133329999999" table:style-name="ce1">
            <text:p>442.8813333</text:p>
          </table:table-cell>
          <table:table-cell office:value-type="float" office:value="-1.5273333330000001" table:style-name="ce1">
            <text:p>-1.527333333</text:p>
          </table:table-cell>
          <table:table-cell office:value-type="float" office:value="448.34989999999999" table:style-name="ce1">
            <text:p>448.3499</text:p>
          </table:table-cell>
          <table:table-cell office:value-type="float" office:value="438.22" table:style-name="ce1">
            <text:p>438.22</text:p>
          </table:table-cell>
          <table:table-cell table:number-columns-repeated="16375"/>
        </table:table-row>
        <table:table-row table:style-name="ro1">
          <table:table-cell office:value-type="date" office:date-value="2013-05-21T00:00:00" table:style-name="ce2">
            <text:p>21-05-2013</text:p>
          </table:table-cell>
          <table:table-cell office:value-type="float" office:value="438.15" table:style-name="ce1">
            <text:p>438.15</text:p>
          </table:table-cell>
          <table:table-cell office:value-type="float" office:value="439.3833333" table:style-name="ce1">
            <text:p>439.3833333</text:p>
          </table:table-cell>
          <table:table-cell office:value-type="float" office:value="-1.233333333" table:style-name="ce1">
            <text:p>-1.233333333</text:p>
          </table:table-cell>
          <table:table-cell office:value-type="float" office:value="439.66" table:style-name="ce1">
            <text:p>439.66</text:p>
          </table:table-cell>
          <table:table-cell office:value-type="float" office:value="441.05133330000001" table:style-name="ce1">
            <text:p>441.0513333</text:p>
          </table:table-cell>
          <table:table-cell office:value-type="float" office:value="-1.3913333329999999" table:style-name="ce1">
            <text:p>-1.391333333</text:p>
          </table:table-cell>
          <table:table-cell office:value-type="float" office:value="445.48" table:style-name="ce1">
            <text:p>445.48</text:p>
          </table:table-cell>
          <table:table-cell office:value-type="float" office:value="434.2" table:style-name="ce1">
            <text:p>434.2</text:p>
          </table:table-cell>
          <table:table-cell table:number-columns-repeated="16375"/>
        </table:table-row>
        <table:table-row table:style-name="ro1">
          <table:table-cell office:value-type="date" office:date-value="2013-05-20T00:00:00" table:style-name="ce2">
            <text:p>20-05-2013</text:p>
          </table:table-cell>
          <table:table-cell office:value-type="float" office:value="431.91" table:style-name="ce1">
            <text:p>431.91</text:p>
          </table:table-cell>
          <table:table-cell office:value-type="float" office:value="438.03666670000001" table:style-name="ce1">
            <text:p>438.0366667</text:p>
          </table:table-cell>
          <table:table-cell office:value-type="float" office:value="-6.1266666670000003" table:style-name="ce1">
            <text:p>-6.126666667</text:p>
          </table:table-cell>
          <table:table-cell office:value-type="float" office:value="442.93" table:style-name="ce1">
            <text:p>442.93</text:p>
          </table:table-cell>
          <table:table-cell office:value-type="float" office:value="441.31466669999998" table:style-name="ce1">
            <text:p>441.3146667</text:p>
          </table:table-cell>
          <table:table-cell office:value-type="float" office:value="1.6153333329999999" table:style-name="ce1">
            <text:p>1.615333333</text:p>
          </table:table-cell>
          <table:table-cell office:value-type="float" office:value="445.8" table:style-name="ce1">
            <text:p>445.8</text:p>
          </table:table-cell>
          <table:table-cell office:value-type="float" office:value="430.1" table:style-name="ce1">
            <text:p>430.1</text:p>
          </table:table-cell>
          <table:table-cell table:number-columns-repeated="16375"/>
        </table:table-row>
        <table:table-row table:style-name="ro1">
          <table:table-cell office:value-type="date" office:date-value="2013-05-17T00:00:00" table:style-name="ce2">
            <text:p>17-05-2013</text:p>
          </table:table-cell>
          <table:table-cell office:value-type="float" office:value="439.05" table:style-name="ce1">
            <text:p>439.05</text:p>
          </table:table-cell>
          <table:table-cell office:value-type="float" office:value="436.37" table:style-name="ce1">
            <text:p>436.37</text:p>
          </table:table-cell>
          <table:table-cell office:value-type="float" office:value="2.68" table:style-name="ce1">
            <text:p>2.68</text:p>
          </table:table-cell>
          <table:table-cell office:value-type="float" office:value="433.26" table:style-name="ce1">
            <text:p>433.26</text:p>
          </table:table-cell>
          <table:table-cell office:value-type="float" office:value="438.6166667" table:style-name="ce1">
            <text:p>438.6166667</text:p>
          </table:table-cell>
          <table:table-cell office:value-type="float" office:value="-5.3566666669999998" table:style-name="ce1">
            <text:p>-5.356666667</text:p>
          </table:table-cell>
          <table:table-cell office:value-type="float" office:value="440.09" table:style-name="ce1">
            <text:p>440.09</text:p>
          </table:table-cell>
          <table:table-cell office:value-type="float" office:value="431.01" table:style-name="ce1">
            <text:p>431.01</text:p>
          </table:table-cell>
          <table:table-cell table:number-columns-repeated="16375"/>
        </table:table-row>
        <table:table-row table:style-name="ro1">
          <table:table-cell office:value-type="date" office:date-value="2013-05-16T00:00:00" table:style-name="ce2">
            <text:p>16-05-2013</text:p>
          </table:table-cell>
          <table:table-cell office:value-type="float" office:value="423.24" table:style-name="ce1">
            <text:p>423.24</text:p>
          </table:table-cell>
          <table:table-cell office:value-type="float" office:value="431.4" table:style-name="ce1">
            <text:p>431.4</text:p>
          </table:table-cell>
          <table:table-cell office:value-type="float" office:value="-8.16" table:style-name="ce1">
            <text:p>-8.16</text:p>
          </table:table-cell>
          <table:table-cell office:value-type="float" office:value="434.57799999999997" table:style-name="ce1">
            <text:p>434.578</text:p>
          </table:table-cell>
          <table:table-cell office:value-type="float" office:value="436.92266669999998" table:style-name="ce1">
            <text:p>436.9226667</text:p>
          </table:table-cell>
          <table:table-cell office:value-type="float" office:value="-2.3446666669999998" table:style-name="ce1">
            <text:p>-2.344666667</text:p>
          </table:table-cell>
          <table:table-cell office:value-type="float" office:value="437.85" table:style-name="ce1">
            <text:p>437.85</text:p>
          </table:table-cell>
          <table:table-cell office:value-type="float" office:value="418.9" table:style-name="ce1">
            <text:p>418.9</text:p>
          </table:table-cell>
          <table:table-cell table:number-columns-repeated="16375"/>
        </table:table-row>
        <table:table-row table:style-name="ro1">
          <table:table-cell office:value-type="date" office:date-value="2013-05-15T00:00:00" table:style-name="ce2">
            <text:p>15-05-2013</text:p>
          </table:table-cell>
          <table:table-cell office:value-type="float" office:value="439.16" table:style-name="ce1">
            <text:p>439.16</text:p>
          </table:table-cell>
          <table:table-cell office:value-type="float" office:value="433.81666669999998" table:style-name="ce1">
            <text:p>433.8166667</text:p>
          </table:table-cell>
          <table:table-cell office:value-type="float" office:value="5.3433333330000004" table:style-name="ce1">
            <text:p>5.343333333</text:p>
          </table:table-cell>
          <table:table-cell office:value-type="float" office:value="428.85" table:style-name="ce1">
            <text:p>428.85</text:p>
          </table:table-cell>
          <table:table-cell office:value-type="float" office:value="432.22933330000001" table:style-name="ce1">
            <text:p>432.2293333</text:p>
          </table:table-cell>
          <table:table-cell office:value-type="float" office:value="-3.3793333329999999" table:style-name="ce1">
            <text:p>-3.379333333</text:p>
          </table:table-cell>
          <table:table-cell office:value-type="float" office:value="441" table:style-name="ce1">
            <text:p>441</text:p>
          </table:table-cell>
          <table:table-cell office:value-type="float" office:value="422.36" table:style-name="ce1">
            <text:p>422.36</text:p>
          </table:table-cell>
          <table:table-cell table:number-columns-repeated="16375"/>
        </table:table-row>
        <table:table-row table:style-name="ro1">
          <table:table-cell office:value-type="date" office:date-value="2013-05-14T00:00:00" table:style-name="ce2">
            <text:p>14-05-2013</text:p>
          </table:table-cell>
          <table:table-cell office:value-type="float" office:value="453.85" table:style-name="ce1">
            <text:p>453.85</text:p>
          </table:table-cell>
          <table:table-cell office:value-type="float" office:value="438.75" table:style-name="ce1">
            <text:p>438.75</text:p>
          </table:table-cell>
          <table:table-cell office:value-type="float" office:value="15.1" table:style-name="ce1">
            <text:p>15.1</text:p>
          </table:table-cell>
          <table:table-cell office:value-type="float" office:value="443.86" table:style-name="ce1">
            <text:p>443.86</text:p>
          </table:table-cell>
          <table:table-cell office:value-type="float" office:value="435.76266670000001" table:style-name="ce1">
            <text:p>435.7626667</text:p>
          </table:table-cell>
          <table:table-cell office:value-type="float" office:value="8.0973333329999999" table:style-name="ce1">
            <text:p>8.097333333</text:p>
          </table:table-cell>
          <table:table-cell office:value-type="float" office:value="455.2" table:style-name="ce1">
            <text:p>455.2</text:p>
          </table:table-cell>
          <table:table-cell office:value-type="float" office:value="442.15" table:style-name="ce1">
            <text:p>442.15</text:p>
          </table:table-cell>
          <table:table-cell table:number-columns-repeated="16375"/>
        </table:table-row>
        <table:table-row table:style-name="ro1">
          <table:table-cell office:value-type="date" office:date-value="2013-05-13T00:00:00" table:style-name="ce2">
            <text:p>13-05-2013</text:p>
          </table:table-cell>
          <table:table-cell office:value-type="float" office:value="451.51" table:style-name="ce1">
            <text:p>451.51</text:p>
          </table:table-cell>
          <table:table-cell office:value-type="float" office:value="448.17333330000002" table:style-name="ce1">
            <text:p>448.1733333</text:p>
          </table:table-cell>
          <table:table-cell office:value-type="float" office:value="3.3366666669999998" table:style-name="ce1">
            <text:p>3.336666667</text:p>
          </table:table-cell>
          <table:table-cell office:value-type="float" office:value="454.74" table:style-name="ce1">
            <text:p>454.74</text:p>
          </table:table-cell>
          <table:table-cell office:value-type="float" office:value="442.48333330000003" table:style-name="ce1">
            <text:p>442.4833333</text:p>
          </table:table-cell>
          <table:table-cell office:value-type="float" office:value="12.25666667" table:style-name="ce1">
            <text:p>12.25666667</text:p>
          </table:table-cell>
          <table:table-cell office:value-type="float" office:value="457.9" table:style-name="ce1">
            <text:p>457.9</text:p>
          </table:table-cell>
          <table:table-cell office:value-type="float" office:value="451.5" table:style-name="ce1">
            <text:p>451.5</text:p>
          </table:table-cell>
          <table:table-cell table:number-columns-repeated="16375"/>
        </table:table-row>
        <table:table-row table:style-name="ro1">
          <table:table-cell office:value-type="date" office:date-value="2013-05-10T00:00:00" table:style-name="ce2">
            <text:p>10-05-2013</text:p>
          </table:table-cell>
          <table:table-cell office:value-type="float" office:value="457.97" table:style-name="ce1">
            <text:p>457.97</text:p>
          </table:table-cell>
          <table:table-cell office:value-type="float" office:value="454.44333330000001" table:style-name="ce1">
            <text:p>454.4433333</text:p>
          </table:table-cell>
          <table:table-cell office:value-type="float" office:value="3.5266666670000002" table:style-name="ce1">
            <text:p>3.526666667</text:p>
          </table:table-cell>
          <table:table-cell office:value-type="float" office:value="452.97" table:style-name="ce1">
            <text:p>452.97</text:p>
          </table:table-cell>
          <table:table-cell office:value-type="float" office:value="450.52333329999999" table:style-name="ce1">
            <text:p>450.5233333</text:p>
          </table:table-cell>
          <table:table-cell office:value-type="float" office:value="2.4466666670000001" table:style-name="ce1">
            <text:p>2.446666667</text:p>
          </table:table-cell>
          <table:table-cell office:value-type="float" office:value="459.71" table:style-name="ce1">
            <text:p>459.71</text:p>
          </table:table-cell>
          <table:table-cell office:value-type="float" office:value="450.48" table:style-name="ce1">
            <text:p>450.48</text:p>
          </table:table-cell>
          <table:table-cell table:number-columns-repeated="16375"/>
        </table:table-row>
        <table:table-row table:style-name="ro1">
          <table:table-cell office:value-type="date" office:date-value="2013-05-09T00:00:00" table:style-name="ce2">
            <text:p>09-05-2013</text:p>
          </table:table-cell>
          <table:table-cell office:value-type="float" office:value="459.81" table:style-name="ce1">
            <text:p>459.81</text:p>
          </table:table-cell>
          <table:table-cell office:value-type="float" office:value="456.43" table:style-name="ce1">
            <text:p>456.43</text:p>
          </table:table-cell>
          <table:table-cell office:value-type="float" office:value="3.38" table:style-name="ce1">
            <text:p>3.38</text:p>
          </table:table-cell>
          <table:table-cell office:value-type="float" office:value="456.77" table:style-name="ce1">
            <text:p>456.77</text:p>
          </table:table-cell>
          <table:table-cell office:value-type="float" office:value="454.82666669999998" table:style-name="ce1">
            <text:p>454.8266667</text:p>
          </table:table-cell>
          <table:table-cell office:value-type="float" office:value="1.943333333" table:style-name="ce1">
            <text:p>1.943333333</text:p>
          </table:table-cell>
          <table:table-cell office:value-type="float" office:value="463" table:style-name="ce1">
            <text:p>463</text:p>
          </table:table-cell>
          <table:table-cell office:value-type="float" office:value="455.58" table:style-name="ce1">
            <text:p>455.58</text:p>
          </table:table-cell>
          <table:table-cell table:number-columns-repeated="16375"/>
        </table:table-row>
        <table:table-row table:style-name="ro1">
          <table:table-cell office:value-type="date" office:date-value="2013-05-08T00:00:00" table:style-name="ce2">
            <text:p>08-05-2013</text:p>
          </table:table-cell>
          <table:table-cell office:value-type="float" office:value="459.04" table:style-name="ce1">
            <text:p>459.04</text:p>
          </table:table-cell>
          <table:table-cell office:value-type="float" office:value="458.94" table:style-name="ce1">
            <text:p>458.94</text:p>
          </table:table-cell>
          <table:table-cell office:value-type="float" office:value="0.1" table:style-name="ce1">
            <text:p>0.1</text:p>
          </table:table-cell>
          <table:table-cell office:value-type="float" office:value="463.84" table:style-name="ce1">
            <text:p>463.84</text:p>
          </table:table-cell>
          <table:table-cell office:value-type="float" office:value="457.86" table:style-name="ce1">
            <text:p>457.86</text:p>
          </table:table-cell>
          <table:table-cell office:value-type="float" office:value="5.98" table:style-name="ce1">
            <text:p>5.98</text:p>
          </table:table-cell>
          <table:table-cell office:value-type="float" office:value="465.37" table:style-name="ce1">
            <text:p>465.37</text:p>
          </table:table-cell>
          <table:table-cell office:value-type="float" office:value="455.81" table:style-name="ce1">
            <text:p>455.81</text:p>
          </table:table-cell>
          <table:table-cell table:number-columns-repeated="16375"/>
        </table:table-row>
        <table:table-row table:style-name="ro1">
          <table:table-cell office:value-type="date" office:date-value="2013-05-07T00:00:00" table:style-name="ce2">
            <text:p>07-05-2013</text:p>
          </table:table-cell>
          <table:table-cell office:value-type="float" office:value="464.97" table:style-name="ce1">
            <text:p>464.97</text:p>
          </table:table-cell>
          <table:table-cell office:value-type="float" office:value="461.27333329999999" table:style-name="ce1">
            <text:p>461.2733333</text:p>
          </table:table-cell>
          <table:table-cell office:value-type="float" office:value="3.6966666670000001" table:style-name="ce1">
            <text:p>3.696666667</text:p>
          </table:table-cell>
          <table:table-cell office:value-type="float" office:value="458.65800000000002" table:style-name="ce1">
            <text:p>458.658</text:p>
          </table:table-cell>
          <table:table-cell office:value-type="float" office:value="459.75599999999997" table:style-name="ce1">
            <text:p>459.756</text:p>
          </table:table-cell>
          <table:table-cell office:value-type="float" office:value="-1.0980000000000001" table:style-name="ce1">
            <text:p>-1.098</text:p>
          </table:table-cell>
          <table:table-cell office:value-type="float" office:value="465.75" table:style-name="ce1">
            <text:p>465.75</text:p>
          </table:table-cell>
          <table:table-cell office:value-type="float" office:value="453.7" table:style-name="ce1">
            <text:p>453.7</text:p>
          </table:table-cell>
          <table:table-cell table:number-columns-repeated="16375"/>
        </table:table-row>
        <table:table-row table:style-name="ro1">
          <table:table-cell office:value-type="date" office:date-value="2013-05-06T00:00:00" table:style-name="ce2">
            <text:p>06-05-2013</text:p>
          </table:table-cell>
          <table:table-cell office:value-type="float" office:value="455.71" table:style-name="ce1">
            <text:p>455.71</text:p>
          </table:table-cell>
          <table:table-cell office:value-type="float" office:value="459.90666670000002" table:style-name="ce1">
            <text:p>459.9066667</text:p>
          </table:table-cell>
          <table:table-cell office:value-type="float" office:value="-4.1966666669999997" table:style-name="ce1">
            <text:p>-4.196666667</text:p>
          </table:table-cell>
          <table:table-cell office:value-type="float" office:value="460.71" table:style-name="ce1">
            <text:p>460.71</text:p>
          </table:table-cell>
          <table:table-cell office:value-type="float" office:value="461.06933329999998" table:style-name="ce1">
            <text:p>461.0693333</text:p>
          </table:table-cell>
          <table:table-cell office:value-type="float" office:value="-0.35933333299999998" table:style-name="ce1">
            <text:p>-0.359333333</text:p>
          </table:table-cell>
          <table:table-cell office:value-type="float" office:value="462.2" table:style-name="ce1">
            <text:p>462.2</text:p>
          </table:table-cell>
          <table:table-cell office:value-type="float" office:value="454.31" table:style-name="ce1">
            <text:p>454.31</text:p>
          </table:table-cell>
          <table:table-cell table:number-columns-repeated="16375"/>
        </table:table-row>
        <table:table-row table:style-name="ro1">
          <table:table-cell office:value-type="date" office:date-value="2013-05-03T00:00:00" table:style-name="ce2">
            <text:p>03-05-2013</text:p>
          </table:table-cell>
          <table:table-cell office:value-type="float" office:value="451.31" table:style-name="ce1">
            <text:p>451.31</text:p>
          </table:table-cell>
          <table:table-cell office:value-type="float" office:value="457.33" table:style-name="ce1">
            <text:p>457.33</text:p>
          </table:table-cell>
          <table:table-cell office:value-type="float" office:value="-6.02" table:style-name="ce1">
            <text:p>-6.02</text:p>
          </table:table-cell>
          <table:table-cell office:value-type="float" office:value="449.98" table:style-name="ce1">
            <text:p>449.98</text:p>
          </table:table-cell>
          <table:table-cell office:value-type="float" office:value="456.44933329999998" table:style-name="ce1">
            <text:p>456.4493333</text:p>
          </table:table-cell>
          <table:table-cell office:value-type="float" office:value="-6.4693333329999998" table:style-name="ce1">
            <text:p>-6.469333333</text:p>
          </table:table-cell>
          <table:table-cell office:value-type="float" office:value="453.23" table:style-name="ce1">
            <text:p>453.23</text:p>
          </table:table-cell>
          <table:table-cell office:value-type="float" office:value="449.15" table:style-name="ce1">
            <text:p>449.15</text:p>
          </table:table-cell>
          <table:table-cell table:number-columns-repeated="16375"/>
        </table:table-row>
        <table:table-row table:style-name="ro1">
          <table:table-cell office:value-type="date" office:date-value="2013-05-02T00:00:00" table:style-name="ce2">
            <text:p>02-05-2013</text:p>
          </table:table-cell>
          <table:table-cell office:value-type="float" office:value="441.78" table:style-name="ce1">
            <text:p>441.78</text:p>
          </table:table-cell>
          <table:table-cell office:value-type="float" office:value="449.6" table:style-name="ce1">
            <text:p>449.6</text:p>
          </table:table-cell>
          <table:table-cell office:value-type="float" office:value="-7.82" table:style-name="ce1">
            <text:p>-7.82</text:p>
          </table:table-cell>
          <table:table-cell office:value-type="float" office:value="445.52" table:style-name="ce1">
            <text:p>445.52</text:p>
          </table:table-cell>
          <table:table-cell office:value-type="float" office:value="452.07" table:style-name="ce1">
            <text:p>452.07</text:p>
          </table:table-cell>
          <table:table-cell office:value-type="float" office:value="-6.55" table:style-name="ce1">
            <text:p>-6.55</text:p>
          </table:table-cell>
          <table:table-cell office:value-type="float" office:value="448.59" table:style-name="ce1">
            <text:p>448.59</text:p>
          </table:table-cell>
          <table:table-cell office:value-type="float" office:value="440.63" table:style-name="ce1">
            <text:p>440.63</text:p>
          </table:table-cell>
          <table:table-cell table:number-columns-repeated="16375"/>
        </table:table-row>
        <table:table-row table:number-rows-repeated="2"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number-rows-repeated="1048320" table:style-name="ro1">
          <table:table-cell table:number-columns-repeated="3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7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hit</meta:initial-creator>
    <dc:creator>Rohit</dc:creator>
    <meta:creation-date>2014-05-05T08:37:26Z</meta:creation-date>
    <dc:date>2014-05-05T11:27:55Z</dc:date>
  </office:meta>
</office:document-meta>
</file>